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1.8173in" svg:y="0.0394in">
            <draw:object draw:notify-on-update-of-ranges="Sheet1.A1:Sheet1.A500 Sheet1.B1:Sheet1.B5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3995">
            <text:p>3995</text:p>
          </table:table-cell>
        </table:table-row>
        <table:table-row table:style-name="ro1">
          <table:table-cell office:value-type="float" office:value="1001">
            <text:p>1001</text:p>
          </table:table-cell>
          <table:table-cell office:value-type="float" office:value="12705">
            <text:p>12705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9682">
            <text:p>9682</text:p>
          </table:table-cell>
        </table:table-row>
        <table:table-row table:style-name="ro1">
          <table:table-cell office:value-type="float" office:value="3001">
            <text:p>3001</text:p>
          </table:table-cell>
          <table:table-cell office:value-type="float" office:value="15339">
            <text:p>15339</text:p>
          </table:table-cell>
        </table:table-row>
        <table:table-row table:style-name="ro1">
          <table:table-cell office:value-type="float" office:value="4001">
            <text:p>4001</text:p>
          </table:table-cell>
          <table:table-cell office:value-type="float" office:value="31714">
            <text:p>31714</text:p>
          </table:table-cell>
        </table:table-row>
        <table:table-row table:style-name="ro1">
          <table:table-cell office:value-type="float" office:value="5001">
            <text:p>5001</text:p>
          </table:table-cell>
          <table:table-cell office:value-type="float" office:value="49614">
            <text:p>49614</text:p>
          </table:table-cell>
        </table:table-row>
        <table:table-row table:style-name="ro1">
          <table:table-cell office:value-type="float" office:value="6001">
            <text:p>6001</text:p>
          </table:table-cell>
          <table:table-cell office:value-type="float" office:value="145937">
            <text:p>145937</text:p>
          </table:table-cell>
        </table:table-row>
        <table:table-row table:style-name="ro1">
          <table:table-cell office:value-type="float" office:value="7001">
            <text:p>7001</text:p>
          </table:table-cell>
          <table:table-cell office:value-type="float" office:value="91584">
            <text:p>91584</text:p>
          </table:table-cell>
        </table:table-row>
        <table:table-row table:style-name="ro1">
          <table:table-cell office:value-type="float" office:value="8001">
            <text:p>8001</text:p>
          </table:table-cell>
          <table:table-cell office:value-type="float" office:value="132465">
            <text:p>132465</text:p>
          </table:table-cell>
        </table:table-row>
        <table:table-row table:style-name="ro1">
          <table:table-cell office:value-type="float" office:value="9001">
            <text:p>9001</text:p>
          </table:table-cell>
          <table:table-cell office:value-type="float" office:value="186691">
            <text:p>186691</text:p>
          </table:table-cell>
        </table:table-row>
        <table:table-row table:style-name="ro1">
          <table:table-cell office:value-type="float" office:value="10001">
            <text:p>10001</text:p>
          </table:table-cell>
          <table:table-cell office:value-type="float" office:value="247273">
            <text:p>247273</text:p>
          </table:table-cell>
        </table:table-row>
        <table:table-row table:style-name="ro1">
          <table:table-cell office:value-type="float" office:value="11001">
            <text:p>11001</text:p>
          </table:table-cell>
          <table:table-cell office:value-type="float" office:value="300653">
            <text:p>300653</text:p>
          </table:table-cell>
        </table:table-row>
        <table:table-row table:style-name="ro1">
          <table:table-cell office:value-type="float" office:value="12001">
            <text:p>12001</text:p>
          </table:table-cell>
          <table:table-cell office:value-type="float" office:value="299066">
            <text:p>299066</text:p>
          </table:table-cell>
        </table:table-row>
        <table:table-row table:style-name="ro1">
          <table:table-cell office:value-type="float" office:value="13001">
            <text:p>13001</text:p>
          </table:table-cell>
          <table:table-cell office:value-type="float" office:value="38553">
            <text:p>38553</text:p>
          </table:table-cell>
        </table:table-row>
        <table:table-row table:style-name="ro1">
          <table:table-cell office:value-type="float" office:value="14001">
            <text:p>14001</text:p>
          </table:table-cell>
          <table:table-cell office:value-type="float" office:value="92640">
            <text:p>92640</text:p>
          </table:table-cell>
        </table:table-row>
        <table:table-row table:style-name="ro1">
          <table:table-cell office:value-type="float" office:value="15001">
            <text:p>15001</text:p>
          </table:table-cell>
          <table:table-cell office:value-type="float" office:value="49674">
            <text:p>49674</text:p>
          </table:table-cell>
        </table:table-row>
        <table:table-row table:style-name="ro1">
          <table:table-cell office:value-type="float" office:value="16001">
            <text:p>16001</text:p>
          </table:table-cell>
          <table:table-cell office:value-type="float" office:value="54983">
            <text:p>54983</text:p>
          </table:table-cell>
        </table:table-row>
        <table:table-row table:style-name="ro1">
          <table:table-cell office:value-type="float" office:value="17001">
            <text:p>17001</text:p>
          </table:table-cell>
          <table:table-cell office:value-type="float" office:value="62449">
            <text:p>62449</text:p>
          </table:table-cell>
        </table:table-row>
        <table:table-row table:style-name="ro1">
          <table:table-cell office:value-type="float" office:value="18001">
            <text:p>18001</text:p>
          </table:table-cell>
          <table:table-cell office:value-type="float" office:value="67604">
            <text:p>67604</text:p>
          </table:table-cell>
        </table:table-row>
        <table:table-row table:style-name="ro1">
          <table:table-cell office:value-type="float" office:value="19001">
            <text:p>19001</text:p>
          </table:table-cell>
          <table:table-cell office:value-type="float" office:value="80160">
            <text:p>80160</text:p>
          </table:table-cell>
        </table:table-row>
        <table:table-row table:style-name="ro1">
          <table:table-cell office:value-type="float" office:value="20001">
            <text:p>20001</text:p>
          </table:table-cell>
          <table:table-cell office:value-type="float" office:value="85478">
            <text:p>85478</text:p>
          </table:table-cell>
        </table:table-row>
        <table:table-row table:style-name="ro1">
          <table:table-cell office:value-type="float" office:value="21001">
            <text:p>21001</text:p>
          </table:table-cell>
          <table:table-cell office:value-type="float" office:value="98630">
            <text:p>98630</text:p>
          </table:table-cell>
        </table:table-row>
        <table:table-row table:style-name="ro1">
          <table:table-cell office:value-type="float" office:value="22001">
            <text:p>22001</text:p>
          </table:table-cell>
          <table:table-cell office:value-type="float" office:value="100554">
            <text:p>100554</text:p>
          </table:table-cell>
        </table:table-row>
        <table:table-row table:style-name="ro1">
          <table:table-cell office:value-type="float" office:value="23001">
            <text:p>23001</text:p>
          </table:table-cell>
          <table:table-cell office:value-type="float" office:value="106588">
            <text:p>106588</text:p>
          </table:table-cell>
        </table:table-row>
        <table:table-row table:style-name="ro1">
          <table:table-cell office:value-type="float" office:value="24001">
            <text:p>24001</text:p>
          </table:table-cell>
          <table:table-cell office:value-type="float" office:value="116087">
            <text:p>116087</text:p>
          </table:table-cell>
        </table:table-row>
        <table:table-row table:style-name="ro1">
          <table:table-cell office:value-type="float" office:value="25001">
            <text:p>25001</text:p>
          </table:table-cell>
          <table:table-cell office:value-type="float" office:value="129536">
            <text:p>129536</text:p>
          </table:table-cell>
        </table:table-row>
        <table:table-row table:style-name="ro1">
          <table:table-cell office:value-type="float" office:value="26001">
            <text:p>26001</text:p>
          </table:table-cell>
          <table:table-cell office:value-type="float" office:value="134804">
            <text:p>134804</text:p>
          </table:table-cell>
        </table:table-row>
        <table:table-row table:style-name="ro1">
          <table:table-cell office:value-type="float" office:value="27001">
            <text:p>27001</text:p>
          </table:table-cell>
          <table:table-cell office:value-type="float" office:value="139379">
            <text:p>139379</text:p>
          </table:table-cell>
        </table:table-row>
        <table:table-row table:style-name="ro1">
          <table:table-cell office:value-type="float" office:value="28001">
            <text:p>28001</text:p>
          </table:table-cell>
          <table:table-cell office:value-type="float" office:value="159053">
            <text:p>159053</text:p>
          </table:table-cell>
        </table:table-row>
        <table:table-row table:style-name="ro1">
          <table:table-cell office:value-type="float" office:value="29001">
            <text:p>29001</text:p>
          </table:table-cell>
          <table:table-cell office:value-type="float" office:value="176285">
            <text:p>176285</text:p>
          </table:table-cell>
        </table:table-row>
        <table:table-row table:style-name="ro1">
          <table:table-cell office:value-type="float" office:value="30001">
            <text:p>30001</text:p>
          </table:table-cell>
          <table:table-cell office:value-type="float" office:value="182418">
            <text:p>182418</text:p>
          </table:table-cell>
        </table:table-row>
        <table:table-row table:style-name="ro1">
          <table:table-cell office:value-type="float" office:value="31001">
            <text:p>31001</text:p>
          </table:table-cell>
          <table:table-cell office:value-type="float" office:value="191199">
            <text:p>191199</text:p>
          </table:table-cell>
        </table:table-row>
        <table:table-row table:style-name="ro1">
          <table:table-cell office:value-type="float" office:value="32001">
            <text:p>32001</text:p>
          </table:table-cell>
          <table:table-cell office:value-type="float" office:value="193058">
            <text:p>193058</text:p>
          </table:table-cell>
        </table:table-row>
        <table:table-row table:style-name="ro1">
          <table:table-cell office:value-type="float" office:value="33001">
            <text:p>33001</text:p>
          </table:table-cell>
          <table:table-cell office:value-type="float" office:value="216358">
            <text:p>216358</text:p>
          </table:table-cell>
        </table:table-row>
        <table:table-row table:style-name="ro1">
          <table:table-cell office:value-type="float" office:value="34001">
            <text:p>34001</text:p>
          </table:table-cell>
          <table:table-cell office:value-type="float" office:value="217433">
            <text:p>217433</text:p>
          </table:table-cell>
        </table:table-row>
        <table:table-row table:style-name="ro1">
          <table:table-cell office:value-type="float" office:value="35001">
            <text:p>35001</text:p>
          </table:table-cell>
          <table:table-cell office:value-type="float" office:value="227110">
            <text:p>227110</text:p>
          </table:table-cell>
        </table:table-row>
        <table:table-row table:style-name="ro1">
          <table:table-cell office:value-type="float" office:value="36001">
            <text:p>36001</text:p>
          </table:table-cell>
          <table:table-cell office:value-type="float" office:value="249538">
            <text:p>249538</text:p>
          </table:table-cell>
        </table:table-row>
        <table:table-row table:style-name="ro1">
          <table:table-cell office:value-type="float" office:value="37001">
            <text:p>37001</text:p>
          </table:table-cell>
          <table:table-cell office:value-type="float" office:value="258619">
            <text:p>258619</text:p>
          </table:table-cell>
        </table:table-row>
        <table:table-row table:style-name="ro1">
          <table:table-cell office:value-type="float" office:value="38001">
            <text:p>38001</text:p>
          </table:table-cell>
          <table:table-cell office:value-type="float" office:value="282805">
            <text:p>282805</text:p>
          </table:table-cell>
        </table:table-row>
        <table:table-row table:style-name="ro1">
          <table:table-cell office:value-type="float" office:value="39001">
            <text:p>39001</text:p>
          </table:table-cell>
          <table:table-cell office:value-type="float" office:value="292200">
            <text:p>292200</text:p>
          </table:table-cell>
        </table:table-row>
        <table:table-row table:style-name="ro1">
          <table:table-cell office:value-type="float" office:value="40001">
            <text:p>40001</text:p>
          </table:table-cell>
          <table:table-cell office:value-type="float" office:value="312742">
            <text:p>312742</text:p>
          </table:table-cell>
        </table:table-row>
        <table:table-row table:style-name="ro1">
          <table:table-cell office:value-type="float" office:value="41001">
            <text:p>41001</text:p>
          </table:table-cell>
          <table:table-cell office:value-type="float" office:value="372742">
            <text:p>372742</text:p>
          </table:table-cell>
        </table:table-row>
        <table:table-row table:style-name="ro1">
          <table:table-cell office:value-type="float" office:value="42001">
            <text:p>42001</text:p>
          </table:table-cell>
          <table:table-cell office:value-type="float" office:value="332242">
            <text:p>332242</text:p>
          </table:table-cell>
        </table:table-row>
        <table:table-row table:style-name="ro1">
          <table:table-cell office:value-type="float" office:value="43001">
            <text:p>43001</text:p>
          </table:table-cell>
          <table:table-cell office:value-type="float" office:value="364433">
            <text:p>364433</text:p>
          </table:table-cell>
        </table:table-row>
        <table:table-row table:style-name="ro1">
          <table:table-cell office:value-type="float" office:value="44001">
            <text:p>44001</text:p>
          </table:table-cell>
          <table:table-cell office:value-type="float" office:value="352568">
            <text:p>352568</text:p>
          </table:table-cell>
        </table:table-row>
        <table:table-row table:style-name="ro1">
          <table:table-cell office:value-type="float" office:value="45001">
            <text:p>45001</text:p>
          </table:table-cell>
          <table:table-cell office:value-type="float" office:value="412824">
            <text:p>412824</text:p>
          </table:table-cell>
        </table:table-row>
        <table:table-row table:style-name="ro1">
          <table:table-cell office:value-type="float" office:value="46001">
            <text:p>46001</text:p>
          </table:table-cell>
          <table:table-cell office:value-type="float" office:value="490208">
            <text:p>490208</text:p>
          </table:table-cell>
        </table:table-row>
        <table:table-row table:style-name="ro1">
          <table:table-cell office:value-type="float" office:value="47001">
            <text:p>47001</text:p>
          </table:table-cell>
          <table:table-cell office:value-type="float" office:value="449861">
            <text:p>449861</text:p>
          </table:table-cell>
        </table:table-row>
        <table:table-row table:style-name="ro1">
          <table:table-cell office:value-type="float" office:value="48001">
            <text:p>48001</text:p>
          </table:table-cell>
          <table:table-cell office:value-type="float" office:value="484783">
            <text:p>484783</text:p>
          </table:table-cell>
        </table:table-row>
        <table:table-row table:style-name="ro1">
          <table:table-cell office:value-type="float" office:value="49001">
            <text:p>49001</text:p>
          </table:table-cell>
          <table:table-cell office:value-type="float" office:value="508168">
            <text:p>508168</text:p>
          </table:table-cell>
        </table:table-row>
        <table:table-row table:style-name="ro1">
          <table:table-cell office:value-type="float" office:value="50001">
            <text:p>50001</text:p>
          </table:table-cell>
          <table:table-cell office:value-type="float" office:value="497095">
            <text:p>497095</text:p>
          </table:table-cell>
        </table:table-row>
        <table:table-row table:style-name="ro1">
          <table:table-cell office:value-type="float" office:value="51001">
            <text:p>51001</text:p>
          </table:table-cell>
          <table:table-cell office:value-type="float" office:value="548263">
            <text:p>548263</text:p>
          </table:table-cell>
        </table:table-row>
        <table:table-row table:style-name="ro1">
          <table:table-cell office:value-type="float" office:value="52001">
            <text:p>52001</text:p>
          </table:table-cell>
          <table:table-cell office:value-type="float" office:value="552296">
            <text:p>552296</text:p>
          </table:table-cell>
        </table:table-row>
        <table:table-row table:style-name="ro1">
          <table:table-cell office:value-type="float" office:value="53001">
            <text:p>53001</text:p>
          </table:table-cell>
          <table:table-cell office:value-type="float" office:value="571222">
            <text:p>571222</text:p>
          </table:table-cell>
        </table:table-row>
        <table:table-row table:style-name="ro1">
          <table:table-cell office:value-type="float" office:value="54001">
            <text:p>54001</text:p>
          </table:table-cell>
          <table:table-cell office:value-type="float" office:value="584271">
            <text:p>584271</text:p>
          </table:table-cell>
        </table:table-row>
        <table:table-row table:style-name="ro1">
          <table:table-cell office:value-type="float" office:value="55001">
            <text:p>55001</text:p>
          </table:table-cell>
          <table:table-cell office:value-type="float" office:value="609800">
            <text:p>609800</text:p>
          </table:table-cell>
        </table:table-row>
        <table:table-row table:style-name="ro1">
          <table:table-cell office:value-type="float" office:value="56001">
            <text:p>56001</text:p>
          </table:table-cell>
          <table:table-cell office:value-type="float" office:value="648988">
            <text:p>648988</text:p>
          </table:table-cell>
        </table:table-row>
        <table:table-row table:style-name="ro1">
          <table:table-cell office:value-type="float" office:value="57001">
            <text:p>57001</text:p>
          </table:table-cell>
          <table:table-cell office:value-type="float" office:value="650410">
            <text:p>650410</text:p>
          </table:table-cell>
        </table:table-row>
        <table:table-row table:style-name="ro1">
          <table:table-cell office:value-type="float" office:value="58001">
            <text:p>58001</text:p>
          </table:table-cell>
          <table:table-cell office:value-type="float" office:value="642318">
            <text:p>642318</text:p>
          </table:table-cell>
        </table:table-row>
        <table:table-row table:style-name="ro1">
          <table:table-cell office:value-type="float" office:value="59001">
            <text:p>59001</text:p>
          </table:table-cell>
          <table:table-cell office:value-type="float" office:value="704919">
            <text:p>704919</text:p>
          </table:table-cell>
        </table:table-row>
        <table:table-row table:style-name="ro1">
          <table:table-cell office:value-type="float" office:value="60001">
            <text:p>60001</text:p>
          </table:table-cell>
          <table:table-cell office:value-type="float" office:value="693214">
            <text:p>693214</text:p>
          </table:table-cell>
        </table:table-row>
        <table:table-row table:style-name="ro1">
          <table:table-cell office:value-type="float" office:value="61001">
            <text:p>61001</text:p>
          </table:table-cell>
          <table:table-cell office:value-type="float" office:value="746072">
            <text:p>746072</text:p>
          </table:table-cell>
        </table:table-row>
        <table:table-row table:style-name="ro1">
          <table:table-cell office:value-type="float" office:value="62001">
            <text:p>62001</text:p>
          </table:table-cell>
          <table:table-cell office:value-type="float" office:value="710442">
            <text:p>710442</text:p>
          </table:table-cell>
        </table:table-row>
        <table:table-row table:style-name="ro1">
          <table:table-cell office:value-type="float" office:value="63001">
            <text:p>63001</text:p>
          </table:table-cell>
          <table:table-cell office:value-type="float" office:value="757033">
            <text:p>757033</text:p>
          </table:table-cell>
        </table:table-row>
        <table:table-row table:style-name="ro1">
          <table:table-cell office:value-type="float" office:value="64001">
            <text:p>64001</text:p>
          </table:table-cell>
          <table:table-cell office:value-type="float" office:value="786356">
            <text:p>786356</text:p>
          </table:table-cell>
        </table:table-row>
        <table:table-row table:style-name="ro1">
          <table:table-cell office:value-type="float" office:value="65001">
            <text:p>65001</text:p>
          </table:table-cell>
          <table:table-cell office:value-type="float" office:value="839417">
            <text:p>839417</text:p>
          </table:table-cell>
        </table:table-row>
        <table:table-row table:style-name="ro1">
          <table:table-cell office:value-type="float" office:value="66001">
            <text:p>66001</text:p>
          </table:table-cell>
          <table:table-cell office:value-type="float" office:value="830939">
            <text:p>830939</text:p>
          </table:table-cell>
        </table:table-row>
        <table:table-row table:style-name="ro1">
          <table:table-cell office:value-type="float" office:value="67001">
            <text:p>67001</text:p>
          </table:table-cell>
          <table:table-cell office:value-type="float" office:value="863849">
            <text:p>863849</text:p>
          </table:table-cell>
        </table:table-row>
        <table:table-row table:style-name="ro1">
          <table:table-cell office:value-type="float" office:value="68001">
            <text:p>68001</text:p>
          </table:table-cell>
          <table:table-cell office:value-type="float" office:value="850683">
            <text:p>850683</text:p>
          </table:table-cell>
        </table:table-row>
        <table:table-row table:style-name="ro1">
          <table:table-cell office:value-type="float" office:value="69001">
            <text:p>69001</text:p>
          </table:table-cell>
          <table:table-cell office:value-type="float" office:value="879473">
            <text:p>879473</text:p>
          </table:table-cell>
        </table:table-row>
        <table:table-row table:style-name="ro1">
          <table:table-cell office:value-type="float" office:value="70001">
            <text:p>70001</text:p>
          </table:table-cell>
          <table:table-cell office:value-type="float" office:value="911848">
            <text:p>911848</text:p>
          </table:table-cell>
        </table:table-row>
        <table:table-row table:style-name="ro1">
          <table:table-cell office:value-type="float" office:value="71001">
            <text:p>71001</text:p>
          </table:table-cell>
          <table:table-cell office:value-type="float" office:value="934459">
            <text:p>934459</text:p>
          </table:table-cell>
        </table:table-row>
        <table:table-row table:style-name="ro1">
          <table:table-cell office:value-type="float" office:value="72001">
            <text:p>72001</text:p>
          </table:table-cell>
          <table:table-cell office:value-type="float" office:value="979222">
            <text:p>979222</text:p>
          </table:table-cell>
        </table:table-row>
        <table:table-row table:style-name="ro1">
          <table:table-cell office:value-type="float" office:value="73001">
            <text:p>73001</text:p>
          </table:table-cell>
          <table:table-cell office:value-type="float" office:value="1135171">
            <text:p>1135171</text:p>
          </table:table-cell>
        </table:table-row>
        <table:table-row table:style-name="ro1">
          <table:table-cell office:value-type="float" office:value="74001">
            <text:p>74001</text:p>
          </table:table-cell>
          <table:table-cell office:value-type="float" office:value="1004164">
            <text:p>1004164</text:p>
          </table:table-cell>
        </table:table-row>
        <table:table-row table:style-name="ro1">
          <table:table-cell office:value-type="float" office:value="75001">
            <text:p>75001</text:p>
          </table:table-cell>
          <table:table-cell office:value-type="float" office:value="1052183">
            <text:p>1052183</text:p>
          </table:table-cell>
        </table:table-row>
        <table:table-row table:style-name="ro1">
          <table:table-cell office:value-type="float" office:value="76001">
            <text:p>76001</text:p>
          </table:table-cell>
          <table:table-cell office:value-type="float" office:value="1060641">
            <text:p>1060641</text:p>
          </table:table-cell>
        </table:table-row>
        <table:table-row table:style-name="ro1">
          <table:table-cell office:value-type="float" office:value="77001">
            <text:p>77001</text:p>
          </table:table-cell>
          <table:table-cell office:value-type="float" office:value="1066745">
            <text:p>1066745</text:p>
          </table:table-cell>
        </table:table-row>
        <table:table-row table:style-name="ro1">
          <table:table-cell office:value-type="float" office:value="78001">
            <text:p>78001</text:p>
          </table:table-cell>
          <table:table-cell office:value-type="float" office:value="1136579">
            <text:p>1136579</text:p>
          </table:table-cell>
        </table:table-row>
        <table:table-row table:style-name="ro1">
          <table:table-cell office:value-type="float" office:value="79001">
            <text:p>79001</text:p>
          </table:table-cell>
          <table:table-cell office:value-type="float" office:value="1164153">
            <text:p>1164153</text:p>
          </table:table-cell>
        </table:table-row>
        <table:table-row table:style-name="ro1">
          <table:table-cell office:value-type="float" office:value="80001">
            <text:p>80001</text:p>
          </table:table-cell>
          <table:table-cell office:value-type="float" office:value="1367625">
            <text:p>1367625</text:p>
          </table:table-cell>
        </table:table-row>
        <table:table-row table:style-name="ro1">
          <table:table-cell office:value-type="float" office:value="81001">
            <text:p>81001</text:p>
          </table:table-cell>
          <table:table-cell office:value-type="float" office:value="1167144">
            <text:p>1167144</text:p>
          </table:table-cell>
        </table:table-row>
        <table:table-row table:style-name="ro1">
          <table:table-cell office:value-type="float" office:value="82001">
            <text:p>82001</text:p>
          </table:table-cell>
          <table:table-cell office:value-type="float" office:value="1263069">
            <text:p>1263069</text:p>
          </table:table-cell>
        </table:table-row>
        <table:table-row table:style-name="ro1">
          <table:table-cell office:value-type="float" office:value="83001">
            <text:p>83001</text:p>
          </table:table-cell>
          <table:table-cell office:value-type="float" office:value="1240393">
            <text:p>1240393</text:p>
          </table:table-cell>
        </table:table-row>
        <table:table-row table:style-name="ro1">
          <table:table-cell office:value-type="float" office:value="84001">
            <text:p>84001</text:p>
          </table:table-cell>
          <table:table-cell office:value-type="float" office:value="1303988">
            <text:p>1303988</text:p>
          </table:table-cell>
        </table:table-row>
        <table:table-row table:style-name="ro1">
          <table:table-cell office:value-type="float" office:value="85001">
            <text:p>85001</text:p>
          </table:table-cell>
          <table:table-cell office:value-type="float" office:value="1305547">
            <text:p>1305547</text:p>
          </table:table-cell>
        </table:table-row>
        <table:table-row table:style-name="ro1">
          <table:table-cell office:value-type="float" office:value="86001">
            <text:p>86001</text:p>
          </table:table-cell>
          <table:table-cell office:value-type="float" office:value="1339237">
            <text:p>1339237</text:p>
          </table:table-cell>
        </table:table-row>
        <table:table-row table:style-name="ro1">
          <table:table-cell office:value-type="float" office:value="87001">
            <text:p>87001</text:p>
          </table:table-cell>
          <table:table-cell office:value-type="float" office:value="1378285">
            <text:p>1378285</text:p>
          </table:table-cell>
        </table:table-row>
        <table:table-row table:style-name="ro1">
          <table:table-cell office:value-type="float" office:value="88001">
            <text:p>88001</text:p>
          </table:table-cell>
          <table:table-cell office:value-type="float" office:value="1430400">
            <text:p>1430400</text:p>
          </table:table-cell>
        </table:table-row>
        <table:table-row table:style-name="ro1">
          <table:table-cell office:value-type="float" office:value="89001">
            <text:p>89001</text:p>
          </table:table-cell>
          <table:table-cell office:value-type="float" office:value="1409496">
            <text:p>1409496</text:p>
          </table:table-cell>
        </table:table-row>
        <table:table-row table:style-name="ro1">
          <table:table-cell office:value-type="float" office:value="90001">
            <text:p>90001</text:p>
          </table:table-cell>
          <table:table-cell office:value-type="float" office:value="1461914">
            <text:p>1461914</text:p>
          </table:table-cell>
        </table:table-row>
        <table:table-row table:style-name="ro1">
          <table:table-cell office:value-type="float" office:value="91001">
            <text:p>91001</text:p>
          </table:table-cell>
          <table:table-cell office:value-type="float" office:value="1489653">
            <text:p>1489653</text:p>
          </table:table-cell>
        </table:table-row>
        <table:table-row table:style-name="ro1">
          <table:table-cell office:value-type="float" office:value="92001">
            <text:p>92001</text:p>
          </table:table-cell>
          <table:table-cell office:value-type="float" office:value="1535328">
            <text:p>1535328</text:p>
          </table:table-cell>
        </table:table-row>
        <table:table-row table:style-name="ro1">
          <table:table-cell office:value-type="float" office:value="93001">
            <text:p>93001</text:p>
          </table:table-cell>
          <table:table-cell office:value-type="float" office:value="1601335">
            <text:p>1601335</text:p>
          </table:table-cell>
        </table:table-row>
        <table:table-row table:style-name="ro1">
          <table:table-cell office:value-type="float" office:value="94001">
            <text:p>94001</text:p>
          </table:table-cell>
          <table:table-cell office:value-type="float" office:value="1690825">
            <text:p>1690825</text:p>
          </table:table-cell>
        </table:table-row>
        <table:table-row table:style-name="ro1">
          <table:table-cell office:value-type="float" office:value="95001">
            <text:p>95001</text:p>
          </table:table-cell>
          <table:table-cell office:value-type="float" office:value="1689993">
            <text:p>1689993</text:p>
          </table:table-cell>
        </table:table-row>
        <table:table-row table:style-name="ro1">
          <table:table-cell office:value-type="float" office:value="96001">
            <text:p>96001</text:p>
          </table:table-cell>
          <table:table-cell office:value-type="float" office:value="1705134">
            <text:p>1705134</text:p>
          </table:table-cell>
        </table:table-row>
        <table:table-row table:style-name="ro1">
          <table:table-cell office:value-type="float" office:value="97001">
            <text:p>97001</text:p>
          </table:table-cell>
          <table:table-cell office:value-type="float" office:value="1667169">
            <text:p>1667169</text:p>
          </table:table-cell>
        </table:table-row>
        <table:table-row table:style-name="ro1">
          <table:table-cell office:value-type="float" office:value="98001">
            <text:p>98001</text:p>
          </table:table-cell>
          <table:table-cell office:value-type="float" office:value="1703806">
            <text:p>1703806</text:p>
          </table:table-cell>
        </table:table-row>
        <table:table-row table:style-name="ro1">
          <table:table-cell office:value-type="float" office:value="99001">
            <text:p>99001</text:p>
          </table:table-cell>
          <table:table-cell office:value-type="float" office:value="1813545">
            <text:p>1813545</text:p>
          </table:table-cell>
        </table:table-row>
        <table:table-row table:style-name="ro1">
          <table:table-cell office:value-type="float" office:value="100001">
            <text:p>100001</text:p>
          </table:table-cell>
          <table:table-cell office:value-type="float" office:value="1889523">
            <text:p>1889523</text:p>
          </table:table-cell>
        </table:table-row>
        <table:table-row table:style-name="ro1">
          <table:table-cell office:value-type="float" office:value="101001">
            <text:p>101001</text:p>
          </table:table-cell>
          <table:table-cell office:value-type="float" office:value="2020209">
            <text:p>2020209</text:p>
          </table:table-cell>
        </table:table-row>
        <table:table-row table:style-name="ro1">
          <table:table-cell office:value-type="float" office:value="102001">
            <text:p>102001</text:p>
          </table:table-cell>
          <table:table-cell office:value-type="float" office:value="2064280">
            <text:p>2064280</text:p>
          </table:table-cell>
        </table:table-row>
        <table:table-row table:style-name="ro1">
          <table:table-cell office:value-type="float" office:value="103001">
            <text:p>103001</text:p>
          </table:table-cell>
          <table:table-cell office:value-type="float" office:value="1918631">
            <text:p>1918631</text:p>
          </table:table-cell>
        </table:table-row>
        <table:table-row table:style-name="ro1">
          <table:table-cell office:value-type="float" office:value="104001">
            <text:p>104001</text:p>
          </table:table-cell>
          <table:table-cell office:value-type="float" office:value="1967294">
            <text:p>1967294</text:p>
          </table:table-cell>
        </table:table-row>
        <table:table-row table:style-name="ro1">
          <table:table-cell office:value-type="float" office:value="105001">
            <text:p>105001</text:p>
          </table:table-cell>
          <table:table-cell office:value-type="float" office:value="1984570">
            <text:p>1984570</text:p>
          </table:table-cell>
        </table:table-row>
        <table:table-row table:style-name="ro1">
          <table:table-cell office:value-type="float" office:value="106001">
            <text:p>106001</text:p>
          </table:table-cell>
          <table:table-cell office:value-type="float" office:value="2061232">
            <text:p>2061232</text:p>
          </table:table-cell>
        </table:table-row>
        <table:table-row table:style-name="ro1">
          <table:table-cell office:value-type="float" office:value="107001">
            <text:p>107001</text:p>
          </table:table-cell>
          <table:table-cell office:value-type="float" office:value="2103139">
            <text:p>2103139</text:p>
          </table:table-cell>
        </table:table-row>
        <table:table-row table:style-name="ro1">
          <table:table-cell office:value-type="float" office:value="108001">
            <text:p>108001</text:p>
          </table:table-cell>
          <table:table-cell office:value-type="float" office:value="2149618">
            <text:p>2149618</text:p>
          </table:table-cell>
        </table:table-row>
        <table:table-row table:style-name="ro1">
          <table:table-cell office:value-type="float" office:value="109001">
            <text:p>109001</text:p>
          </table:table-cell>
          <table:table-cell office:value-type="float" office:value="2161807">
            <text:p>2161807</text:p>
          </table:table-cell>
        </table:table-row>
        <table:table-row table:style-name="ro1">
          <table:table-cell office:value-type="float" office:value="110001">
            <text:p>110001</text:p>
          </table:table-cell>
          <table:table-cell office:value-type="float" office:value="2208201">
            <text:p>2208201</text:p>
          </table:table-cell>
        </table:table-row>
        <table:table-row table:style-name="ro1">
          <table:table-cell office:value-type="float" office:value="111001">
            <text:p>111001</text:p>
          </table:table-cell>
          <table:table-cell office:value-type="float" office:value="2257653">
            <text:p>2257653</text:p>
          </table:table-cell>
        </table:table-row>
        <table:table-row table:style-name="ro1">
          <table:table-cell office:value-type="float" office:value="112001">
            <text:p>112001</text:p>
          </table:table-cell>
          <table:table-cell office:value-type="float" office:value="2295032">
            <text:p>2295032</text:p>
          </table:table-cell>
        </table:table-row>
        <table:table-row table:style-name="ro1">
          <table:table-cell office:value-type="float" office:value="113001">
            <text:p>113001</text:p>
          </table:table-cell>
          <table:table-cell office:value-type="float" office:value="2316613">
            <text:p>2316613</text:p>
          </table:table-cell>
        </table:table-row>
        <table:table-row table:style-name="ro1">
          <table:table-cell office:value-type="float" office:value="114001">
            <text:p>114001</text:p>
          </table:table-cell>
          <table:table-cell office:value-type="float" office:value="2417050">
            <text:p>2417050</text:p>
          </table:table-cell>
        </table:table-row>
        <table:table-row table:style-name="ro1">
          <table:table-cell office:value-type="float" office:value="115001">
            <text:p>115001</text:p>
          </table:table-cell>
          <table:table-cell office:value-type="float" office:value="2386008">
            <text:p>2386008</text:p>
          </table:table-cell>
        </table:table-row>
        <table:table-row table:style-name="ro1">
          <table:table-cell office:value-type="float" office:value="116001">
            <text:p>116001</text:p>
          </table:table-cell>
          <table:table-cell office:value-type="float" office:value="2531624">
            <text:p>2531624</text:p>
          </table:table-cell>
        </table:table-row>
        <table:table-row table:style-name="ro1">
          <table:table-cell office:value-type="float" office:value="117001">
            <text:p>117001</text:p>
          </table:table-cell>
          <table:table-cell office:value-type="float" office:value="2434880">
            <text:p>2434880</text:p>
          </table:table-cell>
        </table:table-row>
        <table:table-row table:style-name="ro1">
          <table:table-cell office:value-type="float" office:value="118001">
            <text:p>118001</text:p>
          </table:table-cell>
          <table:table-cell office:value-type="float" office:value="2505480">
            <text:p>2505480</text:p>
          </table:table-cell>
        </table:table-row>
        <table:table-row table:style-name="ro1">
          <table:table-cell office:value-type="float" office:value="119001">
            <text:p>119001</text:p>
          </table:table-cell>
          <table:table-cell office:value-type="float" office:value="2612973">
            <text:p>2612973</text:p>
          </table:table-cell>
        </table:table-row>
        <table:table-row table:style-name="ro1">
          <table:table-cell office:value-type="float" office:value="120001">
            <text:p>120001</text:p>
          </table:table-cell>
          <table:table-cell office:value-type="float" office:value="2654796">
            <text:p>2654796</text:p>
          </table:table-cell>
        </table:table-row>
        <table:table-row table:style-name="ro1">
          <table:table-cell office:value-type="float" office:value="121001">
            <text:p>121001</text:p>
          </table:table-cell>
          <table:table-cell office:value-type="float" office:value="2649527">
            <text:p>2649527</text:p>
          </table:table-cell>
        </table:table-row>
        <table:table-row table:style-name="ro1">
          <table:table-cell office:value-type="float" office:value="122001">
            <text:p>122001</text:p>
          </table:table-cell>
          <table:table-cell office:value-type="float" office:value="2677275">
            <text:p>2677275</text:p>
          </table:table-cell>
        </table:table-row>
        <table:table-row table:style-name="ro1">
          <table:table-cell office:value-type="float" office:value="123001">
            <text:p>123001</text:p>
          </table:table-cell>
          <table:table-cell office:value-type="float" office:value="2783472">
            <text:p>2783472</text:p>
          </table:table-cell>
        </table:table-row>
        <table:table-row table:style-name="ro1">
          <table:table-cell office:value-type="float" office:value="124001">
            <text:p>124001</text:p>
          </table:table-cell>
          <table:table-cell office:value-type="float" office:value="2780962">
            <text:p>2780962</text:p>
          </table:table-cell>
        </table:table-row>
        <table:table-row table:style-name="ro1">
          <table:table-cell office:value-type="float" office:value="125001">
            <text:p>125001</text:p>
          </table:table-cell>
          <table:table-cell office:value-type="float" office:value="2797758">
            <text:p>2797758</text:p>
          </table:table-cell>
        </table:table-row>
        <table:table-row table:style-name="ro1">
          <table:table-cell office:value-type="float" office:value="126001">
            <text:p>126001</text:p>
          </table:table-cell>
          <table:table-cell office:value-type="float" office:value="2849618">
            <text:p>2849618</text:p>
          </table:table-cell>
        </table:table-row>
        <table:table-row table:style-name="ro1">
          <table:table-cell office:value-type="float" office:value="127001">
            <text:p>127001</text:p>
          </table:table-cell>
          <table:table-cell office:value-type="float" office:value="2873144">
            <text:p>2873144</text:p>
          </table:table-cell>
        </table:table-row>
        <table:table-row table:style-name="ro1">
          <table:table-cell office:value-type="float" office:value="128001">
            <text:p>128001</text:p>
          </table:table-cell>
          <table:table-cell office:value-type="float" office:value="3066823">
            <text:p>3066823</text:p>
          </table:table-cell>
        </table:table-row>
        <table:table-row table:style-name="ro1">
          <table:table-cell office:value-type="float" office:value="129001">
            <text:p>129001</text:p>
          </table:table-cell>
          <table:table-cell office:value-type="float" office:value="3178764">
            <text:p>3178764</text:p>
          </table:table-cell>
        </table:table-row>
        <table:table-row table:style-name="ro1">
          <table:table-cell office:value-type="float" office:value="130001">
            <text:p>130001</text:p>
          </table:table-cell>
          <table:table-cell office:value-type="float" office:value="3173632">
            <text:p>3173632</text:p>
          </table:table-cell>
        </table:table-row>
        <table:table-row table:style-name="ro1">
          <table:table-cell office:value-type="float" office:value="131001">
            <text:p>131001</text:p>
          </table:table-cell>
          <table:table-cell office:value-type="float" office:value="3176967">
            <text:p>3176967</text:p>
          </table:table-cell>
        </table:table-row>
        <table:table-row table:style-name="ro1">
          <table:table-cell office:value-type="float" office:value="132001">
            <text:p>132001</text:p>
          </table:table-cell>
          <table:table-cell office:value-type="float" office:value="3164592">
            <text:p>3164592</text:p>
          </table:table-cell>
        </table:table-row>
        <table:table-row table:style-name="ro1">
          <table:table-cell office:value-type="float" office:value="133001">
            <text:p>133001</text:p>
          </table:table-cell>
          <table:table-cell office:value-type="float" office:value="3111186">
            <text:p>3111186</text:p>
          </table:table-cell>
        </table:table-row>
        <table:table-row table:style-name="ro1">
          <table:table-cell office:value-type="float" office:value="134001">
            <text:p>134001</text:p>
          </table:table-cell>
          <table:table-cell office:value-type="float" office:value="3238590">
            <text:p>3238590</text:p>
          </table:table-cell>
        </table:table-row>
        <table:table-row table:style-name="ro1">
          <table:table-cell office:value-type="float" office:value="135001">
            <text:p>135001</text:p>
          </table:table-cell>
          <table:table-cell office:value-type="float" office:value="3356978">
            <text:p>3356978</text:p>
          </table:table-cell>
        </table:table-row>
        <table:table-row table:style-name="ro1">
          <table:table-cell office:value-type="float" office:value="136001">
            <text:p>136001</text:p>
          </table:table-cell>
          <table:table-cell office:value-type="float" office:value="3448665">
            <text:p>3448665</text:p>
          </table:table-cell>
        </table:table-row>
        <table:table-row table:style-name="ro1">
          <table:table-cell office:value-type="float" office:value="137001">
            <text:p>137001</text:p>
          </table:table-cell>
          <table:table-cell office:value-type="float" office:value="3504110">
            <text:p>3504110</text:p>
          </table:table-cell>
        </table:table-row>
        <table:table-row table:style-name="ro1">
          <table:table-cell office:value-type="float" office:value="138001">
            <text:p>138001</text:p>
          </table:table-cell>
          <table:table-cell office:value-type="float" office:value="3432736">
            <text:p>3432736</text:p>
          </table:table-cell>
        </table:table-row>
        <table:table-row table:style-name="ro1">
          <table:table-cell office:value-type="float" office:value="139001">
            <text:p>139001</text:p>
          </table:table-cell>
          <table:table-cell office:value-type="float" office:value="4003558">
            <text:p>4003558</text:p>
          </table:table-cell>
        </table:table-row>
        <table:table-row table:style-name="ro1">
          <table:table-cell office:value-type="float" office:value="140001">
            <text:p>140001</text:p>
          </table:table-cell>
          <table:table-cell office:value-type="float" office:value="3503660">
            <text:p>3503660</text:p>
          </table:table-cell>
        </table:table-row>
        <table:table-row table:style-name="ro1">
          <table:table-cell office:value-type="float" office:value="141001">
            <text:p>141001</text:p>
          </table:table-cell>
          <table:table-cell office:value-type="float" office:value="3494043">
            <text:p>3494043</text:p>
          </table:table-cell>
        </table:table-row>
        <table:table-row table:style-name="ro1">
          <table:table-cell office:value-type="float" office:value="142001">
            <text:p>142001</text:p>
          </table:table-cell>
          <table:table-cell office:value-type="float" office:value="3623897">
            <text:p>3623897</text:p>
          </table:table-cell>
        </table:table-row>
        <table:table-row table:style-name="ro1">
          <table:table-cell office:value-type="float" office:value="143001">
            <text:p>143001</text:p>
          </table:table-cell>
          <table:table-cell office:value-type="float" office:value="3792947">
            <text:p>3792947</text:p>
          </table:table-cell>
        </table:table-row>
        <table:table-row table:style-name="ro1">
          <table:table-cell office:value-type="float" office:value="144001">
            <text:p>144001</text:p>
          </table:table-cell>
          <table:table-cell office:value-type="float" office:value="4003736">
            <text:p>4003736</text:p>
          </table:table-cell>
        </table:table-row>
        <table:table-row table:style-name="ro1">
          <table:table-cell office:value-type="float" office:value="145001">
            <text:p>145001</text:p>
          </table:table-cell>
          <table:table-cell office:value-type="float" office:value="4099506">
            <text:p>4099506</text:p>
          </table:table-cell>
        </table:table-row>
        <table:table-row table:style-name="ro1">
          <table:table-cell office:value-type="float" office:value="146001">
            <text:p>146001</text:p>
          </table:table-cell>
          <table:table-cell office:value-type="float" office:value="3951535">
            <text:p>3951535</text:p>
          </table:table-cell>
        </table:table-row>
        <table:table-row table:style-name="ro1">
          <table:table-cell office:value-type="float" office:value="147001">
            <text:p>147001</text:p>
          </table:table-cell>
          <table:table-cell office:value-type="float" office:value="3915398">
            <text:p>3915398</text:p>
          </table:table-cell>
        </table:table-row>
        <table:table-row table:style-name="ro1">
          <table:table-cell office:value-type="float" office:value="148001">
            <text:p>148001</text:p>
          </table:table-cell>
          <table:table-cell office:value-type="float" office:value="4082907">
            <text:p>4082907</text:p>
          </table:table-cell>
        </table:table-row>
        <table:table-row table:style-name="ro1">
          <table:table-cell office:value-type="float" office:value="149001">
            <text:p>149001</text:p>
          </table:table-cell>
          <table:table-cell office:value-type="float" office:value="4156121">
            <text:p>4156121</text:p>
          </table:table-cell>
        </table:table-row>
        <table:table-row table:style-name="ro1">
          <table:table-cell office:value-type="float" office:value="150001">
            <text:p>150001</text:p>
          </table:table-cell>
          <table:table-cell office:value-type="float" office:value="4330337">
            <text:p>4330337</text:p>
          </table:table-cell>
        </table:table-row>
        <table:table-row table:style-name="ro1">
          <table:table-cell office:value-type="float" office:value="151001">
            <text:p>151001</text:p>
          </table:table-cell>
          <table:table-cell office:value-type="float" office:value="4266734">
            <text:p>4266734</text:p>
          </table:table-cell>
        </table:table-row>
        <table:table-row table:style-name="ro1">
          <table:table-cell office:value-type="float" office:value="152001">
            <text:p>152001</text:p>
          </table:table-cell>
          <table:table-cell office:value-type="float" office:value="4260855">
            <text:p>4260855</text:p>
          </table:table-cell>
        </table:table-row>
        <table:table-row table:style-name="ro1">
          <table:table-cell office:value-type="float" office:value="153001">
            <text:p>153001</text:p>
          </table:table-cell>
          <table:table-cell office:value-type="float" office:value="4304166">
            <text:p>4304166</text:p>
          </table:table-cell>
        </table:table-row>
        <table:table-row table:style-name="ro1">
          <table:table-cell office:value-type="float" office:value="154001">
            <text:p>154001</text:p>
          </table:table-cell>
          <table:table-cell office:value-type="float" office:value="4367839">
            <text:p>4367839</text:p>
          </table:table-cell>
        </table:table-row>
        <table:table-row table:style-name="ro1">
          <table:table-cell office:value-type="float" office:value="155001">
            <text:p>155001</text:p>
          </table:table-cell>
          <table:table-cell office:value-type="float" office:value="4254801">
            <text:p>4254801</text:p>
          </table:table-cell>
        </table:table-row>
        <table:table-row table:style-name="ro1">
          <table:table-cell office:value-type="float" office:value="156001">
            <text:p>156001</text:p>
          </table:table-cell>
          <table:table-cell office:value-type="float" office:value="4396000">
            <text:p>4396000</text:p>
          </table:table-cell>
        </table:table-row>
        <table:table-row table:style-name="ro1">
          <table:table-cell office:value-type="float" office:value="157001">
            <text:p>157001</text:p>
          </table:table-cell>
          <table:table-cell office:value-type="float" office:value="4442534">
            <text:p>4442534</text:p>
          </table:table-cell>
        </table:table-row>
        <table:table-row table:style-name="ro1">
          <table:table-cell office:value-type="float" office:value="158001">
            <text:p>158001</text:p>
          </table:table-cell>
          <table:table-cell office:value-type="float" office:value="4454559">
            <text:p>4454559</text:p>
          </table:table-cell>
        </table:table-row>
        <table:table-row table:style-name="ro1">
          <table:table-cell office:value-type="float" office:value="159001">
            <text:p>159001</text:p>
          </table:table-cell>
          <table:table-cell office:value-type="float" office:value="4501024">
            <text:p>4501024</text:p>
          </table:table-cell>
        </table:table-row>
        <table:table-row table:style-name="ro1">
          <table:table-cell office:value-type="float" office:value="160001">
            <text:p>160001</text:p>
          </table:table-cell>
          <table:table-cell office:value-type="float" office:value="4827262">
            <text:p>4827262</text:p>
          </table:table-cell>
        </table:table-row>
        <table:table-row table:style-name="ro1">
          <table:table-cell office:value-type="float" office:value="161001">
            <text:p>161001</text:p>
          </table:table-cell>
          <table:table-cell office:value-type="float" office:value="4604286">
            <text:p>4604286</text:p>
          </table:table-cell>
        </table:table-row>
        <table:table-row table:style-name="ro1">
          <table:table-cell office:value-type="float" office:value="162001">
            <text:p>162001</text:p>
          </table:table-cell>
          <table:table-cell office:value-type="float" office:value="4730825">
            <text:p>4730825</text:p>
          </table:table-cell>
        </table:table-row>
        <table:table-row table:style-name="ro1">
          <table:table-cell office:value-type="float" office:value="163001">
            <text:p>163001</text:p>
          </table:table-cell>
          <table:table-cell office:value-type="float" office:value="4784867">
            <text:p>4784867</text:p>
          </table:table-cell>
        </table:table-row>
        <table:table-row table:style-name="ro1">
          <table:table-cell office:value-type="float" office:value="164001">
            <text:p>164001</text:p>
          </table:table-cell>
          <table:table-cell office:value-type="float" office:value="4846861">
            <text:p>4846861</text:p>
          </table:table-cell>
        </table:table-row>
        <table:table-row table:style-name="ro1">
          <table:table-cell office:value-type="float" office:value="165001">
            <text:p>165001</text:p>
          </table:table-cell>
          <table:table-cell office:value-type="float" office:value="4888503">
            <text:p>4888503</text:p>
          </table:table-cell>
        </table:table-row>
        <table:table-row table:style-name="ro1">
          <table:table-cell office:value-type="float" office:value="166001">
            <text:p>166001</text:p>
          </table:table-cell>
          <table:table-cell office:value-type="float" office:value="4986501">
            <text:p>4986501</text:p>
          </table:table-cell>
        </table:table-row>
        <table:table-row table:style-name="ro1">
          <table:table-cell office:value-type="float" office:value="167001">
            <text:p>167001</text:p>
          </table:table-cell>
          <table:table-cell office:value-type="float" office:value="4983579">
            <text:p>4983579</text:p>
          </table:table-cell>
        </table:table-row>
        <table:table-row table:style-name="ro1">
          <table:table-cell office:value-type="float" office:value="168001">
            <text:p>168001</text:p>
          </table:table-cell>
          <table:table-cell office:value-type="float" office:value="5014017">
            <text:p>5014017</text:p>
          </table:table-cell>
        </table:table-row>
        <table:table-row table:style-name="ro1">
          <table:table-cell office:value-type="float" office:value="169001">
            <text:p>169001</text:p>
          </table:table-cell>
          <table:table-cell office:value-type="float" office:value="5057752">
            <text:p>5057752</text:p>
          </table:table-cell>
        </table:table-row>
        <table:table-row table:style-name="ro1">
          <table:table-cell office:value-type="float" office:value="170001">
            <text:p>170001</text:p>
          </table:table-cell>
          <table:table-cell office:value-type="float" office:value="5443199">
            <text:p>5443199</text:p>
          </table:table-cell>
        </table:table-row>
        <table:table-row table:style-name="ro1">
          <table:table-cell office:value-type="float" office:value="171001">
            <text:p>171001</text:p>
          </table:table-cell>
          <table:table-cell office:value-type="float" office:value="5261137">
            <text:p>5261137</text:p>
          </table:table-cell>
        </table:table-row>
        <table:table-row table:style-name="ro1">
          <table:table-cell office:value-type="float" office:value="172001">
            <text:p>172001</text:p>
          </table:table-cell>
          <table:table-cell office:value-type="float" office:value="5481586">
            <text:p>5481586</text:p>
          </table:table-cell>
        </table:table-row>
        <table:table-row table:style-name="ro1">
          <table:table-cell office:value-type="float" office:value="173001">
            <text:p>173001</text:p>
          </table:table-cell>
          <table:table-cell office:value-type="float" office:value="5686675">
            <text:p>5686675</text:p>
          </table:table-cell>
        </table:table-row>
        <table:table-row table:style-name="ro1">
          <table:table-cell office:value-type="float" office:value="174001">
            <text:p>174001</text:p>
          </table:table-cell>
          <table:table-cell office:value-type="float" office:value="5715410">
            <text:p>5715410</text:p>
          </table:table-cell>
        </table:table-row>
        <table:table-row table:style-name="ro1">
          <table:table-cell office:value-type="float" office:value="175001">
            <text:p>175001</text:p>
          </table:table-cell>
          <table:table-cell office:value-type="float" office:value="5617119">
            <text:p>5617119</text:p>
          </table:table-cell>
        </table:table-row>
        <table:table-row table:style-name="ro1">
          <table:table-cell office:value-type="float" office:value="176001">
            <text:p>176001</text:p>
          </table:table-cell>
          <table:table-cell office:value-type="float" office:value="5758894">
            <text:p>5758894</text:p>
          </table:table-cell>
        </table:table-row>
        <table:table-row table:style-name="ro1">
          <table:table-cell office:value-type="float" office:value="177001">
            <text:p>177001</text:p>
          </table:table-cell>
          <table:table-cell office:value-type="float" office:value="6730309">
            <text:p>6730309</text:p>
          </table:table-cell>
        </table:table-row>
        <table:table-row table:style-name="ro1">
          <table:table-cell office:value-type="float" office:value="178001">
            <text:p>178001</text:p>
          </table:table-cell>
          <table:table-cell office:value-type="float" office:value="5731033">
            <text:p>5731033</text:p>
          </table:table-cell>
        </table:table-row>
        <table:table-row table:style-name="ro1">
          <table:table-cell office:value-type="float" office:value="179001">
            <text:p>179001</text:p>
          </table:table-cell>
          <table:table-cell office:value-type="float" office:value="5847520">
            <text:p>5847520</text:p>
          </table:table-cell>
        </table:table-row>
        <table:table-row table:style-name="ro1">
          <table:table-cell office:value-type="float" office:value="180001">
            <text:p>180001</text:p>
          </table:table-cell>
          <table:table-cell office:value-type="float" office:value="5844732">
            <text:p>5844732</text:p>
          </table:table-cell>
        </table:table-row>
        <table:table-row table:style-name="ro1">
          <table:table-cell office:value-type="float" office:value="181001">
            <text:p>181001</text:p>
          </table:table-cell>
          <table:table-cell office:value-type="float" office:value="5904511">
            <text:p>5904511</text:p>
          </table:table-cell>
        </table:table-row>
        <table:table-row table:style-name="ro1">
          <table:table-cell office:value-type="float" office:value="182001">
            <text:p>182001</text:p>
          </table:table-cell>
          <table:table-cell office:value-type="float" office:value="5930525">
            <text:p>5930525</text:p>
          </table:table-cell>
        </table:table-row>
        <table:table-row table:style-name="ro1">
          <table:table-cell office:value-type="float" office:value="183001">
            <text:p>183001</text:p>
          </table:table-cell>
          <table:table-cell office:value-type="float" office:value="5996373">
            <text:p>5996373</text:p>
          </table:table-cell>
        </table:table-row>
        <table:table-row table:style-name="ro1">
          <table:table-cell office:value-type="float" office:value="184001">
            <text:p>184001</text:p>
          </table:table-cell>
          <table:table-cell office:value-type="float" office:value="6014308">
            <text:p>6014308</text:p>
          </table:table-cell>
        </table:table-row>
        <table:table-row table:style-name="ro1">
          <table:table-cell office:value-type="float" office:value="185001">
            <text:p>185001</text:p>
          </table:table-cell>
          <table:table-cell office:value-type="float" office:value="6111839">
            <text:p>6111839</text:p>
          </table:table-cell>
        </table:table-row>
        <table:table-row table:style-name="ro1">
          <table:table-cell office:value-type="float" office:value="186001">
            <text:p>186001</text:p>
          </table:table-cell>
          <table:table-cell office:value-type="float" office:value="6237290">
            <text:p>6237290</text:p>
          </table:table-cell>
        </table:table-row>
        <table:table-row table:style-name="ro1">
          <table:table-cell office:value-type="float" office:value="187001">
            <text:p>187001</text:p>
          </table:table-cell>
          <table:table-cell office:value-type="float" office:value="6479202">
            <text:p>6479202</text:p>
          </table:table-cell>
        </table:table-row>
        <table:table-row table:style-name="ro1">
          <table:table-cell office:value-type="float" office:value="188001">
            <text:p>188001</text:p>
          </table:table-cell>
          <table:table-cell office:value-type="float" office:value="6573104">
            <text:p>6573104</text:p>
          </table:table-cell>
        </table:table-row>
        <table:table-row table:style-name="ro1">
          <table:table-cell office:value-type="float" office:value="189001">
            <text:p>189001</text:p>
          </table:table-cell>
          <table:table-cell office:value-type="float" office:value="6692795">
            <text:p>6692795</text:p>
          </table:table-cell>
        </table:table-row>
        <table:table-row table:style-name="ro1">
          <table:table-cell office:value-type="float" office:value="190001">
            <text:p>190001</text:p>
          </table:table-cell>
          <table:table-cell office:value-type="float" office:value="6794173">
            <text:p>6794173</text:p>
          </table:table-cell>
        </table:table-row>
        <table:table-row table:style-name="ro1">
          <table:table-cell office:value-type="float" office:value="191001">
            <text:p>191001</text:p>
          </table:table-cell>
          <table:table-cell office:value-type="float" office:value="6739262">
            <text:p>6739262</text:p>
          </table:table-cell>
        </table:table-row>
        <table:table-row table:style-name="ro1">
          <table:table-cell office:value-type="float" office:value="192001">
            <text:p>192001</text:p>
          </table:table-cell>
          <table:table-cell office:value-type="float" office:value="7086189">
            <text:p>7086189</text:p>
          </table:table-cell>
        </table:table-row>
        <table:table-row table:style-name="ro1">
          <table:table-cell office:value-type="float" office:value="193001">
            <text:p>193001</text:p>
          </table:table-cell>
          <table:table-cell office:value-type="float" office:value="6958991">
            <text:p>6958991</text:p>
          </table:table-cell>
        </table:table-row>
        <table:table-row table:style-name="ro1">
          <table:table-cell office:value-type="float" office:value="194001">
            <text:p>194001</text:p>
          </table:table-cell>
          <table:table-cell office:value-type="float" office:value="11406025">
            <text:p>11406025</text:p>
          </table:table-cell>
        </table:table-row>
        <table:table-row table:style-name="ro1">
          <table:table-cell office:value-type="float" office:value="195001">
            <text:p>195001</text:p>
          </table:table-cell>
          <table:table-cell office:value-type="float" office:value="8631756">
            <text:p>8631756</text:p>
          </table:table-cell>
        </table:table-row>
        <table:table-row table:style-name="ro1">
          <table:table-cell office:value-type="float" office:value="196001">
            <text:p>196001</text:p>
          </table:table-cell>
          <table:table-cell office:value-type="float" office:value="7427449">
            <text:p>7427449</text:p>
          </table:table-cell>
        </table:table-row>
        <table:table-row table:style-name="ro1">
          <table:table-cell office:value-type="float" office:value="197001">
            <text:p>197001</text:p>
          </table:table-cell>
          <table:table-cell office:value-type="float" office:value="6938125">
            <text:p>6938125</text:p>
          </table:table-cell>
        </table:table-row>
        <table:table-row table:style-name="ro1">
          <table:table-cell office:value-type="float" office:value="198001">
            <text:p>198001</text:p>
          </table:table-cell>
          <table:table-cell office:value-type="float" office:value="7040729">
            <text:p>7040729</text:p>
          </table:table-cell>
        </table:table-row>
        <table:table-row table:style-name="ro1">
          <table:table-cell office:value-type="float" office:value="199001">
            <text:p>199001</text:p>
          </table:table-cell>
          <table:table-cell office:value-type="float" office:value="7012019">
            <text:p>7012019</text:p>
          </table:table-cell>
        </table:table-row>
        <table:table-row table:style-name="ro1">
          <table:table-cell office:value-type="float" office:value="200001">
            <text:p>200001</text:p>
          </table:table-cell>
          <table:table-cell office:value-type="float" office:value="7061282">
            <text:p>7061282</text:p>
          </table:table-cell>
        </table:table-row>
        <table:table-row table:style-name="ro1">
          <table:table-cell office:value-type="float" office:value="201001">
            <text:p>201001</text:p>
          </table:table-cell>
          <table:table-cell office:value-type="float" office:value="7156428">
            <text:p>7156428</text:p>
          </table:table-cell>
        </table:table-row>
        <table:table-row table:style-name="ro1">
          <table:table-cell office:value-type="float" office:value="202001">
            <text:p>202001</text:p>
          </table:table-cell>
          <table:table-cell office:value-type="float" office:value="7267752">
            <text:p>7267752</text:p>
          </table:table-cell>
        </table:table-row>
        <table:table-row table:style-name="ro1">
          <table:table-cell office:value-type="float" office:value="203001">
            <text:p>203001</text:p>
          </table:table-cell>
          <table:table-cell office:value-type="float" office:value="7375012">
            <text:p>7375012</text:p>
          </table:table-cell>
        </table:table-row>
        <table:table-row table:style-name="ro1">
          <table:table-cell office:value-type="float" office:value="204001">
            <text:p>204001</text:p>
          </table:table-cell>
          <table:table-cell office:value-type="float" office:value="7433854">
            <text:p>7433854</text:p>
          </table:table-cell>
        </table:table-row>
        <table:table-row table:style-name="ro1">
          <table:table-cell office:value-type="float" office:value="205001">
            <text:p>205001</text:p>
          </table:table-cell>
          <table:table-cell office:value-type="float" office:value="7620910">
            <text:p>7620910</text:p>
          </table:table-cell>
        </table:table-row>
        <table:table-row table:style-name="ro1">
          <table:table-cell office:value-type="float" office:value="206001">
            <text:p>206001</text:p>
          </table:table-cell>
          <table:table-cell office:value-type="float" office:value="7682532">
            <text:p>7682532</text:p>
          </table:table-cell>
        </table:table-row>
        <table:table-row table:style-name="ro1">
          <table:table-cell office:value-type="float" office:value="207001">
            <text:p>207001</text:p>
          </table:table-cell>
          <table:table-cell office:value-type="float" office:value="7641600">
            <text:p>7641600</text:p>
          </table:table-cell>
        </table:table-row>
        <table:table-row table:style-name="ro1">
          <table:table-cell office:value-type="float" office:value="208001">
            <text:p>208001</text:p>
          </table:table-cell>
          <table:table-cell office:value-type="float" office:value="7702363">
            <text:p>7702363</text:p>
          </table:table-cell>
        </table:table-row>
        <table:table-row table:style-name="ro1">
          <table:table-cell office:value-type="float" office:value="209001">
            <text:p>209001</text:p>
          </table:table-cell>
          <table:table-cell office:value-type="float" office:value="7871768">
            <text:p>7871768</text:p>
          </table:table-cell>
        </table:table-row>
        <table:table-row table:style-name="ro1">
          <table:table-cell office:value-type="float" office:value="210001">
            <text:p>210001</text:p>
          </table:table-cell>
          <table:table-cell office:value-type="float" office:value="7809723">
            <text:p>7809723</text:p>
          </table:table-cell>
        </table:table-row>
        <table:table-row table:style-name="ro1">
          <table:table-cell office:value-type="float" office:value="211001">
            <text:p>211001</text:p>
          </table:table-cell>
          <table:table-cell office:value-type="float" office:value="7776665">
            <text:p>7776665</text:p>
          </table:table-cell>
        </table:table-row>
        <table:table-row table:style-name="ro1">
          <table:table-cell office:value-type="float" office:value="212001">
            <text:p>212001</text:p>
          </table:table-cell>
          <table:table-cell office:value-type="float" office:value="8364329">
            <text:p>8364329</text:p>
          </table:table-cell>
        </table:table-row>
        <table:table-row table:style-name="ro1">
          <table:table-cell office:value-type="float" office:value="213001">
            <text:p>213001</text:p>
          </table:table-cell>
          <table:table-cell office:value-type="float" office:value="8383164">
            <text:p>8383164</text:p>
          </table:table-cell>
        </table:table-row>
        <table:table-row table:style-name="ro1">
          <table:table-cell office:value-type="float" office:value="214001">
            <text:p>214001</text:p>
          </table:table-cell>
          <table:table-cell office:value-type="float" office:value="8578315">
            <text:p>8578315</text:p>
          </table:table-cell>
        </table:table-row>
        <table:table-row table:style-name="ro1">
          <table:table-cell office:value-type="float" office:value="215001">
            <text:p>215001</text:p>
          </table:table-cell>
          <table:table-cell office:value-type="float" office:value="8714291">
            <text:p>8714291</text:p>
          </table:table-cell>
        </table:table-row>
        <table:table-row table:style-name="ro1">
          <table:table-cell office:value-type="float" office:value="216001">
            <text:p>216001</text:p>
          </table:table-cell>
          <table:table-cell office:value-type="float" office:value="8582341">
            <text:p>8582341</text:p>
          </table:table-cell>
        </table:table-row>
        <table:table-row table:style-name="ro1">
          <table:table-cell office:value-type="float" office:value="217001">
            <text:p>217001</text:p>
          </table:table-cell>
          <table:table-cell office:value-type="float" office:value="8454814">
            <text:p>8454814</text:p>
          </table:table-cell>
        </table:table-row>
        <table:table-row table:style-name="ro1">
          <table:table-cell office:value-type="float" office:value="218001">
            <text:p>218001</text:p>
          </table:table-cell>
          <table:table-cell office:value-type="float" office:value="8496291">
            <text:p>8496291</text:p>
          </table:table-cell>
        </table:table-row>
        <table:table-row table:style-name="ro1">
          <table:table-cell office:value-type="float" office:value="219001">
            <text:p>219001</text:p>
          </table:table-cell>
          <table:table-cell office:value-type="float" office:value="8620617">
            <text:p>8620617</text:p>
          </table:table-cell>
        </table:table-row>
        <table:table-row table:style-name="ro1">
          <table:table-cell office:value-type="float" office:value="220001">
            <text:p>220001</text:p>
          </table:table-cell>
          <table:table-cell office:value-type="float" office:value="8759721">
            <text:p>8759721</text:p>
          </table:table-cell>
        </table:table-row>
        <table:table-row table:style-name="ro1">
          <table:table-cell office:value-type="float" office:value="221001">
            <text:p>221001</text:p>
          </table:table-cell>
          <table:table-cell office:value-type="float" office:value="8722935">
            <text:p>8722935</text:p>
          </table:table-cell>
        </table:table-row>
        <table:table-row table:style-name="ro1">
          <table:table-cell office:value-type="float" office:value="222001">
            <text:p>222001</text:p>
          </table:table-cell>
          <table:table-cell office:value-type="float" office:value="9045272">
            <text:p>9045272</text:p>
          </table:table-cell>
        </table:table-row>
        <table:table-row table:style-name="ro1">
          <table:table-cell office:value-type="float" office:value="223001">
            <text:p>223001</text:p>
          </table:table-cell>
          <table:table-cell office:value-type="float" office:value="8958723">
            <text:p>8958723</text:p>
          </table:table-cell>
        </table:table-row>
        <table:table-row table:style-name="ro1">
          <table:table-cell office:value-type="float" office:value="224001">
            <text:p>224001</text:p>
          </table:table-cell>
          <table:table-cell office:value-type="float" office:value="9141991">
            <text:p>9141991</text:p>
          </table:table-cell>
        </table:table-row>
        <table:table-row table:style-name="ro1">
          <table:table-cell office:value-type="float" office:value="225001">
            <text:p>225001</text:p>
          </table:table-cell>
          <table:table-cell office:value-type="float" office:value="9103938">
            <text:p>9103938</text:p>
          </table:table-cell>
        </table:table-row>
        <table:table-row table:style-name="ro1">
          <table:table-cell office:value-type="float" office:value="226001">
            <text:p>226001</text:p>
          </table:table-cell>
          <table:table-cell office:value-type="float" office:value="9096850">
            <text:p>9096850</text:p>
          </table:table-cell>
        </table:table-row>
        <table:table-row table:style-name="ro1">
          <table:table-cell office:value-type="float" office:value="227001">
            <text:p>227001</text:p>
          </table:table-cell>
          <table:table-cell office:value-type="float" office:value="9220323">
            <text:p>9220323</text:p>
          </table:table-cell>
        </table:table-row>
        <table:table-row table:style-name="ro1">
          <table:table-cell office:value-type="float" office:value="228001">
            <text:p>228001</text:p>
          </table:table-cell>
          <table:table-cell office:value-type="float" office:value="9239633">
            <text:p>9239633</text:p>
          </table:table-cell>
        </table:table-row>
        <table:table-row table:style-name="ro1">
          <table:table-cell office:value-type="float" office:value="229001">
            <text:p>229001</text:p>
          </table:table-cell>
          <table:table-cell office:value-type="float" office:value="9367220">
            <text:p>9367220</text:p>
          </table:table-cell>
        </table:table-row>
        <table:table-row table:style-name="ro1">
          <table:table-cell office:value-type="float" office:value="230001">
            <text:p>230001</text:p>
          </table:table-cell>
          <table:table-cell office:value-type="float" office:value="9565131">
            <text:p>9565131</text:p>
          </table:table-cell>
        </table:table-row>
        <table:table-row table:style-name="ro1">
          <table:table-cell office:value-type="float" office:value="231001">
            <text:p>231001</text:p>
          </table:table-cell>
          <table:table-cell office:value-type="float" office:value="9346231">
            <text:p>9346231</text:p>
          </table:table-cell>
        </table:table-row>
        <table:table-row table:style-name="ro1">
          <table:table-cell office:value-type="float" office:value="232001">
            <text:p>232001</text:p>
          </table:table-cell>
          <table:table-cell office:value-type="float" office:value="9514800">
            <text:p>9514800</text:p>
          </table:table-cell>
        </table:table-row>
        <table:table-row table:style-name="ro1">
          <table:table-cell office:value-type="float" office:value="233001">
            <text:p>233001</text:p>
          </table:table-cell>
          <table:table-cell office:value-type="float" office:value="9524313">
            <text:p>9524313</text:p>
          </table:table-cell>
        </table:table-row>
        <table:table-row table:style-name="ro1">
          <table:table-cell office:value-type="float" office:value="234001">
            <text:p>234001</text:p>
          </table:table-cell>
          <table:table-cell office:value-type="float" office:value="9818251">
            <text:p>9818251</text:p>
          </table:table-cell>
        </table:table-row>
        <table:table-row table:style-name="ro1">
          <table:table-cell office:value-type="float" office:value="235001">
            <text:p>235001</text:p>
          </table:table-cell>
          <table:table-cell office:value-type="float" office:value="10360992">
            <text:p>10360992</text:p>
          </table:table-cell>
        </table:table-row>
        <table:table-row table:style-name="ro1">
          <table:table-cell office:value-type="float" office:value="236001">
            <text:p>236001</text:p>
          </table:table-cell>
          <table:table-cell office:value-type="float" office:value="10364467">
            <text:p>10364467</text:p>
          </table:table-cell>
        </table:table-row>
        <table:table-row table:style-name="ro1">
          <table:table-cell office:value-type="float" office:value="237001">
            <text:p>237001</text:p>
          </table:table-cell>
          <table:table-cell office:value-type="float" office:value="10473651">
            <text:p>10473651</text:p>
          </table:table-cell>
        </table:table-row>
        <table:table-row table:style-name="ro1">
          <table:table-cell office:value-type="float" office:value="238001">
            <text:p>238001</text:p>
          </table:table-cell>
          <table:table-cell office:value-type="float" office:value="10460098">
            <text:p>10460098</text:p>
          </table:table-cell>
        </table:table-row>
        <table:table-row table:style-name="ro1">
          <table:table-cell office:value-type="float" office:value="239001">
            <text:p>239001</text:p>
          </table:table-cell>
          <table:table-cell office:value-type="float" office:value="10519648">
            <text:p>10519648</text:p>
          </table:table-cell>
        </table:table-row>
        <table:table-row table:style-name="ro1">
          <table:table-cell office:value-type="float" office:value="240001">
            <text:p>240001</text:p>
          </table:table-cell>
          <table:table-cell office:value-type="float" office:value="10308415">
            <text:p>10308415</text:p>
          </table:table-cell>
        </table:table-row>
        <table:table-row table:style-name="ro1">
          <table:table-cell office:value-type="float" office:value="241001">
            <text:p>241001</text:p>
          </table:table-cell>
          <table:table-cell office:value-type="float" office:value="10323889">
            <text:p>10323889</text:p>
          </table:table-cell>
        </table:table-row>
        <table:table-row table:style-name="ro1">
          <table:table-cell office:value-type="float" office:value="242001">
            <text:p>242001</text:p>
          </table:table-cell>
          <table:table-cell office:value-type="float" office:value="10480071">
            <text:p>10480071</text:p>
          </table:table-cell>
        </table:table-row>
        <table:table-row table:style-name="ro1">
          <table:table-cell office:value-type="float" office:value="243001">
            <text:p>243001</text:p>
          </table:table-cell>
          <table:table-cell office:value-type="float" office:value="10390496">
            <text:p>10390496</text:p>
          </table:table-cell>
        </table:table-row>
        <table:table-row table:style-name="ro1">
          <table:table-cell office:value-type="float" office:value="244001">
            <text:p>244001</text:p>
          </table:table-cell>
          <table:table-cell office:value-type="float" office:value="11281077">
            <text:p>11281077</text:p>
          </table:table-cell>
        </table:table-row>
        <table:table-row table:style-name="ro1">
          <table:table-cell office:value-type="float" office:value="245001">
            <text:p>245001</text:p>
          </table:table-cell>
          <table:table-cell office:value-type="float" office:value="11058250">
            <text:p>11058250</text:p>
          </table:table-cell>
        </table:table-row>
        <table:table-row table:style-name="ro1">
          <table:table-cell office:value-type="float" office:value="246001">
            <text:p>246001</text:p>
          </table:table-cell>
          <table:table-cell office:value-type="float" office:value="11428286">
            <text:p>11428286</text:p>
          </table:table-cell>
        </table:table-row>
        <table:table-row table:style-name="ro1">
          <table:table-cell office:value-type="float" office:value="247001">
            <text:p>247001</text:p>
          </table:table-cell>
          <table:table-cell office:value-type="float" office:value="10876505">
            <text:p>10876505</text:p>
          </table:table-cell>
        </table:table-row>
        <table:table-row table:style-name="ro1">
          <table:table-cell office:value-type="float" office:value="248001">
            <text:p>248001</text:p>
          </table:table-cell>
          <table:table-cell office:value-type="float" office:value="11005593">
            <text:p>11005593</text:p>
          </table:table-cell>
        </table:table-row>
        <table:table-row table:style-name="ro1">
          <table:table-cell office:value-type="float" office:value="249001">
            <text:p>249001</text:p>
          </table:table-cell>
          <table:table-cell office:value-type="float" office:value="11235611">
            <text:p>11235611</text:p>
          </table:table-cell>
        </table:table-row>
        <table:table-row table:style-name="ro1">
          <table:table-cell office:value-type="float" office:value="250001">
            <text:p>250001</text:p>
          </table:table-cell>
          <table:table-cell office:value-type="float" office:value="11134913">
            <text:p>11134913</text:p>
          </table:table-cell>
        </table:table-row>
        <table:table-row table:style-name="ro1">
          <table:table-cell office:value-type="float" office:value="251001">
            <text:p>251001</text:p>
          </table:table-cell>
          <table:table-cell office:value-type="float" office:value="11289925">
            <text:p>11289925</text:p>
          </table:table-cell>
        </table:table-row>
        <table:table-row table:style-name="ro1">
          <table:table-cell office:value-type="float" office:value="252001">
            <text:p>252001</text:p>
          </table:table-cell>
          <table:table-cell office:value-type="float" office:value="11581599">
            <text:p>11581599</text:p>
          </table:table-cell>
        </table:table-row>
        <table:table-row table:style-name="ro1">
          <table:table-cell office:value-type="float" office:value="253001">
            <text:p>253001</text:p>
          </table:table-cell>
          <table:table-cell office:value-type="float" office:value="11933185">
            <text:p>11933185</text:p>
          </table:table-cell>
        </table:table-row>
        <table:table-row table:style-name="ro1">
          <table:table-cell office:value-type="float" office:value="254001">
            <text:p>254001</text:p>
          </table:table-cell>
          <table:table-cell office:value-type="float" office:value="11782585">
            <text:p>11782585</text:p>
          </table:table-cell>
        </table:table-row>
        <table:table-row table:style-name="ro1">
          <table:table-cell office:value-type="float" office:value="255001">
            <text:p>255001</text:p>
          </table:table-cell>
          <table:table-cell office:value-type="float" office:value="11483983">
            <text:p>11483983</text:p>
          </table:table-cell>
        </table:table-row>
        <table:table-row table:style-name="ro1">
          <table:table-cell office:value-type="float" office:value="256001">
            <text:p>256001</text:p>
          </table:table-cell>
          <table:table-cell office:value-type="float" office:value="11712305">
            <text:p>11712305</text:p>
          </table:table-cell>
        </table:table-row>
        <table:table-row table:style-name="ro1">
          <table:table-cell office:value-type="float" office:value="257001">
            <text:p>257001</text:p>
          </table:table-cell>
          <table:table-cell office:value-type="float" office:value="11759049">
            <text:p>11759049</text:p>
          </table:table-cell>
        </table:table-row>
        <table:table-row table:style-name="ro1">
          <table:table-cell office:value-type="float" office:value="258001">
            <text:p>258001</text:p>
          </table:table-cell>
          <table:table-cell office:value-type="float" office:value="11830836">
            <text:p>11830836</text:p>
          </table:table-cell>
        </table:table-row>
        <table:table-row table:style-name="ro1">
          <table:table-cell office:value-type="float" office:value="259001">
            <text:p>259001</text:p>
          </table:table-cell>
          <table:table-cell office:value-type="float" office:value="12014342">
            <text:p>12014342</text:p>
          </table:table-cell>
        </table:table-row>
        <table:table-row table:style-name="ro1">
          <table:table-cell office:value-type="float" office:value="260001">
            <text:p>260001</text:p>
          </table:table-cell>
          <table:table-cell office:value-type="float" office:value="11961392">
            <text:p>11961392</text:p>
          </table:table-cell>
        </table:table-row>
        <table:table-row table:style-name="ro1">
          <table:table-cell office:value-type="float" office:value="261001">
            <text:p>261001</text:p>
          </table:table-cell>
          <table:table-cell office:value-type="float" office:value="12499255">
            <text:p>12499255</text:p>
          </table:table-cell>
        </table:table-row>
        <table:table-row table:style-name="ro1">
          <table:table-cell office:value-type="float" office:value="262001">
            <text:p>262001</text:p>
          </table:table-cell>
          <table:table-cell office:value-type="float" office:value="12534178">
            <text:p>12534178</text:p>
          </table:table-cell>
        </table:table-row>
        <table:table-row table:style-name="ro1">
          <table:table-cell office:value-type="float" office:value="263001">
            <text:p>263001</text:p>
          </table:table-cell>
          <table:table-cell office:value-type="float" office:value="12664802">
            <text:p>12664802</text:p>
          </table:table-cell>
        </table:table-row>
        <table:table-row table:style-name="ro1">
          <table:table-cell office:value-type="float" office:value="264001">
            <text:p>264001</text:p>
          </table:table-cell>
          <table:table-cell office:value-type="float" office:value="12384985">
            <text:p>12384985</text:p>
          </table:table-cell>
        </table:table-row>
        <table:table-row table:style-name="ro1">
          <table:table-cell office:value-type="float" office:value="265001">
            <text:p>265001</text:p>
          </table:table-cell>
          <table:table-cell office:value-type="float" office:value="12577089">
            <text:p>12577089</text:p>
          </table:table-cell>
        </table:table-row>
        <table:table-row table:style-name="ro1">
          <table:table-cell office:value-type="float" office:value="266001">
            <text:p>266001</text:p>
          </table:table-cell>
          <table:table-cell office:value-type="float" office:value="12649065">
            <text:p>12649065</text:p>
          </table:table-cell>
        </table:table-row>
        <table:table-row table:style-name="ro1">
          <table:table-cell office:value-type="float" office:value="267001">
            <text:p>267001</text:p>
          </table:table-cell>
          <table:table-cell office:value-type="float" office:value="12765055">
            <text:p>12765055</text:p>
          </table:table-cell>
        </table:table-row>
        <table:table-row table:style-name="ro1">
          <table:table-cell office:value-type="float" office:value="268001">
            <text:p>268001</text:p>
          </table:table-cell>
          <table:table-cell office:value-type="float" office:value="13096412">
            <text:p>13096412</text:p>
          </table:table-cell>
        </table:table-row>
        <table:table-row table:style-name="ro1">
          <table:table-cell office:value-type="float" office:value="269001">
            <text:p>269001</text:p>
          </table:table-cell>
          <table:table-cell office:value-type="float" office:value="13490533">
            <text:p>13490533</text:p>
          </table:table-cell>
        </table:table-row>
        <table:table-row table:style-name="ro1">
          <table:table-cell office:value-type="float" office:value="270001">
            <text:p>270001</text:p>
          </table:table-cell>
          <table:table-cell office:value-type="float" office:value="13083776">
            <text:p>13083776</text:p>
          </table:table-cell>
        </table:table-row>
        <table:table-row table:style-name="ro1">
          <table:table-cell office:value-type="float" office:value="271001">
            <text:p>271001</text:p>
          </table:table-cell>
          <table:table-cell office:value-type="float" office:value="13294599">
            <text:p>13294599</text:p>
          </table:table-cell>
        </table:table-row>
        <table:table-row table:style-name="ro1">
          <table:table-cell office:value-type="float" office:value="272001">
            <text:p>272001</text:p>
          </table:table-cell>
          <table:table-cell office:value-type="float" office:value="13106029">
            <text:p>13106029</text:p>
          </table:table-cell>
        </table:table-row>
        <table:table-row table:style-name="ro1">
          <table:table-cell office:value-type="float" office:value="273001">
            <text:p>273001</text:p>
          </table:table-cell>
          <table:table-cell office:value-type="float" office:value="13368252">
            <text:p>13368252</text:p>
          </table:table-cell>
        </table:table-row>
        <table:table-row table:style-name="ro1">
          <table:table-cell office:value-type="float" office:value="274001">
            <text:p>274001</text:p>
          </table:table-cell>
          <table:table-cell office:value-type="float" office:value="13087480">
            <text:p>13087480</text:p>
          </table:table-cell>
        </table:table-row>
        <table:table-row table:style-name="ro1">
          <table:table-cell office:value-type="float" office:value="275001">
            <text:p>275001</text:p>
          </table:table-cell>
          <table:table-cell office:value-type="float" office:value="13263045">
            <text:p>13263045</text:p>
          </table:table-cell>
        </table:table-row>
        <table:table-row table:style-name="ro1">
          <table:table-cell office:value-type="float" office:value="276001">
            <text:p>276001</text:p>
          </table:table-cell>
          <table:table-cell office:value-type="float" office:value="13705505">
            <text:p>13705505</text:p>
          </table:table-cell>
        </table:table-row>
        <table:table-row table:style-name="ro1">
          <table:table-cell office:value-type="float" office:value="277001">
            <text:p>277001</text:p>
          </table:table-cell>
          <table:table-cell office:value-type="float" office:value="14155914">
            <text:p>14155914</text:p>
          </table:table-cell>
        </table:table-row>
        <table:table-row table:style-name="ro1">
          <table:table-cell office:value-type="float" office:value="278001">
            <text:p>278001</text:p>
          </table:table-cell>
          <table:table-cell office:value-type="float" office:value="14507762">
            <text:p>14507762</text:p>
          </table:table-cell>
        </table:table-row>
        <table:table-row table:style-name="ro1">
          <table:table-cell office:value-type="float" office:value="279001">
            <text:p>279001</text:p>
          </table:table-cell>
          <table:table-cell office:value-type="float" office:value="14021264">
            <text:p>14021264</text:p>
          </table:table-cell>
        </table:table-row>
        <table:table-row table:style-name="ro1">
          <table:table-cell office:value-type="float" office:value="280001">
            <text:p>280001</text:p>
          </table:table-cell>
          <table:table-cell office:value-type="float" office:value="14157139">
            <text:p>14157139</text:p>
          </table:table-cell>
        </table:table-row>
        <table:table-row table:style-name="ro1">
          <table:table-cell office:value-type="float" office:value="281001">
            <text:p>281001</text:p>
          </table:table-cell>
          <table:table-cell office:value-type="float" office:value="14182773">
            <text:p>14182773</text:p>
          </table:table-cell>
        </table:table-row>
        <table:table-row table:style-name="ro1">
          <table:table-cell office:value-type="float" office:value="282001">
            <text:p>282001</text:p>
          </table:table-cell>
          <table:table-cell office:value-type="float" office:value="14166924">
            <text:p>14166924</text:p>
          </table:table-cell>
        </table:table-row>
        <table:table-row table:style-name="ro1">
          <table:table-cell office:value-type="float" office:value="283001">
            <text:p>283001</text:p>
          </table:table-cell>
          <table:table-cell office:value-type="float" office:value="14544015">
            <text:p>14544015</text:p>
          </table:table-cell>
        </table:table-row>
        <table:table-row table:style-name="ro1">
          <table:table-cell office:value-type="float" office:value="284001">
            <text:p>284001</text:p>
          </table:table-cell>
          <table:table-cell office:value-type="float" office:value="14897753">
            <text:p>14897753</text:p>
          </table:table-cell>
        </table:table-row>
        <table:table-row table:style-name="ro1">
          <table:table-cell office:value-type="float" office:value="285001">
            <text:p>285001</text:p>
          </table:table-cell>
          <table:table-cell office:value-type="float" office:value="15498497">
            <text:p>15498497</text:p>
          </table:table-cell>
        </table:table-row>
        <table:table-row table:style-name="ro1">
          <table:table-cell office:value-type="float" office:value="286001">
            <text:p>286001</text:p>
          </table:table-cell>
          <table:table-cell office:value-type="float" office:value="15354982">
            <text:p>15354982</text:p>
          </table:table-cell>
        </table:table-row>
        <table:table-row table:style-name="ro1">
          <table:table-cell office:value-type="float" office:value="287001">
            <text:p>287001</text:p>
          </table:table-cell>
          <table:table-cell office:value-type="float" office:value="14876139">
            <text:p>14876139</text:p>
          </table:table-cell>
        </table:table-row>
        <table:table-row table:style-name="ro1">
          <table:table-cell office:value-type="float" office:value="288001">
            <text:p>288001</text:p>
          </table:table-cell>
          <table:table-cell office:value-type="float" office:value="14905983">
            <text:p>14905983</text:p>
          </table:table-cell>
        </table:table-row>
        <table:table-row table:style-name="ro1">
          <table:table-cell office:value-type="float" office:value="289001">
            <text:p>289001</text:p>
          </table:table-cell>
          <table:table-cell office:value-type="float" office:value="14998143">
            <text:p>14998143</text:p>
          </table:table-cell>
        </table:table-row>
        <table:table-row table:style-name="ro1">
          <table:table-cell office:value-type="float" office:value="290001">
            <text:p>290001</text:p>
          </table:table-cell>
          <table:table-cell office:value-type="float" office:value="15781043">
            <text:p>15781043</text:p>
          </table:table-cell>
        </table:table-row>
        <table:table-row table:style-name="ro1">
          <table:table-cell office:value-type="float" office:value="291001">
            <text:p>291001</text:p>
          </table:table-cell>
          <table:table-cell office:value-type="float" office:value="15647160">
            <text:p>15647160</text:p>
          </table:table-cell>
        </table:table-row>
        <table:table-row table:style-name="ro1">
          <table:table-cell office:value-type="float" office:value="292001">
            <text:p>292001</text:p>
          </table:table-cell>
          <table:table-cell office:value-type="float" office:value="15101356">
            <text:p>15101356</text:p>
          </table:table-cell>
        </table:table-row>
        <table:table-row table:style-name="ro1">
          <table:table-cell office:value-type="float" office:value="293001">
            <text:p>293001</text:p>
          </table:table-cell>
          <table:table-cell office:value-type="float" office:value="15083762">
            <text:p>15083762</text:p>
          </table:table-cell>
        </table:table-row>
        <table:table-row table:style-name="ro1">
          <table:table-cell office:value-type="float" office:value="294001">
            <text:p>294001</text:p>
          </table:table-cell>
          <table:table-cell office:value-type="float" office:value="15266183">
            <text:p>15266183</text:p>
          </table:table-cell>
        </table:table-row>
        <table:table-row table:style-name="ro1">
          <table:table-cell office:value-type="float" office:value="295001">
            <text:p>295001</text:p>
          </table:table-cell>
          <table:table-cell office:value-type="float" office:value="15621119">
            <text:p>15621119</text:p>
          </table:table-cell>
        </table:table-row>
        <table:table-row table:style-name="ro1">
          <table:table-cell office:value-type="float" office:value="296001">
            <text:p>296001</text:p>
          </table:table-cell>
          <table:table-cell office:value-type="float" office:value="15567369">
            <text:p>15567369</text:p>
          </table:table-cell>
        </table:table-row>
        <table:table-row table:style-name="ro1">
          <table:table-cell office:value-type="float" office:value="297001">
            <text:p>297001</text:p>
          </table:table-cell>
          <table:table-cell office:value-type="float" office:value="16250070">
            <text:p>16250070</text:p>
          </table:table-cell>
        </table:table-row>
        <table:table-row table:style-name="ro1">
          <table:table-cell office:value-type="float" office:value="298001">
            <text:p>298001</text:p>
          </table:table-cell>
          <table:table-cell office:value-type="float" office:value="16410658">
            <text:p>16410658</text:p>
          </table:table-cell>
        </table:table-row>
        <table:table-row table:style-name="ro1">
          <table:table-cell office:value-type="float" office:value="299001">
            <text:p>299001</text:p>
          </table:table-cell>
          <table:table-cell office:value-type="float" office:value="16083579">
            <text:p>16083579</text:p>
          </table:table-cell>
        </table:table-row>
        <table:table-row table:style-name="ro1">
          <table:table-cell office:value-type="float" office:value="300001">
            <text:p>300001</text:p>
          </table:table-cell>
          <table:table-cell office:value-type="float" office:value="15762172">
            <text:p>15762172</text:p>
          </table:table-cell>
        </table:table-row>
        <table:table-row table:style-name="ro1">
          <table:table-cell office:value-type="float" office:value="301001">
            <text:p>301001</text:p>
          </table:table-cell>
          <table:table-cell office:value-type="float" office:value="16013708">
            <text:p>16013708</text:p>
          </table:table-cell>
        </table:table-row>
        <table:table-row table:style-name="ro1">
          <table:table-cell office:value-type="float" office:value="302001">
            <text:p>302001</text:p>
          </table:table-cell>
          <table:table-cell office:value-type="float" office:value="16452709">
            <text:p>16452709</text:p>
          </table:table-cell>
        </table:table-row>
        <table:table-row table:style-name="ro1">
          <table:table-cell office:value-type="float" office:value="303001">
            <text:p>303001</text:p>
          </table:table-cell>
          <table:table-cell office:value-type="float" office:value="17074161">
            <text:p>17074161</text:p>
          </table:table-cell>
        </table:table-row>
        <table:table-row table:style-name="ro1">
          <table:table-cell office:value-type="float" office:value="304001">
            <text:p>304001</text:p>
          </table:table-cell>
          <table:table-cell office:value-type="float" office:value="16755261">
            <text:p>16755261</text:p>
          </table:table-cell>
        </table:table-row>
        <table:table-row table:style-name="ro1">
          <table:table-cell office:value-type="float" office:value="305001">
            <text:p>305001</text:p>
          </table:table-cell>
          <table:table-cell office:value-type="float" office:value="16415897">
            <text:p>16415897</text:p>
          </table:table-cell>
        </table:table-row>
        <table:table-row table:style-name="ro1">
          <table:table-cell office:value-type="float" office:value="306001">
            <text:p>306001</text:p>
          </table:table-cell>
          <table:table-cell office:value-type="float" office:value="16652527">
            <text:p>16652527</text:p>
          </table:table-cell>
        </table:table-row>
        <table:table-row table:style-name="ro1">
          <table:table-cell office:value-type="float" office:value="307001">
            <text:p>307001</text:p>
          </table:table-cell>
          <table:table-cell office:value-type="float" office:value="16741480">
            <text:p>16741480</text:p>
          </table:table-cell>
        </table:table-row>
        <table:table-row table:style-name="ro1">
          <table:table-cell office:value-type="float" office:value="308001">
            <text:p>308001</text:p>
          </table:table-cell>
          <table:table-cell office:value-type="float" office:value="17049476">
            <text:p>17049476</text:p>
          </table:table-cell>
        </table:table-row>
        <table:table-row table:style-name="ro1">
          <table:table-cell office:value-type="float" office:value="309001">
            <text:p>309001</text:p>
          </table:table-cell>
          <table:table-cell office:value-type="float" office:value="17447814">
            <text:p>17447814</text:p>
          </table:table-cell>
        </table:table-row>
        <table:table-row table:style-name="ro1">
          <table:table-cell office:value-type="float" office:value="310001">
            <text:p>310001</text:p>
          </table:table-cell>
          <table:table-cell office:value-type="float" office:value="17542450">
            <text:p>17542450</text:p>
          </table:table-cell>
        </table:table-row>
        <table:table-row table:style-name="ro1">
          <table:table-cell office:value-type="float" office:value="311001">
            <text:p>311001</text:p>
          </table:table-cell>
          <table:table-cell office:value-type="float" office:value="17363496">
            <text:p>17363496</text:p>
          </table:table-cell>
        </table:table-row>
        <table:table-row table:style-name="ro1">
          <table:table-cell office:value-type="float" office:value="312001">
            <text:p>312001</text:p>
          </table:table-cell>
          <table:table-cell office:value-type="float" office:value="17423809">
            <text:p>17423809</text:p>
          </table:table-cell>
        </table:table-row>
        <table:table-row table:style-name="ro1">
          <table:table-cell office:value-type="float" office:value="313001">
            <text:p>313001</text:p>
          </table:table-cell>
          <table:table-cell office:value-type="float" office:value="17558457">
            <text:p>17558457</text:p>
          </table:table-cell>
        </table:table-row>
        <table:table-row table:style-name="ro1">
          <table:table-cell office:value-type="float" office:value="314001">
            <text:p>314001</text:p>
          </table:table-cell>
          <table:table-cell office:value-type="float" office:value="18113253">
            <text:p>18113253</text:p>
          </table:table-cell>
        </table:table-row>
        <table:table-row table:style-name="ro1">
          <table:table-cell office:value-type="float" office:value="315001">
            <text:p>315001</text:p>
          </table:table-cell>
          <table:table-cell office:value-type="float" office:value="17800550">
            <text:p>17800550</text:p>
          </table:table-cell>
        </table:table-row>
        <table:table-row table:style-name="ro1">
          <table:table-cell office:value-type="float" office:value="316001">
            <text:p>316001</text:p>
          </table:table-cell>
          <table:table-cell office:value-type="float" office:value="17659885">
            <text:p>17659885</text:p>
          </table:table-cell>
        </table:table-row>
        <table:table-row table:style-name="ro1">
          <table:table-cell office:value-type="float" office:value="317001">
            <text:p>317001</text:p>
          </table:table-cell>
          <table:table-cell office:value-type="float" office:value="18011517">
            <text:p>18011517</text:p>
          </table:table-cell>
        </table:table-row>
        <table:table-row table:style-name="ro1">
          <table:table-cell office:value-type="float" office:value="318001">
            <text:p>318001</text:p>
          </table:table-cell>
          <table:table-cell office:value-type="float" office:value="17777721">
            <text:p>17777721</text:p>
          </table:table-cell>
        </table:table-row>
        <table:table-row table:style-name="ro1">
          <table:table-cell office:value-type="float" office:value="319001">
            <text:p>319001</text:p>
          </table:table-cell>
          <table:table-cell office:value-type="float" office:value="18205049">
            <text:p>18205049</text:p>
          </table:table-cell>
        </table:table-row>
        <table:table-row table:style-name="ro1">
          <table:table-cell office:value-type="float" office:value="320001">
            <text:p>320001</text:p>
          </table:table-cell>
          <table:table-cell office:value-type="float" office:value="18603034">
            <text:p>18603034</text:p>
          </table:table-cell>
        </table:table-row>
        <table:table-row table:style-name="ro1">
          <table:table-cell office:value-type="float" office:value="321001">
            <text:p>321001</text:p>
          </table:table-cell>
          <table:table-cell office:value-type="float" office:value="18495449">
            <text:p>18495449</text:p>
          </table:table-cell>
        </table:table-row>
        <table:table-row table:style-name="ro1">
          <table:table-cell office:value-type="float" office:value="322001">
            <text:p>322001</text:p>
          </table:table-cell>
          <table:table-cell office:value-type="float" office:value="18273290">
            <text:p>18273290</text:p>
          </table:table-cell>
        </table:table-row>
        <table:table-row table:style-name="ro1">
          <table:table-cell office:value-type="float" office:value="323001">
            <text:p>323001</text:p>
          </table:table-cell>
          <table:table-cell office:value-type="float" office:value="18361660">
            <text:p>18361660</text:p>
          </table:table-cell>
        </table:table-row>
        <table:table-row table:style-name="ro1">
          <table:table-cell office:value-type="float" office:value="324001">
            <text:p>324001</text:p>
          </table:table-cell>
          <table:table-cell office:value-type="float" office:value="18798988">
            <text:p>18798988</text:p>
          </table:table-cell>
        </table:table-row>
        <table:table-row table:style-name="ro1">
          <table:table-cell office:value-type="float" office:value="325001">
            <text:p>325001</text:p>
          </table:table-cell>
          <table:table-cell office:value-type="float" office:value="18957836">
            <text:p>18957836</text:p>
          </table:table-cell>
        </table:table-row>
        <table:table-row table:style-name="ro1">
          <table:table-cell office:value-type="float" office:value="326001">
            <text:p>326001</text:p>
          </table:table-cell>
          <table:table-cell office:value-type="float" office:value="19346403">
            <text:p>19346403</text:p>
          </table:table-cell>
        </table:table-row>
        <table:table-row table:style-name="ro1">
          <table:table-cell office:value-type="float" office:value="327001">
            <text:p>327001</text:p>
          </table:table-cell>
          <table:table-cell office:value-type="float" office:value="19706170">
            <text:p>19706170</text:p>
          </table:table-cell>
        </table:table-row>
        <table:table-row table:style-name="ro1">
          <table:table-cell office:value-type="float" office:value="328001">
            <text:p>328001</text:p>
          </table:table-cell>
          <table:table-cell office:value-type="float" office:value="19000213">
            <text:p>19000213</text:p>
          </table:table-cell>
        </table:table-row>
        <table:table-row table:style-name="ro1">
          <table:table-cell office:value-type="float" office:value="329001">
            <text:p>329001</text:p>
          </table:table-cell>
          <table:table-cell office:value-type="float" office:value="19262827">
            <text:p>19262827</text:p>
          </table:table-cell>
        </table:table-row>
        <table:table-row table:style-name="ro1">
          <table:table-cell office:value-type="float" office:value="330001">
            <text:p>330001</text:p>
          </table:table-cell>
          <table:table-cell office:value-type="float" office:value="19577250">
            <text:p>19577250</text:p>
          </table:table-cell>
        </table:table-row>
        <table:table-row table:style-name="ro1">
          <table:table-cell office:value-type="float" office:value="331001">
            <text:p>331001</text:p>
          </table:table-cell>
          <table:table-cell office:value-type="float" office:value="20017530">
            <text:p>20017530</text:p>
          </table:table-cell>
        </table:table-row>
        <table:table-row table:style-name="ro1">
          <table:table-cell office:value-type="float" office:value="332001">
            <text:p>332001</text:p>
          </table:table-cell>
          <table:table-cell office:value-type="float" office:value="19838827">
            <text:p>19838827</text:p>
          </table:table-cell>
        </table:table-row>
        <table:table-row table:style-name="ro1">
          <table:table-cell office:value-type="float" office:value="333001">
            <text:p>333001</text:p>
          </table:table-cell>
          <table:table-cell office:value-type="float" office:value="19885667">
            <text:p>19885667</text:p>
          </table:table-cell>
        </table:table-row>
        <table:table-row table:style-name="ro1">
          <table:table-cell office:value-type="float" office:value="334001">
            <text:p>334001</text:p>
          </table:table-cell>
          <table:table-cell office:value-type="float" office:value="19816757">
            <text:p>19816757</text:p>
          </table:table-cell>
        </table:table-row>
        <table:table-row table:style-name="ro1">
          <table:table-cell office:value-type="float" office:value="335001">
            <text:p>335001</text:p>
          </table:table-cell>
          <table:table-cell office:value-type="float" office:value="19969676">
            <text:p>19969676</text:p>
          </table:table-cell>
        </table:table-row>
        <table:table-row table:style-name="ro1">
          <table:table-cell office:value-type="float" office:value="336001">
            <text:p>336001</text:p>
          </table:table-cell>
          <table:table-cell office:value-type="float" office:value="20657650">
            <text:p>20657650</text:p>
          </table:table-cell>
        </table:table-row>
        <table:table-row table:style-name="ro1">
          <table:table-cell office:value-type="float" office:value="337001">
            <text:p>337001</text:p>
          </table:table-cell>
          <table:table-cell office:value-type="float" office:value="21034479">
            <text:p>21034479</text:p>
          </table:table-cell>
        </table:table-row>
        <table:table-row table:style-name="ro1">
          <table:table-cell office:value-type="float" office:value="338001">
            <text:p>338001</text:p>
          </table:table-cell>
          <table:table-cell office:value-type="float" office:value="21287352">
            <text:p>21287352</text:p>
          </table:table-cell>
        </table:table-row>
        <table:table-row table:style-name="ro1">
          <table:table-cell office:value-type="float" office:value="339001">
            <text:p>339001</text:p>
          </table:table-cell>
          <table:table-cell office:value-type="float" office:value="20745210">
            <text:p>20745210</text:p>
          </table:table-cell>
        </table:table-row>
        <table:table-row table:style-name="ro1">
          <table:table-cell office:value-type="float" office:value="340001">
            <text:p>340001</text:p>
          </table:table-cell>
          <table:table-cell office:value-type="float" office:value="20966275">
            <text:p>20966275</text:p>
          </table:table-cell>
        </table:table-row>
        <table:table-row table:style-name="ro1">
          <table:table-cell office:value-type="float" office:value="341001">
            <text:p>341001</text:p>
          </table:table-cell>
          <table:table-cell office:value-type="float" office:value="20998523">
            <text:p>20998523</text:p>
          </table:table-cell>
        </table:table-row>
        <table:table-row table:style-name="ro1">
          <table:table-cell office:value-type="float" office:value="342001">
            <text:p>342001</text:p>
          </table:table-cell>
          <table:table-cell office:value-type="float" office:value="20832218">
            <text:p>20832218</text:p>
          </table:table-cell>
        </table:table-row>
        <table:table-row table:style-name="ro1">
          <table:table-cell office:value-type="float" office:value="343001">
            <text:p>343001</text:p>
          </table:table-cell>
          <table:table-cell office:value-type="float" office:value="21099606">
            <text:p>21099606</text:p>
          </table:table-cell>
        </table:table-row>
        <table:table-row table:style-name="ro1">
          <table:table-cell office:value-type="float" office:value="344001">
            <text:p>344001</text:p>
          </table:table-cell>
          <table:table-cell office:value-type="float" office:value="21037686">
            <text:p>21037686</text:p>
          </table:table-cell>
        </table:table-row>
        <table:table-row table:style-name="ro1">
          <table:table-cell office:value-type="float" office:value="345001">
            <text:p>345001</text:p>
          </table:table-cell>
          <table:table-cell office:value-type="float" office:value="21537350">
            <text:p>21537350</text:p>
          </table:table-cell>
        </table:table-row>
        <table:table-row table:style-name="ro1">
          <table:table-cell office:value-type="float" office:value="346001">
            <text:p>346001</text:p>
          </table:table-cell>
          <table:table-cell office:value-type="float" office:value="21882991">
            <text:p>21882991</text:p>
          </table:table-cell>
        </table:table-row>
        <table:table-row table:style-name="ro1">
          <table:table-cell office:value-type="float" office:value="347001">
            <text:p>347001</text:p>
          </table:table-cell>
          <table:table-cell office:value-type="float" office:value="21546252">
            <text:p>21546252</text:p>
          </table:table-cell>
        </table:table-row>
        <table:table-row table:style-name="ro1">
          <table:table-cell office:value-type="float" office:value="348001">
            <text:p>348001</text:p>
          </table:table-cell>
          <table:table-cell office:value-type="float" office:value="21927545">
            <text:p>21927545</text:p>
          </table:table-cell>
        </table:table-row>
        <table:table-row table:style-name="ro1">
          <table:table-cell office:value-type="float" office:value="349001">
            <text:p>349001</text:p>
          </table:table-cell>
          <table:table-cell office:value-type="float" office:value="21744849">
            <text:p>21744849</text:p>
          </table:table-cell>
        </table:table-row>
        <table:table-row table:style-name="ro1">
          <table:table-cell office:value-type="float" office:value="350001">
            <text:p>350001</text:p>
          </table:table-cell>
          <table:table-cell office:value-type="float" office:value="21635148">
            <text:p>21635148</text:p>
          </table:table-cell>
        </table:table-row>
        <table:table-row table:style-name="ro1">
          <table:table-cell office:value-type="float" office:value="351001">
            <text:p>351001</text:p>
          </table:table-cell>
          <table:table-cell office:value-type="float" office:value="22641960">
            <text:p>22641960</text:p>
          </table:table-cell>
        </table:table-row>
        <table:table-row table:style-name="ro1">
          <table:table-cell office:value-type="float" office:value="352001">
            <text:p>352001</text:p>
          </table:table-cell>
          <table:table-cell office:value-type="float" office:value="22292566">
            <text:p>22292566</text:p>
          </table:table-cell>
        </table:table-row>
        <table:table-row table:style-name="ro1">
          <table:table-cell office:value-type="float" office:value="353001">
            <text:p>353001</text:p>
          </table:table-cell>
          <table:table-cell office:value-type="float" office:value="22040781">
            <text:p>22040781</text:p>
          </table:table-cell>
        </table:table-row>
        <table:table-row table:style-name="ro1">
          <table:table-cell office:value-type="float" office:value="354001">
            <text:p>354001</text:p>
          </table:table-cell>
          <table:table-cell office:value-type="float" office:value="22474739">
            <text:p>22474739</text:p>
          </table:table-cell>
        </table:table-row>
        <table:table-row table:style-name="ro1">
          <table:table-cell office:value-type="float" office:value="355001">
            <text:p>355001</text:p>
          </table:table-cell>
          <table:table-cell office:value-type="float" office:value="22919058">
            <text:p>22919058</text:p>
          </table:table-cell>
        </table:table-row>
        <table:table-row table:style-name="ro1">
          <table:table-cell office:value-type="float" office:value="356001">
            <text:p>356001</text:p>
          </table:table-cell>
          <table:table-cell office:value-type="float" office:value="23322763">
            <text:p>23322763</text:p>
          </table:table-cell>
        </table:table-row>
        <table:table-row table:style-name="ro1">
          <table:table-cell office:value-type="float" office:value="357001">
            <text:p>357001</text:p>
          </table:table-cell>
          <table:table-cell office:value-type="float" office:value="23355762">
            <text:p>23355762</text:p>
          </table:table-cell>
        </table:table-row>
        <table:table-row table:style-name="ro1">
          <table:table-cell office:value-type="float" office:value="358001">
            <text:p>358001</text:p>
          </table:table-cell>
          <table:table-cell office:value-type="float" office:value="22907122">
            <text:p>22907122</text:p>
          </table:table-cell>
        </table:table-row>
        <table:table-row table:style-name="ro1">
          <table:table-cell office:value-type="float" office:value="359001">
            <text:p>359001</text:p>
          </table:table-cell>
          <table:table-cell office:value-type="float" office:value="23494709">
            <text:p>23494709</text:p>
          </table:table-cell>
        </table:table-row>
        <table:table-row table:style-name="ro1">
          <table:table-cell office:value-type="float" office:value="360001">
            <text:p>360001</text:p>
          </table:table-cell>
          <table:table-cell office:value-type="float" office:value="24549529">
            <text:p>24549529</text:p>
          </table:table-cell>
        </table:table-row>
        <table:table-row table:style-name="ro1">
          <table:table-cell office:value-type="float" office:value="361001">
            <text:p>361001</text:p>
          </table:table-cell>
          <table:table-cell office:value-type="float" office:value="23403891">
            <text:p>23403891</text:p>
          </table:table-cell>
        </table:table-row>
        <table:table-row table:style-name="ro1">
          <table:table-cell office:value-type="float" office:value="362001">
            <text:p>362001</text:p>
          </table:table-cell>
          <table:table-cell office:value-type="float" office:value="23406983">
            <text:p>23406983</text:p>
          </table:table-cell>
        </table:table-row>
        <table:table-row table:style-name="ro1">
          <table:table-cell office:value-type="float" office:value="363001">
            <text:p>363001</text:p>
          </table:table-cell>
          <table:table-cell office:value-type="float" office:value="23721804">
            <text:p>23721804</text:p>
          </table:table-cell>
        </table:table-row>
        <table:table-row table:style-name="ro1">
          <table:table-cell office:value-type="float" office:value="364001">
            <text:p>364001</text:p>
          </table:table-cell>
          <table:table-cell office:value-type="float" office:value="23542383">
            <text:p>23542383</text:p>
          </table:table-cell>
        </table:table-row>
        <table:table-row table:style-name="ro1">
          <table:table-cell office:value-type="float" office:value="365001">
            <text:p>365001</text:p>
          </table:table-cell>
          <table:table-cell office:value-type="float" office:value="23664803">
            <text:p>23664803</text:p>
          </table:table-cell>
        </table:table-row>
        <table:table-row table:style-name="ro1">
          <table:table-cell office:value-type="float" office:value="366001">
            <text:p>366001</text:p>
          </table:table-cell>
          <table:table-cell office:value-type="float" office:value="24951923">
            <text:p>24951923</text:p>
          </table:table-cell>
        </table:table-row>
        <table:table-row table:style-name="ro1">
          <table:table-cell office:value-type="float" office:value="367001">
            <text:p>367001</text:p>
          </table:table-cell>
          <table:table-cell office:value-type="float" office:value="24782037">
            <text:p>24782037</text:p>
          </table:table-cell>
        </table:table-row>
        <table:table-row table:style-name="ro1">
          <table:table-cell office:value-type="float" office:value="368001">
            <text:p>368001</text:p>
          </table:table-cell>
          <table:table-cell office:value-type="float" office:value="24094075">
            <text:p>24094075</text:p>
          </table:table-cell>
        </table:table-row>
        <table:table-row table:style-name="ro1">
          <table:table-cell office:value-type="float" office:value="369001">
            <text:p>369001</text:p>
          </table:table-cell>
          <table:table-cell office:value-type="float" office:value="40299947">
            <text:p>40299947</text:p>
          </table:table-cell>
        </table:table-row>
        <table:table-row table:style-name="ro1">
          <table:table-cell office:value-type="float" office:value="370001">
            <text:p>370001</text:p>
          </table:table-cell>
          <table:table-cell office:value-type="float" office:value="25967695">
            <text:p>25967695</text:p>
          </table:table-cell>
        </table:table-row>
        <table:table-row table:style-name="ro1">
          <table:table-cell office:value-type="float" office:value="371001">
            <text:p>371001</text:p>
          </table:table-cell>
          <table:table-cell office:value-type="float" office:value="24662427">
            <text:p>24662427</text:p>
          </table:table-cell>
        </table:table-row>
        <table:table-row table:style-name="ro1">
          <table:table-cell office:value-type="float" office:value="372001">
            <text:p>372001</text:p>
          </table:table-cell>
          <table:table-cell office:value-type="float" office:value="24718142">
            <text:p>24718142</text:p>
          </table:table-cell>
        </table:table-row>
        <table:table-row table:style-name="ro1">
          <table:table-cell office:value-type="float" office:value="373001">
            <text:p>373001</text:p>
          </table:table-cell>
          <table:table-cell office:value-type="float" office:value="25152002">
            <text:p>25152002</text:p>
          </table:table-cell>
        </table:table-row>
        <table:table-row table:style-name="ro1">
          <table:table-cell office:value-type="float" office:value="374001">
            <text:p>374001</text:p>
          </table:table-cell>
          <table:table-cell office:value-type="float" office:value="24280256">
            <text:p>24280256</text:p>
          </table:table-cell>
        </table:table-row>
        <table:table-row table:style-name="ro1">
          <table:table-cell office:value-type="float" office:value="375001">
            <text:p>375001</text:p>
          </table:table-cell>
          <table:table-cell office:value-type="float" office:value="25414354">
            <text:p>25414354</text:p>
          </table:table-cell>
        </table:table-row>
        <table:table-row table:style-name="ro1">
          <table:table-cell office:value-type="float" office:value="376001">
            <text:p>376001</text:p>
          </table:table-cell>
          <table:table-cell office:value-type="float" office:value="26611166">
            <text:p>26611166</text:p>
          </table:table-cell>
        </table:table-row>
        <table:table-row table:style-name="ro1">
          <table:table-cell office:value-type="float" office:value="377001">
            <text:p>377001</text:p>
          </table:table-cell>
          <table:table-cell office:value-type="float" office:value="26445784">
            <text:p>26445784</text:p>
          </table:table-cell>
        </table:table-row>
        <table:table-row table:style-name="ro1">
          <table:table-cell office:value-type="float" office:value="378001">
            <text:p>378001</text:p>
          </table:table-cell>
          <table:table-cell office:value-type="float" office:value="25579952">
            <text:p>25579952</text:p>
          </table:table-cell>
        </table:table-row>
        <table:table-row table:style-name="ro1">
          <table:table-cell office:value-type="float" office:value="379001">
            <text:p>379001</text:p>
          </table:table-cell>
          <table:table-cell office:value-type="float" office:value="25576099">
            <text:p>25576099</text:p>
          </table:table-cell>
        </table:table-row>
        <table:table-row table:style-name="ro1">
          <table:table-cell office:value-type="float" office:value="380001">
            <text:p>380001</text:p>
          </table:table-cell>
          <table:table-cell office:value-type="float" office:value="25630760">
            <text:p>25630760</text:p>
          </table:table-cell>
        </table:table-row>
        <table:table-row table:style-name="ro1">
          <table:table-cell office:value-type="float" office:value="381001">
            <text:p>381001</text:p>
          </table:table-cell>
          <table:table-cell office:value-type="float" office:value="25989609">
            <text:p>25989609</text:p>
          </table:table-cell>
        </table:table-row>
        <table:table-row table:style-name="ro1">
          <table:table-cell office:value-type="float" office:value="382001">
            <text:p>382001</text:p>
          </table:table-cell>
          <table:table-cell office:value-type="float" office:value="26233519">
            <text:p>26233519</text:p>
          </table:table-cell>
        </table:table-row>
        <table:table-row table:style-name="ro1">
          <table:table-cell office:value-type="float" office:value="383001">
            <text:p>383001</text:p>
          </table:table-cell>
          <table:table-cell office:value-type="float" office:value="25974553">
            <text:p>25974553</text:p>
          </table:table-cell>
        </table:table-row>
        <table:table-row table:style-name="ro1">
          <table:table-cell office:value-type="float" office:value="384001">
            <text:p>384001</text:p>
          </table:table-cell>
          <table:table-cell office:value-type="float" office:value="26215788">
            <text:p>26215788</text:p>
          </table:table-cell>
        </table:table-row>
        <table:table-row table:style-name="ro1">
          <table:table-cell office:value-type="float" office:value="385001">
            <text:p>385001</text:p>
          </table:table-cell>
          <table:table-cell office:value-type="float" office:value="26540703">
            <text:p>26540703</text:p>
          </table:table-cell>
        </table:table-row>
        <table:table-row table:style-name="ro1">
          <table:table-cell office:value-type="float" office:value="386001">
            <text:p>386001</text:p>
          </table:table-cell>
          <table:table-cell office:value-type="float" office:value="26545673">
            <text:p>26545673</text:p>
          </table:table-cell>
        </table:table-row>
        <table:table-row table:style-name="ro1">
          <table:table-cell office:value-type="float" office:value="387001">
            <text:p>387001</text:p>
          </table:table-cell>
          <table:table-cell office:value-type="float" office:value="26958998">
            <text:p>26958998</text:p>
          </table:table-cell>
        </table:table-row>
        <table:table-row table:style-name="ro1">
          <table:table-cell office:value-type="float" office:value="388001">
            <text:p>388001</text:p>
          </table:table-cell>
          <table:table-cell office:value-type="float" office:value="26721381">
            <text:p>26721381</text:p>
          </table:table-cell>
        </table:table-row>
        <table:table-row table:style-name="ro1">
          <table:table-cell office:value-type="float" office:value="389001">
            <text:p>389001</text:p>
          </table:table-cell>
          <table:table-cell office:value-type="float" office:value="26739641">
            <text:p>26739641</text:p>
          </table:table-cell>
        </table:table-row>
        <table:table-row table:style-name="ro1">
          <table:table-cell office:value-type="float" office:value="390001">
            <text:p>390001</text:p>
          </table:table-cell>
          <table:table-cell office:value-type="float" office:value="27066134">
            <text:p>27066134</text:p>
          </table:table-cell>
        </table:table-row>
        <table:table-row table:style-name="ro1">
          <table:table-cell office:value-type="float" office:value="391001">
            <text:p>391001</text:p>
          </table:table-cell>
          <table:table-cell office:value-type="float" office:value="26912983">
            <text:p>26912983</text:p>
          </table:table-cell>
        </table:table-row>
        <table:table-row table:style-name="ro1">
          <table:table-cell office:value-type="float" office:value="392001">
            <text:p>392001</text:p>
          </table:table-cell>
          <table:table-cell office:value-type="float" office:value="27760262">
            <text:p>27760262</text:p>
          </table:table-cell>
        </table:table-row>
        <table:table-row table:style-name="ro1">
          <table:table-cell office:value-type="float" office:value="393001">
            <text:p>393001</text:p>
          </table:table-cell>
          <table:table-cell office:value-type="float" office:value="27307197">
            <text:p>27307197</text:p>
          </table:table-cell>
        </table:table-row>
        <table:table-row table:style-name="ro1">
          <table:table-cell office:value-type="float" office:value="394001">
            <text:p>394001</text:p>
          </table:table-cell>
          <table:table-cell office:value-type="float" office:value="27485808">
            <text:p>27485808</text:p>
          </table:table-cell>
        </table:table-row>
        <table:table-row table:style-name="ro1">
          <table:table-cell office:value-type="float" office:value="395001">
            <text:p>395001</text:p>
          </table:table-cell>
          <table:table-cell office:value-type="float" office:value="27907052">
            <text:p>27907052</text:p>
          </table:table-cell>
        </table:table-row>
        <table:table-row table:style-name="ro1">
          <table:table-cell office:value-type="float" office:value="396001">
            <text:p>396001</text:p>
          </table:table-cell>
          <table:table-cell office:value-type="float" office:value="27973055">
            <text:p>27973055</text:p>
          </table:table-cell>
        </table:table-row>
        <table:table-row table:style-name="ro1">
          <table:table-cell office:value-type="float" office:value="397001">
            <text:p>397001</text:p>
          </table:table-cell>
          <table:table-cell office:value-type="float" office:value="28017575">
            <text:p>28017575</text:p>
          </table:table-cell>
        </table:table-row>
        <table:table-row table:style-name="ro1">
          <table:table-cell office:value-type="float" office:value="398001">
            <text:p>398001</text:p>
          </table:table-cell>
          <table:table-cell office:value-type="float" office:value="28399375">
            <text:p>28399375</text:p>
          </table:table-cell>
        </table:table-row>
        <table:table-row table:style-name="ro1">
          <table:table-cell office:value-type="float" office:value="399001">
            <text:p>399001</text:p>
          </table:table-cell>
          <table:table-cell office:value-type="float" office:value="28928073">
            <text:p>28928073</text:p>
          </table:table-cell>
        </table:table-row>
        <table:table-row table:style-name="ro1">
          <table:table-cell office:value-type="float" office:value="400001">
            <text:p>400001</text:p>
          </table:table-cell>
          <table:table-cell office:value-type="float" office:value="28330187">
            <text:p>28330187</text:p>
          </table:table-cell>
        </table:table-row>
        <table:table-row table:style-name="ro1">
          <table:table-cell office:value-type="float" office:value="401001">
            <text:p>401001</text:p>
          </table:table-cell>
          <table:table-cell office:value-type="float" office:value="28866121">
            <text:p>28866121</text:p>
          </table:table-cell>
        </table:table-row>
        <table:table-row table:style-name="ro1">
          <table:table-cell office:value-type="float" office:value="402001">
            <text:p>402001</text:p>
          </table:table-cell>
          <table:table-cell office:value-type="float" office:value="28889729">
            <text:p>28889729</text:p>
          </table:table-cell>
        </table:table-row>
        <table:table-row table:style-name="ro1">
          <table:table-cell office:value-type="float" office:value="403001">
            <text:p>403001</text:p>
          </table:table-cell>
          <table:table-cell office:value-type="float" office:value="28857476">
            <text:p>28857476</text:p>
          </table:table-cell>
        </table:table-row>
        <table:table-row table:style-name="ro1">
          <table:table-cell office:value-type="float" office:value="404001">
            <text:p>404001</text:p>
          </table:table-cell>
          <table:table-cell office:value-type="float" office:value="29301028">
            <text:p>29301028</text:p>
          </table:table-cell>
        </table:table-row>
        <table:table-row table:style-name="ro1">
          <table:table-cell office:value-type="float" office:value="405001">
            <text:p>405001</text:p>
          </table:table-cell>
          <table:table-cell office:value-type="float" office:value="29741478">
            <text:p>29741478</text:p>
          </table:table-cell>
        </table:table-row>
        <table:table-row table:style-name="ro1">
          <table:table-cell office:value-type="float" office:value="406001">
            <text:p>406001</text:p>
          </table:table-cell>
          <table:table-cell office:value-type="float" office:value="29475949">
            <text:p>29475949</text:p>
          </table:table-cell>
        </table:table-row>
        <table:table-row table:style-name="ro1">
          <table:table-cell office:value-type="float" office:value="407001">
            <text:p>407001</text:p>
          </table:table-cell>
          <table:table-cell office:value-type="float" office:value="29411623">
            <text:p>29411623</text:p>
          </table:table-cell>
        </table:table-row>
        <table:table-row table:style-name="ro1">
          <table:table-cell office:value-type="float" office:value="408001">
            <text:p>408001</text:p>
          </table:table-cell>
          <table:table-cell office:value-type="float" office:value="30153020">
            <text:p>30153020</text:p>
          </table:table-cell>
        </table:table-row>
        <table:table-row table:style-name="ro1">
          <table:table-cell office:value-type="float" office:value="409001">
            <text:p>409001</text:p>
          </table:table-cell>
          <table:table-cell office:value-type="float" office:value="29858445">
            <text:p>29858445</text:p>
          </table:table-cell>
        </table:table-row>
        <table:table-row table:style-name="ro1">
          <table:table-cell office:value-type="float" office:value="410001">
            <text:p>410001</text:p>
          </table:table-cell>
          <table:table-cell office:value-type="float" office:value="29644245">
            <text:p>29644245</text:p>
          </table:table-cell>
        </table:table-row>
        <table:table-row table:style-name="ro1">
          <table:table-cell office:value-type="float" office:value="411001">
            <text:p>411001</text:p>
          </table:table-cell>
          <table:table-cell office:value-type="float" office:value="30325573">
            <text:p>30325573</text:p>
          </table:table-cell>
        </table:table-row>
        <table:table-row table:style-name="ro1">
          <table:table-cell office:value-type="float" office:value="412001">
            <text:p>412001</text:p>
          </table:table-cell>
          <table:table-cell office:value-type="float" office:value="30275424">
            <text:p>30275424</text:p>
          </table:table-cell>
        </table:table-row>
        <table:table-row table:style-name="ro1">
          <table:table-cell office:value-type="float" office:value="413001">
            <text:p>413001</text:p>
          </table:table-cell>
          <table:table-cell office:value-type="float" office:value="31529437">
            <text:p>31529437</text:p>
          </table:table-cell>
        </table:table-row>
        <table:table-row table:style-name="ro1">
          <table:table-cell office:value-type="float" office:value="414001">
            <text:p>414001</text:p>
          </table:table-cell>
          <table:table-cell office:value-type="float" office:value="32106022">
            <text:p>32106022</text:p>
          </table:table-cell>
        </table:table-row>
        <table:table-row table:style-name="ro1">
          <table:table-cell office:value-type="float" office:value="415001">
            <text:p>415001</text:p>
          </table:table-cell>
          <table:table-cell office:value-type="float" office:value="31650909">
            <text:p>31650909</text:p>
          </table:table-cell>
        </table:table-row>
        <table:table-row table:style-name="ro1">
          <table:table-cell office:value-type="float" office:value="416001">
            <text:p>416001</text:p>
          </table:table-cell>
          <table:table-cell office:value-type="float" office:value="30652084">
            <text:p>30652084</text:p>
          </table:table-cell>
        </table:table-row>
        <table:table-row table:style-name="ro1">
          <table:table-cell office:value-type="float" office:value="417001">
            <text:p>417001</text:p>
          </table:table-cell>
          <table:table-cell office:value-type="float" office:value="30866028">
            <text:p>30866028</text:p>
          </table:table-cell>
        </table:table-row>
        <table:table-row table:style-name="ro1">
          <table:table-cell office:value-type="float" office:value="418001">
            <text:p>418001</text:p>
          </table:table-cell>
          <table:table-cell office:value-type="float" office:value="31281803">
            <text:p>31281803</text:p>
          </table:table-cell>
        </table:table-row>
        <table:table-row table:style-name="ro1">
          <table:table-cell office:value-type="float" office:value="419001">
            <text:p>419001</text:p>
          </table:table-cell>
          <table:table-cell office:value-type="float" office:value="31249658">
            <text:p>31249658</text:p>
          </table:table-cell>
        </table:table-row>
        <table:table-row table:style-name="ro1">
          <table:table-cell office:value-type="float" office:value="420001">
            <text:p>420001</text:p>
          </table:table-cell>
          <table:table-cell office:value-type="float" office:value="31239576">
            <text:p>31239576</text:p>
          </table:table-cell>
        </table:table-row>
        <table:table-row table:style-name="ro1">
          <table:table-cell office:value-type="float" office:value="421001">
            <text:p>421001</text:p>
          </table:table-cell>
          <table:table-cell office:value-type="float" office:value="31545901">
            <text:p>31545901</text:p>
          </table:table-cell>
        </table:table-row>
        <table:table-row table:style-name="ro1">
          <table:table-cell office:value-type="float" office:value="422001">
            <text:p>422001</text:p>
          </table:table-cell>
          <table:table-cell office:value-type="float" office:value="32083536">
            <text:p>32083536</text:p>
          </table:table-cell>
        </table:table-row>
        <table:table-row table:style-name="ro1">
          <table:table-cell office:value-type="float" office:value="423001">
            <text:p>423001</text:p>
          </table:table-cell>
          <table:table-cell office:value-type="float" office:value="31751529">
            <text:p>31751529</text:p>
          </table:table-cell>
        </table:table-row>
        <table:table-row table:style-name="ro1">
          <table:table-cell office:value-type="float" office:value="424001">
            <text:p>424001</text:p>
          </table:table-cell>
          <table:table-cell office:value-type="float" office:value="31899971">
            <text:p>31899971</text:p>
          </table:table-cell>
        </table:table-row>
        <table:table-row table:style-name="ro1">
          <table:table-cell office:value-type="float" office:value="425001">
            <text:p>425001</text:p>
          </table:table-cell>
          <table:table-cell office:value-type="float" office:value="32360682">
            <text:p>32360682</text:p>
          </table:table-cell>
        </table:table-row>
        <table:table-row table:style-name="ro1">
          <table:table-cell office:value-type="float" office:value="426001">
            <text:p>426001</text:p>
          </table:table-cell>
          <table:table-cell office:value-type="float" office:value="32921944">
            <text:p>32921944</text:p>
          </table:table-cell>
        </table:table-row>
        <table:table-row table:style-name="ro1">
          <table:table-cell office:value-type="float" office:value="427001">
            <text:p>427001</text:p>
          </table:table-cell>
          <table:table-cell office:value-type="float" office:value="33424423">
            <text:p>33424423</text:p>
          </table:table-cell>
        </table:table-row>
        <table:table-row table:style-name="ro1">
          <table:table-cell office:value-type="float" office:value="428001">
            <text:p>428001</text:p>
          </table:table-cell>
          <table:table-cell office:value-type="float" office:value="32650580">
            <text:p>32650580</text:p>
          </table:table-cell>
        </table:table-row>
        <table:table-row table:style-name="ro1">
          <table:table-cell office:value-type="float" office:value="429001">
            <text:p>429001</text:p>
          </table:table-cell>
          <table:table-cell office:value-type="float" office:value="33161208">
            <text:p>33161208</text:p>
          </table:table-cell>
        </table:table-row>
        <table:table-row table:style-name="ro1">
          <table:table-cell office:value-type="float" office:value="430001">
            <text:p>430001</text:p>
          </table:table-cell>
          <table:table-cell office:value-type="float" office:value="32825177">
            <text:p>32825177</text:p>
          </table:table-cell>
        </table:table-row>
        <table:table-row table:style-name="ro1">
          <table:table-cell office:value-type="float" office:value="431001">
            <text:p>431001</text:p>
          </table:table-cell>
          <table:table-cell office:value-type="float" office:value="33122599">
            <text:p>33122599</text:p>
          </table:table-cell>
        </table:table-row>
        <table:table-row table:style-name="ro1">
          <table:table-cell office:value-type="float" office:value="432001">
            <text:p>432001</text:p>
          </table:table-cell>
          <table:table-cell office:value-type="float" office:value="33336720">
            <text:p>33336720</text:p>
          </table:table-cell>
        </table:table-row>
        <table:table-row table:style-name="ro1">
          <table:table-cell office:value-type="float" office:value="433001">
            <text:p>433001</text:p>
          </table:table-cell>
          <table:table-cell office:value-type="float" office:value="34235363">
            <text:p>34235363</text:p>
          </table:table-cell>
        </table:table-row>
        <table:table-row table:style-name="ro1">
          <table:table-cell office:value-type="float" office:value="434001">
            <text:p>434001</text:p>
          </table:table-cell>
          <table:table-cell office:value-type="float" office:value="35677787">
            <text:p>35677787</text:p>
          </table:table-cell>
        </table:table-row>
        <table:table-row table:style-name="ro1">
          <table:table-cell office:value-type="float" office:value="435001">
            <text:p>435001</text:p>
          </table:table-cell>
          <table:table-cell office:value-type="float" office:value="34231226">
            <text:p>34231226</text:p>
          </table:table-cell>
        </table:table-row>
        <table:table-row table:style-name="ro1">
          <table:table-cell office:value-type="float" office:value="436001">
            <text:p>436001</text:p>
          </table:table-cell>
          <table:table-cell office:value-type="float" office:value="34005255">
            <text:p>34005255</text:p>
          </table:table-cell>
        </table:table-row>
        <table:table-row table:style-name="ro1">
          <table:table-cell office:value-type="float" office:value="437001">
            <text:p>437001</text:p>
          </table:table-cell>
          <table:table-cell office:value-type="float" office:value="34059100">
            <text:p>34059100</text:p>
          </table:table-cell>
        </table:table-row>
        <table:table-row table:style-name="ro1">
          <table:table-cell office:value-type="float" office:value="438001">
            <text:p>438001</text:p>
          </table:table-cell>
          <table:table-cell office:value-type="float" office:value="34280347">
            <text:p>34280347</text:p>
          </table:table-cell>
        </table:table-row>
        <table:table-row table:style-name="ro1">
          <table:table-cell office:value-type="float" office:value="439001">
            <text:p>439001</text:p>
          </table:table-cell>
          <table:table-cell office:value-type="float" office:value="34145365">
            <text:p>34145365</text:p>
          </table:table-cell>
        </table:table-row>
        <table:table-row table:style-name="ro1">
          <table:table-cell office:value-type="float" office:value="440001">
            <text:p>440001</text:p>
          </table:table-cell>
          <table:table-cell office:value-type="float" office:value="34581527">
            <text:p>34581527</text:p>
          </table:table-cell>
        </table:table-row>
        <table:table-row table:style-name="ro1">
          <table:table-cell office:value-type="float" office:value="441001">
            <text:p>441001</text:p>
          </table:table-cell>
          <table:table-cell office:value-type="float" office:value="35031657">
            <text:p>35031657</text:p>
          </table:table-cell>
        </table:table-row>
        <table:table-row table:style-name="ro1">
          <table:table-cell office:value-type="float" office:value="442001">
            <text:p>442001</text:p>
          </table:table-cell>
          <table:table-cell office:value-type="float" office:value="35365538">
            <text:p>35365538</text:p>
          </table:table-cell>
        </table:table-row>
        <table:table-row table:style-name="ro1">
          <table:table-cell office:value-type="float" office:value="443001">
            <text:p>443001</text:p>
          </table:table-cell>
          <table:table-cell office:value-type="float" office:value="35138059">
            <text:p>35138059</text:p>
          </table:table-cell>
        </table:table-row>
        <table:table-row table:style-name="ro1">
          <table:table-cell office:value-type="float" office:value="444001">
            <text:p>444001</text:p>
          </table:table-cell>
          <table:table-cell office:value-type="float" office:value="34939330">
            <text:p>34939330</text:p>
          </table:table-cell>
        </table:table-row>
        <table:table-row table:style-name="ro1">
          <table:table-cell office:value-type="float" office:value="445001">
            <text:p>445001</text:p>
          </table:table-cell>
          <table:table-cell office:value-type="float" office:value="35208856">
            <text:p>35208856</text:p>
          </table:table-cell>
        </table:table-row>
        <table:table-row table:style-name="ro1">
          <table:table-cell office:value-type="float" office:value="446001">
            <text:p>446001</text:p>
          </table:table-cell>
          <table:table-cell office:value-type="float" office:value="35440668">
            <text:p>35440668</text:p>
          </table:table-cell>
        </table:table-row>
        <table:table-row table:style-name="ro1">
          <table:table-cell office:value-type="float" office:value="447001">
            <text:p>447001</text:p>
          </table:table-cell>
          <table:table-cell office:value-type="float" office:value="35493187">
            <text:p>35493187</text:p>
          </table:table-cell>
        </table:table-row>
        <table:table-row table:style-name="ro1">
          <table:table-cell office:value-type="float" office:value="448001">
            <text:p>448001</text:p>
          </table:table-cell>
          <table:table-cell office:value-type="float" office:value="36491340">
            <text:p>36491340</text:p>
          </table:table-cell>
        </table:table-row>
        <table:table-row table:style-name="ro1">
          <table:table-cell office:value-type="float" office:value="449001">
            <text:p>449001</text:p>
          </table:table-cell>
          <table:table-cell office:value-type="float" office:value="37251587">
            <text:p>37251587</text:p>
          </table:table-cell>
        </table:table-row>
        <table:table-row table:style-name="ro1">
          <table:table-cell office:value-type="float" office:value="450001">
            <text:p>450001</text:p>
          </table:table-cell>
          <table:table-cell office:value-type="float" office:value="35958950">
            <text:p>35958950</text:p>
          </table:table-cell>
        </table:table-row>
        <table:table-row table:style-name="ro1">
          <table:table-cell office:value-type="float" office:value="451001">
            <text:p>451001</text:p>
          </table:table-cell>
          <table:table-cell office:value-type="float" office:value="36496614">
            <text:p>36496614</text:p>
          </table:table-cell>
        </table:table-row>
        <table:table-row table:style-name="ro1">
          <table:table-cell office:value-type="float" office:value="452001">
            <text:p>452001</text:p>
          </table:table-cell>
          <table:table-cell office:value-type="float" office:value="36591090">
            <text:p>36591090</text:p>
          </table:table-cell>
        </table:table-row>
        <table:table-row table:style-name="ro1">
          <table:table-cell office:value-type="float" office:value="453001">
            <text:p>453001</text:p>
          </table:table-cell>
          <table:table-cell office:value-type="float" office:value="36006148">
            <text:p>36006148</text:p>
          </table:table-cell>
        </table:table-row>
        <table:table-row table:style-name="ro1">
          <table:table-cell office:value-type="float" office:value="454001">
            <text:p>454001</text:p>
          </table:table-cell>
          <table:table-cell office:value-type="float" office:value="36652763">
            <text:p>36652763</text:p>
          </table:table-cell>
        </table:table-row>
        <table:table-row table:style-name="ro1">
          <table:table-cell office:value-type="float" office:value="455001">
            <text:p>455001</text:p>
          </table:table-cell>
          <table:table-cell office:value-type="float" office:value="37899246">
            <text:p>37899246</text:p>
          </table:table-cell>
        </table:table-row>
        <table:table-row table:style-name="ro1">
          <table:table-cell office:value-type="float" office:value="456001">
            <text:p>456001</text:p>
          </table:table-cell>
          <table:table-cell office:value-type="float" office:value="37593157">
            <text:p>37593157</text:p>
          </table:table-cell>
        </table:table-row>
        <table:table-row table:style-name="ro1">
          <table:table-cell office:value-type="float" office:value="457001">
            <text:p>457001</text:p>
          </table:table-cell>
          <table:table-cell office:value-type="float" office:value="37158560">
            <text:p>37158560</text:p>
          </table:table-cell>
        </table:table-row>
        <table:table-row table:style-name="ro1">
          <table:table-cell office:value-type="float" office:value="458001">
            <text:p>458001</text:p>
          </table:table-cell>
          <table:table-cell office:value-type="float" office:value="37376038">
            <text:p>37376038</text:p>
          </table:table-cell>
        </table:table-row>
        <table:table-row table:style-name="ro1">
          <table:table-cell office:value-type="float" office:value="459001">
            <text:p>459001</text:p>
          </table:table-cell>
          <table:table-cell office:value-type="float" office:value="37463482">
            <text:p>37463482</text:p>
          </table:table-cell>
        </table:table-row>
        <table:table-row table:style-name="ro1">
          <table:table-cell office:value-type="float" office:value="460001">
            <text:p>460001</text:p>
          </table:table-cell>
          <table:table-cell office:value-type="float" office:value="38094995">
            <text:p>38094995</text:p>
          </table:table-cell>
        </table:table-row>
        <table:table-row table:style-name="ro1">
          <table:table-cell office:value-type="float" office:value="461001">
            <text:p>461001</text:p>
          </table:table-cell>
          <table:table-cell office:value-type="float" office:value="38964397">
            <text:p>38964397</text:p>
          </table:table-cell>
        </table:table-row>
        <table:table-row table:style-name="ro1">
          <table:table-cell office:value-type="float" office:value="462001">
            <text:p>462001</text:p>
          </table:table-cell>
          <table:table-cell office:value-type="float" office:value="40634633">
            <text:p>40634633</text:p>
          </table:table-cell>
        </table:table-row>
        <table:table-row table:style-name="ro1">
          <table:table-cell office:value-type="float" office:value="463001">
            <text:p>463001</text:p>
          </table:table-cell>
          <table:table-cell office:value-type="float" office:value="38470507">
            <text:p>38470507</text:p>
          </table:table-cell>
        </table:table-row>
        <table:table-row table:style-name="ro1">
          <table:table-cell office:value-type="float" office:value="464001">
            <text:p>464001</text:p>
          </table:table-cell>
          <table:table-cell office:value-type="float" office:value="38083223">
            <text:p>38083223</text:p>
          </table:table-cell>
        </table:table-row>
        <table:table-row table:style-name="ro1">
          <table:table-cell office:value-type="float" office:value="465001">
            <text:p>465001</text:p>
          </table:table-cell>
          <table:table-cell office:value-type="float" office:value="38548692">
            <text:p>38548692</text:p>
          </table:table-cell>
        </table:table-row>
        <table:table-row table:style-name="ro1">
          <table:table-cell office:value-type="float" office:value="466001">
            <text:p>466001</text:p>
          </table:table-cell>
          <table:table-cell office:value-type="float" office:value="38560568">
            <text:p>38560568</text:p>
          </table:table-cell>
        </table:table-row>
        <table:table-row table:style-name="ro1">
          <table:table-cell office:value-type="float" office:value="467001">
            <text:p>467001</text:p>
          </table:table-cell>
          <table:table-cell office:value-type="float" office:value="39007976">
            <text:p>39007976</text:p>
          </table:table-cell>
        </table:table-row>
        <table:table-row table:style-name="ro1">
          <table:table-cell office:value-type="float" office:value="468001">
            <text:p>468001</text:p>
          </table:table-cell>
          <table:table-cell office:value-type="float" office:value="39477013">
            <text:p>39477013</text:p>
          </table:table-cell>
        </table:table-row>
        <table:table-row table:style-name="ro1">
          <table:table-cell office:value-type="float" office:value="469001">
            <text:p>469001</text:p>
          </table:table-cell>
          <table:table-cell office:value-type="float" office:value="39216570">
            <text:p>39216570</text:p>
          </table:table-cell>
        </table:table-row>
        <table:table-row table:style-name="ro1">
          <table:table-cell office:value-type="float" office:value="470001">
            <text:p>470001</text:p>
          </table:table-cell>
          <table:table-cell office:value-type="float" office:value="39179834">
            <text:p>39179834</text:p>
          </table:table-cell>
        </table:table-row>
        <table:table-row table:style-name="ro1">
          <table:table-cell office:value-type="float" office:value="471001">
            <text:p>471001</text:p>
          </table:table-cell>
          <table:table-cell office:value-type="float" office:value="39529179">
            <text:p>39529179</text:p>
          </table:table-cell>
        </table:table-row>
        <table:table-row table:style-name="ro1">
          <table:table-cell office:value-type="float" office:value="472001">
            <text:p>472001</text:p>
          </table:table-cell>
          <table:table-cell office:value-type="float" office:value="39609949">
            <text:p>39609949</text:p>
          </table:table-cell>
        </table:table-row>
        <table:table-row table:style-name="ro1">
          <table:table-cell office:value-type="float" office:value="473001">
            <text:p>473001</text:p>
          </table:table-cell>
          <table:table-cell office:value-type="float" office:value="39984730">
            <text:p>39984730</text:p>
          </table:table-cell>
        </table:table-row>
        <table:table-row table:style-name="ro1">
          <table:table-cell office:value-type="float" office:value="474001">
            <text:p>474001</text:p>
          </table:table-cell>
          <table:table-cell office:value-type="float" office:value="43332775">
            <text:p>43332775</text:p>
          </table:table-cell>
        </table:table-row>
        <table:table-row table:style-name="ro1">
          <table:table-cell office:value-type="float" office:value="475001">
            <text:p>475001</text:p>
          </table:table-cell>
          <table:table-cell office:value-type="float" office:value="48960883">
            <text:p>48960883</text:p>
          </table:table-cell>
        </table:table-row>
        <table:table-row table:style-name="ro1">
          <table:table-cell office:value-type="float" office:value="476001">
            <text:p>476001</text:p>
          </table:table-cell>
          <table:table-cell office:value-type="float" office:value="41469579">
            <text:p>41469579</text:p>
          </table:table-cell>
        </table:table-row>
        <table:table-row table:style-name="ro1">
          <table:table-cell office:value-type="float" office:value="477001">
            <text:p>477001</text:p>
          </table:table-cell>
          <table:table-cell office:value-type="float" office:value="42119487">
            <text:p>42119487</text:p>
          </table:table-cell>
        </table:table-row>
        <table:table-row table:style-name="ro1">
          <table:table-cell office:value-type="float" office:value="478001">
            <text:p>478001</text:p>
          </table:table-cell>
          <table:table-cell office:value-type="float" office:value="42302884">
            <text:p>42302884</text:p>
          </table:table-cell>
        </table:table-row>
        <table:table-row table:style-name="ro1">
          <table:table-cell office:value-type="float" office:value="479001">
            <text:p>479001</text:p>
          </table:table-cell>
          <table:table-cell office:value-type="float" office:value="42264061">
            <text:p>42264061</text:p>
          </table:table-cell>
        </table:table-row>
        <table:table-row table:style-name="ro1">
          <table:table-cell office:value-type="float" office:value="480001">
            <text:p>480001</text:p>
          </table:table-cell>
          <table:table-cell office:value-type="float" office:value="42671012">
            <text:p>42671012</text:p>
          </table:table-cell>
        </table:table-row>
        <table:table-row table:style-name="ro1">
          <table:table-cell office:value-type="float" office:value="481001">
            <text:p>481001</text:p>
          </table:table-cell>
          <table:table-cell office:value-type="float" office:value="42120996">
            <text:p>42120996</text:p>
          </table:table-cell>
        </table:table-row>
        <table:table-row table:style-name="ro1">
          <table:table-cell office:value-type="float" office:value="482001">
            <text:p>482001</text:p>
          </table:table-cell>
          <table:table-cell office:value-type="float" office:value="53828552">
            <text:p>53828552</text:p>
          </table:table-cell>
        </table:table-row>
        <table:table-row table:style-name="ro1">
          <table:table-cell office:value-type="float" office:value="483001">
            <text:p>483001</text:p>
          </table:table-cell>
          <table:table-cell office:value-type="float" office:value="41719822">
            <text:p>41719822</text:p>
          </table:table-cell>
        </table:table-row>
        <table:table-row table:style-name="ro1">
          <table:table-cell office:value-type="float" office:value="484001">
            <text:p>484001</text:p>
          </table:table-cell>
          <table:table-cell office:value-type="float" office:value="41536926">
            <text:p>41536926</text:p>
          </table:table-cell>
        </table:table-row>
        <table:table-row table:style-name="ro1">
          <table:table-cell office:value-type="float" office:value="485001">
            <text:p>485001</text:p>
          </table:table-cell>
          <table:table-cell office:value-type="float" office:value="42254893">
            <text:p>42254893</text:p>
          </table:table-cell>
        </table:table-row>
        <table:table-row table:style-name="ro1">
          <table:table-cell office:value-type="float" office:value="486001">
            <text:p>486001</text:p>
          </table:table-cell>
          <table:table-cell office:value-type="float" office:value="44193216">
            <text:p>44193216</text:p>
          </table:table-cell>
        </table:table-row>
        <table:table-row table:style-name="ro1">
          <table:table-cell office:value-type="float" office:value="487001">
            <text:p>487001</text:p>
          </table:table-cell>
          <table:table-cell office:value-type="float" office:value="43610894">
            <text:p>43610894</text:p>
          </table:table-cell>
        </table:table-row>
        <table:table-row table:style-name="ro1">
          <table:table-cell office:value-type="float" office:value="488001">
            <text:p>488001</text:p>
          </table:table-cell>
          <table:table-cell office:value-type="float" office:value="43789975">
            <text:p>43789975</text:p>
          </table:table-cell>
        </table:table-row>
        <table:table-row table:style-name="ro1">
          <table:table-cell office:value-type="float" office:value="489001">
            <text:p>489001</text:p>
          </table:table-cell>
          <table:table-cell office:value-type="float" office:value="43719750">
            <text:p>43719750</text:p>
          </table:table-cell>
        </table:table-row>
        <table:table-row table:style-name="ro1">
          <table:table-cell office:value-type="float" office:value="490001">
            <text:p>490001</text:p>
          </table:table-cell>
          <table:table-cell office:value-type="float" office:value="43651902">
            <text:p>43651902</text:p>
          </table:table-cell>
        </table:table-row>
        <table:table-row table:style-name="ro1">
          <table:table-cell office:value-type="float" office:value="491001">
            <text:p>491001</text:p>
          </table:table-cell>
          <table:table-cell office:value-type="float" office:value="44544730">
            <text:p>44544730</text:p>
          </table:table-cell>
        </table:table-row>
        <table:table-row table:style-name="ro1">
          <table:table-cell office:value-type="float" office:value="492001">
            <text:p>492001</text:p>
          </table:table-cell>
          <table:table-cell office:value-type="float" office:value="43557245">
            <text:p>43557245</text:p>
          </table:table-cell>
        </table:table-row>
        <table:table-row table:style-name="ro1">
          <table:table-cell office:value-type="float" office:value="493001">
            <text:p>493001</text:p>
          </table:table-cell>
          <table:table-cell office:value-type="float" office:value="43257261">
            <text:p>43257261</text:p>
          </table:table-cell>
        </table:table-row>
        <table:table-row table:style-name="ro1">
          <table:table-cell office:value-type="float" office:value="494001">
            <text:p>494001</text:p>
          </table:table-cell>
          <table:table-cell office:value-type="float" office:value="44030494">
            <text:p>44030494</text:p>
          </table:table-cell>
        </table:table-row>
        <table:table-row table:style-name="ro1">
          <table:table-cell office:value-type="float" office:value="495001">
            <text:p>495001</text:p>
          </table:table-cell>
          <table:table-cell office:value-type="float" office:value="43243072">
            <text:p>43243072</text:p>
          </table:table-cell>
        </table:table-row>
        <table:table-row table:style-name="ro1">
          <table:table-cell office:value-type="float" office:value="496001">
            <text:p>496001</text:p>
          </table:table-cell>
          <table:table-cell office:value-type="float" office:value="43912644">
            <text:p>43912644</text:p>
          </table:table-cell>
        </table:table-row>
        <table:table-row table:style-name="ro1">
          <table:table-cell office:value-type="float" office:value="497001">
            <text:p>497001</text:p>
          </table:table-cell>
          <table:table-cell office:value-type="float" office:value="45651939">
            <text:p>45651939</text:p>
          </table:table-cell>
        </table:table-row>
        <table:table-row table:style-name="ro1">
          <table:table-cell office:value-type="float" office:value="498001">
            <text:p>498001</text:p>
          </table:table-cell>
          <table:table-cell office:value-type="float" office:value="45266326">
            <text:p>45266326</text:p>
          </table:table-cell>
        </table:table-row>
        <table:table-row table:style-name="ro1">
          <table:table-cell office:value-type="float" office:value="499001">
            <text:p>499001</text:p>
          </table:table-cell>
          <table:table-cell office:value-type="float" office:value="44547373">
            <text:p>44547373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garjuna pamu</meta:initial-creator>
    <meta:creation-date>2014-04-24T20:37:10</meta:creation-date>
    <dc:date>2014-04-24T20:38:26</dc:date>
    <dc:creator>Nagarjuna pamu</dc:creator>
    <meta:editing-duration>P0D</meta:editing-duration>
    <meta:editing-cycles>1</meta:editing-cycles>
    <meta:document-statistic meta:table-count="3" meta:cell-count="1000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952cm" style:legend-expansion="high" chart:style-name="ch2"/>
        <chart:plot-area chart:style-name="ch3" table:cell-range-address="Sheet1.A1:Sheet1.B500" svg:x="0.77cm" svg:y="0.855cm" svg:width="11.738cm" svg:height="7.545cm">
          <chartooo:coordinate-region svg:x="2.503cm" svg:y="1.054cm" svg:width="9.803cm" svg:height="6.3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500" chart:class="chart:line">
            <chart:data-point chart:repeated="500"/>
          </chart:series>
          <chart:series chart:style-name="ch7" chart:values-cell-range-address="Sheet1.B1:Sheet1.B500" chart:class="chart:line">
            <chart:data-point chart:repeated="5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500</svg:desc>
                </draw:g>
              </table:table-cell>
              <table:table-cell office:value-type="float" office:value="3995">
                <text:p>3995</text:p>
                <draw:g>
                  <svg:desc>Sheet1.B1:Sheet1.B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1">
                <text:p>1001</text:p>
              </table:table-cell>
              <table:table-cell office:value-type="float" office:value="12705">
                <text:p>127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1">
                <text:p>2001</text:p>
              </table:table-cell>
              <table:table-cell office:value-type="float" office:value="9682">
                <text:p>96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1">
                <text:p>3001</text:p>
              </table:table-cell>
              <table:table-cell office:value-type="float" office:value="15339">
                <text:p>153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1">
                <text:p>4001</text:p>
              </table:table-cell>
              <table:table-cell office:value-type="float" office:value="31714">
                <text:p>317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1">
                <text:p>5001</text:p>
              </table:table-cell>
              <table:table-cell office:value-type="float" office:value="49614">
                <text:p>496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1">
                <text:p>6001</text:p>
              </table:table-cell>
              <table:table-cell office:value-type="float" office:value="145937">
                <text:p>1459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1">
                <text:p>7001</text:p>
              </table:table-cell>
              <table:table-cell office:value-type="float" office:value="91584">
                <text:p>915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1">
                <text:p>8001</text:p>
              </table:table-cell>
              <table:table-cell office:value-type="float" office:value="132465">
                <text:p>1324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1">
                <text:p>9001</text:p>
              </table:table-cell>
              <table:table-cell office:value-type="float" office:value="186691">
                <text:p>1866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1">
                <text:p>10001</text:p>
              </table:table-cell>
              <table:table-cell office:value-type="float" office:value="247273">
                <text:p>2472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1">
                <text:p>11001</text:p>
              </table:table-cell>
              <table:table-cell office:value-type="float" office:value="300653">
                <text:p>3006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1">
                <text:p>12001</text:p>
              </table:table-cell>
              <table:table-cell office:value-type="float" office:value="299066">
                <text:p>2990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1">
                <text:p>13001</text:p>
              </table:table-cell>
              <table:table-cell office:value-type="float" office:value="38553">
                <text:p>385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1">
                <text:p>14001</text:p>
              </table:table-cell>
              <table:table-cell office:value-type="float" office:value="92640">
                <text:p>926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1">
                <text:p>15001</text:p>
              </table:table-cell>
              <table:table-cell office:value-type="float" office:value="49674">
                <text:p>496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1">
                <text:p>16001</text:p>
              </table:table-cell>
              <table:table-cell office:value-type="float" office:value="54983">
                <text:p>549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1">
                <text:p>17001</text:p>
              </table:table-cell>
              <table:table-cell office:value-type="float" office:value="62449">
                <text:p>624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1">
                <text:p>18001</text:p>
              </table:table-cell>
              <table:table-cell office:value-type="float" office:value="67604">
                <text:p>676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1">
                <text:p>19001</text:p>
              </table:table-cell>
              <table:table-cell office:value-type="float" office:value="80160">
                <text:p>801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1">
                <text:p>20001</text:p>
              </table:table-cell>
              <table:table-cell office:value-type="float" office:value="85478">
                <text:p>854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1">
                <text:p>21001</text:p>
              </table:table-cell>
              <table:table-cell office:value-type="float" office:value="98630">
                <text:p>9863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1">
                <text:p>22001</text:p>
              </table:table-cell>
              <table:table-cell office:value-type="float" office:value="100554">
                <text:p>1005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1">
                <text:p>23001</text:p>
              </table:table-cell>
              <table:table-cell office:value-type="float" office:value="106588">
                <text:p>1065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1">
                <text:p>24001</text:p>
              </table:table-cell>
              <table:table-cell office:value-type="float" office:value="116087">
                <text:p>1160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1">
                <text:p>25001</text:p>
              </table:table-cell>
              <table:table-cell office:value-type="float" office:value="129536">
                <text:p>1295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1">
                <text:p>26001</text:p>
              </table:table-cell>
              <table:table-cell office:value-type="float" office:value="134804">
                <text:p>1348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1">
                <text:p>27001</text:p>
              </table:table-cell>
              <table:table-cell office:value-type="float" office:value="139379">
                <text:p>1393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1">
                <text:p>28001</text:p>
              </table:table-cell>
              <table:table-cell office:value-type="float" office:value="159053">
                <text:p>1590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1">
                <text:p>29001</text:p>
              </table:table-cell>
              <table:table-cell office:value-type="float" office:value="176285">
                <text:p>1762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1">
                <text:p>30001</text:p>
              </table:table-cell>
              <table:table-cell office:value-type="float" office:value="182418">
                <text:p>1824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1">
                <text:p>31001</text:p>
              </table:table-cell>
              <table:table-cell office:value-type="float" office:value="191199">
                <text:p>1911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1">
                <text:p>32001</text:p>
              </table:table-cell>
              <table:table-cell office:value-type="float" office:value="193058">
                <text:p>1930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1">
                <text:p>33001</text:p>
              </table:table-cell>
              <table:table-cell office:value-type="float" office:value="216358">
                <text:p>2163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1">
                <text:p>34001</text:p>
              </table:table-cell>
              <table:table-cell office:value-type="float" office:value="217433">
                <text:p>2174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1">
                <text:p>35001</text:p>
              </table:table-cell>
              <table:table-cell office:value-type="float" office:value="227110">
                <text:p>22711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1">
                <text:p>36001</text:p>
              </table:table-cell>
              <table:table-cell office:value-type="float" office:value="249538">
                <text:p>2495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1">
                <text:p>37001</text:p>
              </table:table-cell>
              <table:table-cell office:value-type="float" office:value="258619">
                <text:p>2586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1">
                <text:p>38001</text:p>
              </table:table-cell>
              <table:table-cell office:value-type="float" office:value="282805">
                <text:p>2828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1">
                <text:p>39001</text:p>
              </table:table-cell>
              <table:table-cell office:value-type="float" office:value="292200">
                <text:p>2922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1">
                <text:p>40001</text:p>
              </table:table-cell>
              <table:table-cell office:value-type="float" office:value="312742">
                <text:p>3127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01">
                <text:p>41001</text:p>
              </table:table-cell>
              <table:table-cell office:value-type="float" office:value="372742">
                <text:p>3727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1">
                <text:p>42001</text:p>
              </table:table-cell>
              <table:table-cell office:value-type="float" office:value="332242">
                <text:p>3322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01">
                <text:p>43001</text:p>
              </table:table-cell>
              <table:table-cell office:value-type="float" office:value="364433">
                <text:p>3644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01">
                <text:p>44001</text:p>
              </table:table-cell>
              <table:table-cell office:value-type="float" office:value="352568">
                <text:p>3525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01">
                <text:p>45001</text:p>
              </table:table-cell>
              <table:table-cell office:value-type="float" office:value="412824">
                <text:p>4128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01">
                <text:p>46001</text:p>
              </table:table-cell>
              <table:table-cell office:value-type="float" office:value="490208">
                <text:p>4902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01">
                <text:p>47001</text:p>
              </table:table-cell>
              <table:table-cell office:value-type="float" office:value="449861">
                <text:p>4498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01">
                <text:p>48001</text:p>
              </table:table-cell>
              <table:table-cell office:value-type="float" office:value="484783">
                <text:p>4847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1">
                <text:p>49001</text:p>
              </table:table-cell>
              <table:table-cell office:value-type="float" office:value="508168">
                <text:p>5081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01">
                <text:p>50001</text:p>
              </table:table-cell>
              <table:table-cell office:value-type="float" office:value="497095">
                <text:p>4970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01">
                <text:p>51001</text:p>
              </table:table-cell>
              <table:table-cell office:value-type="float" office:value="548263">
                <text:p>5482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01">
                <text:p>52001</text:p>
              </table:table-cell>
              <table:table-cell office:value-type="float" office:value="552296">
                <text:p>5522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01">
                <text:p>53001</text:p>
              </table:table-cell>
              <table:table-cell office:value-type="float" office:value="571222">
                <text:p>5712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01">
                <text:p>54001</text:p>
              </table:table-cell>
              <table:table-cell office:value-type="float" office:value="584271">
                <text:p>5842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01">
                <text:p>55001</text:p>
              </table:table-cell>
              <table:table-cell office:value-type="float" office:value="609800">
                <text:p>6098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01">
                <text:p>56001</text:p>
              </table:table-cell>
              <table:table-cell office:value-type="float" office:value="648988">
                <text:p>6489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01">
                <text:p>57001</text:p>
              </table:table-cell>
              <table:table-cell office:value-type="float" office:value="650410">
                <text:p>65041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01">
                <text:p>58001</text:p>
              </table:table-cell>
              <table:table-cell office:value-type="float" office:value="642318">
                <text:p>6423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01">
                <text:p>59001</text:p>
              </table:table-cell>
              <table:table-cell office:value-type="float" office:value="704919">
                <text:p>7049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01">
                <text:p>60001</text:p>
              </table:table-cell>
              <table:table-cell office:value-type="float" office:value="693214">
                <text:p>6932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01">
                <text:p>61001</text:p>
              </table:table-cell>
              <table:table-cell office:value-type="float" office:value="746072">
                <text:p>7460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01">
                <text:p>62001</text:p>
              </table:table-cell>
              <table:table-cell office:value-type="float" office:value="710442">
                <text:p>7104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01">
                <text:p>63001</text:p>
              </table:table-cell>
              <table:table-cell office:value-type="float" office:value="757033">
                <text:p>7570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01">
                <text:p>64001</text:p>
              </table:table-cell>
              <table:table-cell office:value-type="float" office:value="786356">
                <text:p>7863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01">
                <text:p>65001</text:p>
              </table:table-cell>
              <table:table-cell office:value-type="float" office:value="839417">
                <text:p>8394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01">
                <text:p>66001</text:p>
              </table:table-cell>
              <table:table-cell office:value-type="float" office:value="830939">
                <text:p>8309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01">
                <text:p>67001</text:p>
              </table:table-cell>
              <table:table-cell office:value-type="float" office:value="863849">
                <text:p>8638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01">
                <text:p>68001</text:p>
              </table:table-cell>
              <table:table-cell office:value-type="float" office:value="850683">
                <text:p>8506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01">
                <text:p>69001</text:p>
              </table:table-cell>
              <table:table-cell office:value-type="float" office:value="879473">
                <text:p>87947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01">
                <text:p>70001</text:p>
              </table:table-cell>
              <table:table-cell office:value-type="float" office:value="911848">
                <text:p>9118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01">
                <text:p>71001</text:p>
              </table:table-cell>
              <table:table-cell office:value-type="float" office:value="934459">
                <text:p>9344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01">
                <text:p>72001</text:p>
              </table:table-cell>
              <table:table-cell office:value-type="float" office:value="979222">
                <text:p>9792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01">
                <text:p>73001</text:p>
              </table:table-cell>
              <table:table-cell office:value-type="float" office:value="1135171">
                <text:p>113517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01">
                <text:p>74001</text:p>
              </table:table-cell>
              <table:table-cell office:value-type="float" office:value="1004164">
                <text:p>10041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01">
                <text:p>75001</text:p>
              </table:table-cell>
              <table:table-cell office:value-type="float" office:value="1052183">
                <text:p>10521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01">
                <text:p>76001</text:p>
              </table:table-cell>
              <table:table-cell office:value-type="float" office:value="1060641">
                <text:p>10606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01">
                <text:p>77001</text:p>
              </table:table-cell>
              <table:table-cell office:value-type="float" office:value="1066745">
                <text:p>10667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01">
                <text:p>78001</text:p>
              </table:table-cell>
              <table:table-cell office:value-type="float" office:value="1136579">
                <text:p>11365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01">
                <text:p>79001</text:p>
              </table:table-cell>
              <table:table-cell office:value-type="float" office:value="1164153">
                <text:p>11641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01">
                <text:p>80001</text:p>
              </table:table-cell>
              <table:table-cell office:value-type="float" office:value="1367625">
                <text:p>13676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01">
                <text:p>81001</text:p>
              </table:table-cell>
              <table:table-cell office:value-type="float" office:value="1167144">
                <text:p>11671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01">
                <text:p>82001</text:p>
              </table:table-cell>
              <table:table-cell office:value-type="float" office:value="1263069">
                <text:p>12630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01">
                <text:p>83001</text:p>
              </table:table-cell>
              <table:table-cell office:value-type="float" office:value="1240393">
                <text:p>12403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01">
                <text:p>84001</text:p>
              </table:table-cell>
              <table:table-cell office:value-type="float" office:value="1303988">
                <text:p>13039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01">
                <text:p>85001</text:p>
              </table:table-cell>
              <table:table-cell office:value-type="float" office:value="1305547">
                <text:p>13055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01">
                <text:p>86001</text:p>
              </table:table-cell>
              <table:table-cell office:value-type="float" office:value="1339237">
                <text:p>13392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01">
                <text:p>87001</text:p>
              </table:table-cell>
              <table:table-cell office:value-type="float" office:value="1378285">
                <text:p>13782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01">
                <text:p>88001</text:p>
              </table:table-cell>
              <table:table-cell office:value-type="float" office:value="1430400">
                <text:p>14304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01">
                <text:p>89001</text:p>
              </table:table-cell>
              <table:table-cell office:value-type="float" office:value="1409496">
                <text:p>14094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01">
                <text:p>90001</text:p>
              </table:table-cell>
              <table:table-cell office:value-type="float" office:value="1461914">
                <text:p>14619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01">
                <text:p>91001</text:p>
              </table:table-cell>
              <table:table-cell office:value-type="float" office:value="1489653">
                <text:p>14896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01">
                <text:p>92001</text:p>
              </table:table-cell>
              <table:table-cell office:value-type="float" office:value="1535328">
                <text:p>15353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01">
                <text:p>93001</text:p>
              </table:table-cell>
              <table:table-cell office:value-type="float" office:value="1601335">
                <text:p>16013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01">
                <text:p>94001</text:p>
              </table:table-cell>
              <table:table-cell office:value-type="float" office:value="1690825">
                <text:p>16908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01">
                <text:p>95001</text:p>
              </table:table-cell>
              <table:table-cell office:value-type="float" office:value="1689993">
                <text:p>168999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01">
                <text:p>96001</text:p>
              </table:table-cell>
              <table:table-cell office:value-type="float" office:value="1705134">
                <text:p>17051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01">
                <text:p>97001</text:p>
              </table:table-cell>
              <table:table-cell office:value-type="float" office:value="1667169">
                <text:p>166716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01">
                <text:p>98001</text:p>
              </table:table-cell>
              <table:table-cell office:value-type="float" office:value="1703806">
                <text:p>17038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01">
                <text:p>99001</text:p>
              </table:table-cell>
              <table:table-cell office:value-type="float" office:value="1813545">
                <text:p>18135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01">
                <text:p>100001</text:p>
              </table:table-cell>
              <table:table-cell office:value-type="float" office:value="1889523">
                <text:p>18895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01">
                <text:p>101001</text:p>
              </table:table-cell>
              <table:table-cell office:value-type="float" office:value="2020209">
                <text:p>202020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01">
                <text:p>102001</text:p>
              </table:table-cell>
              <table:table-cell office:value-type="float" office:value="2064280">
                <text:p>206428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01">
                <text:p>103001</text:p>
              </table:table-cell>
              <table:table-cell office:value-type="float" office:value="1918631">
                <text:p>19186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01">
                <text:p>104001</text:p>
              </table:table-cell>
              <table:table-cell office:value-type="float" office:value="1967294">
                <text:p>196729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01">
                <text:p>105001</text:p>
              </table:table-cell>
              <table:table-cell office:value-type="float" office:value="1984570">
                <text:p>198457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01">
                <text:p>106001</text:p>
              </table:table-cell>
              <table:table-cell office:value-type="float" office:value="2061232">
                <text:p>20612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01">
                <text:p>107001</text:p>
              </table:table-cell>
              <table:table-cell office:value-type="float" office:value="2103139">
                <text:p>210313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01">
                <text:p>108001</text:p>
              </table:table-cell>
              <table:table-cell office:value-type="float" office:value="2149618">
                <text:p>21496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01">
                <text:p>109001</text:p>
              </table:table-cell>
              <table:table-cell office:value-type="float" office:value="2161807">
                <text:p>216180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01">
                <text:p>110001</text:p>
              </table:table-cell>
              <table:table-cell office:value-type="float" office:value="2208201">
                <text:p>220820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01">
                <text:p>111001</text:p>
              </table:table-cell>
              <table:table-cell office:value-type="float" office:value="2257653">
                <text:p>225765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01">
                <text:p>112001</text:p>
              </table:table-cell>
              <table:table-cell office:value-type="float" office:value="2295032">
                <text:p>229503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01">
                <text:p>113001</text:p>
              </table:table-cell>
              <table:table-cell office:value-type="float" office:value="2316613">
                <text:p>231661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01">
                <text:p>114001</text:p>
              </table:table-cell>
              <table:table-cell office:value-type="float" office:value="2417050">
                <text:p>241705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01">
                <text:p>115001</text:p>
              </table:table-cell>
              <table:table-cell office:value-type="float" office:value="2386008">
                <text:p>238600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01">
                <text:p>116001</text:p>
              </table:table-cell>
              <table:table-cell office:value-type="float" office:value="2531624">
                <text:p>25316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01">
                <text:p>117001</text:p>
              </table:table-cell>
              <table:table-cell office:value-type="float" office:value="2434880">
                <text:p>243488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01">
                <text:p>118001</text:p>
              </table:table-cell>
              <table:table-cell office:value-type="float" office:value="2505480">
                <text:p>250548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01">
                <text:p>119001</text:p>
              </table:table-cell>
              <table:table-cell office:value-type="float" office:value="2612973">
                <text:p>261297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01">
                <text:p>120001</text:p>
              </table:table-cell>
              <table:table-cell office:value-type="float" office:value="2654796">
                <text:p>265479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01">
                <text:p>121001</text:p>
              </table:table-cell>
              <table:table-cell office:value-type="float" office:value="2649527">
                <text:p>264952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01">
                <text:p>122001</text:p>
              </table:table-cell>
              <table:table-cell office:value-type="float" office:value="2677275">
                <text:p>26772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01">
                <text:p>123001</text:p>
              </table:table-cell>
              <table:table-cell office:value-type="float" office:value="2783472">
                <text:p>278347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01">
                <text:p>124001</text:p>
              </table:table-cell>
              <table:table-cell office:value-type="float" office:value="2780962">
                <text:p>27809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01">
                <text:p>125001</text:p>
              </table:table-cell>
              <table:table-cell office:value-type="float" office:value="2797758">
                <text:p>279775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01">
                <text:p>126001</text:p>
              </table:table-cell>
              <table:table-cell office:value-type="float" office:value="2849618">
                <text:p>28496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01">
                <text:p>127001</text:p>
              </table:table-cell>
              <table:table-cell office:value-type="float" office:value="2873144">
                <text:p>28731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01">
                <text:p>128001</text:p>
              </table:table-cell>
              <table:table-cell office:value-type="float" office:value="3066823">
                <text:p>306682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01">
                <text:p>129001</text:p>
              </table:table-cell>
              <table:table-cell office:value-type="float" office:value="3178764">
                <text:p>317876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01">
                <text:p>130001</text:p>
              </table:table-cell>
              <table:table-cell office:value-type="float" office:value="3173632">
                <text:p>317363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01">
                <text:p>131001</text:p>
              </table:table-cell>
              <table:table-cell office:value-type="float" office:value="3176967">
                <text:p>31769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01">
                <text:p>132001</text:p>
              </table:table-cell>
              <table:table-cell office:value-type="float" office:value="3164592">
                <text:p>316459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01">
                <text:p>133001</text:p>
              </table:table-cell>
              <table:table-cell office:value-type="float" office:value="3111186">
                <text:p>311118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01">
                <text:p>134001</text:p>
              </table:table-cell>
              <table:table-cell office:value-type="float" office:value="3238590">
                <text:p>323859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01">
                <text:p>135001</text:p>
              </table:table-cell>
              <table:table-cell office:value-type="float" office:value="3356978">
                <text:p>335697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01">
                <text:p>136001</text:p>
              </table:table-cell>
              <table:table-cell office:value-type="float" office:value="3448665">
                <text:p>344866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01">
                <text:p>137001</text:p>
              </table:table-cell>
              <table:table-cell office:value-type="float" office:value="3504110">
                <text:p>350411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01">
                <text:p>138001</text:p>
              </table:table-cell>
              <table:table-cell office:value-type="float" office:value="3432736">
                <text:p>343273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01">
                <text:p>139001</text:p>
              </table:table-cell>
              <table:table-cell office:value-type="float" office:value="4003558">
                <text:p>400355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01">
                <text:p>140001</text:p>
              </table:table-cell>
              <table:table-cell office:value-type="float" office:value="3503660">
                <text:p>350366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01">
                <text:p>141001</text:p>
              </table:table-cell>
              <table:table-cell office:value-type="float" office:value="3494043">
                <text:p>349404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01">
                <text:p>142001</text:p>
              </table:table-cell>
              <table:table-cell office:value-type="float" office:value="3623897">
                <text:p>362389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01">
                <text:p>143001</text:p>
              </table:table-cell>
              <table:table-cell office:value-type="float" office:value="3792947">
                <text:p>379294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01">
                <text:p>144001</text:p>
              </table:table-cell>
              <table:table-cell office:value-type="float" office:value="4003736">
                <text:p>40037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01">
                <text:p>145001</text:p>
              </table:table-cell>
              <table:table-cell office:value-type="float" office:value="4099506">
                <text:p>409950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01">
                <text:p>146001</text:p>
              </table:table-cell>
              <table:table-cell office:value-type="float" office:value="3951535">
                <text:p>395153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01">
                <text:p>147001</text:p>
              </table:table-cell>
              <table:table-cell office:value-type="float" office:value="3915398">
                <text:p>391539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01">
                <text:p>148001</text:p>
              </table:table-cell>
              <table:table-cell office:value-type="float" office:value="4082907">
                <text:p>408290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01">
                <text:p>149001</text:p>
              </table:table-cell>
              <table:table-cell office:value-type="float" office:value="4156121">
                <text:p>415612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01">
                <text:p>150001</text:p>
              </table:table-cell>
              <table:table-cell office:value-type="float" office:value="4330337">
                <text:p>433033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01">
                <text:p>151001</text:p>
              </table:table-cell>
              <table:table-cell office:value-type="float" office:value="4266734">
                <text:p>426673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01">
                <text:p>152001</text:p>
              </table:table-cell>
              <table:table-cell office:value-type="float" office:value="4260855">
                <text:p>426085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01">
                <text:p>153001</text:p>
              </table:table-cell>
              <table:table-cell office:value-type="float" office:value="4304166">
                <text:p>430416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01">
                <text:p>154001</text:p>
              </table:table-cell>
              <table:table-cell office:value-type="float" office:value="4367839">
                <text:p>436783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01">
                <text:p>155001</text:p>
              </table:table-cell>
              <table:table-cell office:value-type="float" office:value="4254801">
                <text:p>425480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01">
                <text:p>156001</text:p>
              </table:table-cell>
              <table:table-cell office:value-type="float" office:value="4396000">
                <text:p>439600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01">
                <text:p>157001</text:p>
              </table:table-cell>
              <table:table-cell office:value-type="float" office:value="4442534">
                <text:p>444253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01">
                <text:p>158001</text:p>
              </table:table-cell>
              <table:table-cell office:value-type="float" office:value="4454559">
                <text:p>445455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01">
                <text:p>159001</text:p>
              </table:table-cell>
              <table:table-cell office:value-type="float" office:value="4501024">
                <text:p>450102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01">
                <text:p>160001</text:p>
              </table:table-cell>
              <table:table-cell office:value-type="float" office:value="4827262">
                <text:p>48272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01">
                <text:p>161001</text:p>
              </table:table-cell>
              <table:table-cell office:value-type="float" office:value="4604286">
                <text:p>460428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01">
                <text:p>162001</text:p>
              </table:table-cell>
              <table:table-cell office:value-type="float" office:value="4730825">
                <text:p>47308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01">
                <text:p>163001</text:p>
              </table:table-cell>
              <table:table-cell office:value-type="float" office:value="4784867">
                <text:p>47848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01">
                <text:p>164001</text:p>
              </table:table-cell>
              <table:table-cell office:value-type="float" office:value="4846861">
                <text:p>484686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01">
                <text:p>165001</text:p>
              </table:table-cell>
              <table:table-cell office:value-type="float" office:value="4888503">
                <text:p>488850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01">
                <text:p>166001</text:p>
              </table:table-cell>
              <table:table-cell office:value-type="float" office:value="4986501">
                <text:p>49865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01">
                <text:p>167001</text:p>
              </table:table-cell>
              <table:table-cell office:value-type="float" office:value="4983579">
                <text:p>498357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01">
                <text:p>168001</text:p>
              </table:table-cell>
              <table:table-cell office:value-type="float" office:value="5014017">
                <text:p>501401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01">
                <text:p>169001</text:p>
              </table:table-cell>
              <table:table-cell office:value-type="float" office:value="5057752">
                <text:p>505775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01">
                <text:p>170001</text:p>
              </table:table-cell>
              <table:table-cell office:value-type="float" office:value="5443199">
                <text:p>544319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01">
                <text:p>171001</text:p>
              </table:table-cell>
              <table:table-cell office:value-type="float" office:value="5261137">
                <text:p>526113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01">
                <text:p>172001</text:p>
              </table:table-cell>
              <table:table-cell office:value-type="float" office:value="5481586">
                <text:p>548158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01">
                <text:p>173001</text:p>
              </table:table-cell>
              <table:table-cell office:value-type="float" office:value="5686675">
                <text:p>568667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01">
                <text:p>174001</text:p>
              </table:table-cell>
              <table:table-cell office:value-type="float" office:value="5715410">
                <text:p>571541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01">
                <text:p>175001</text:p>
              </table:table-cell>
              <table:table-cell office:value-type="float" office:value="5617119">
                <text:p>561711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01">
                <text:p>176001</text:p>
              </table:table-cell>
              <table:table-cell office:value-type="float" office:value="5758894">
                <text:p>57588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01">
                <text:p>177001</text:p>
              </table:table-cell>
              <table:table-cell office:value-type="float" office:value="6730309">
                <text:p>673030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01">
                <text:p>178001</text:p>
              </table:table-cell>
              <table:table-cell office:value-type="float" office:value="5731033">
                <text:p>57310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01">
                <text:p>179001</text:p>
              </table:table-cell>
              <table:table-cell office:value-type="float" office:value="5847520">
                <text:p>584752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01">
                <text:p>180001</text:p>
              </table:table-cell>
              <table:table-cell office:value-type="float" office:value="5844732">
                <text:p>584473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01">
                <text:p>181001</text:p>
              </table:table-cell>
              <table:table-cell office:value-type="float" office:value="5904511">
                <text:p>590451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01">
                <text:p>182001</text:p>
              </table:table-cell>
              <table:table-cell office:value-type="float" office:value="5930525">
                <text:p>59305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01">
                <text:p>183001</text:p>
              </table:table-cell>
              <table:table-cell office:value-type="float" office:value="5996373">
                <text:p>599637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01">
                <text:p>184001</text:p>
              </table:table-cell>
              <table:table-cell office:value-type="float" office:value="6014308">
                <text:p>601430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01">
                <text:p>185001</text:p>
              </table:table-cell>
              <table:table-cell office:value-type="float" office:value="6111839">
                <text:p>611183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01">
                <text:p>186001</text:p>
              </table:table-cell>
              <table:table-cell office:value-type="float" office:value="6237290">
                <text:p>623729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01">
                <text:p>187001</text:p>
              </table:table-cell>
              <table:table-cell office:value-type="float" office:value="6479202">
                <text:p>647920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01">
                <text:p>188001</text:p>
              </table:table-cell>
              <table:table-cell office:value-type="float" office:value="6573104">
                <text:p>657310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01">
                <text:p>189001</text:p>
              </table:table-cell>
              <table:table-cell office:value-type="float" office:value="6692795">
                <text:p>66927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01">
                <text:p>190001</text:p>
              </table:table-cell>
              <table:table-cell office:value-type="float" office:value="6794173">
                <text:p>679417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01">
                <text:p>191001</text:p>
              </table:table-cell>
              <table:table-cell office:value-type="float" office:value="6739262">
                <text:p>673926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01">
                <text:p>192001</text:p>
              </table:table-cell>
              <table:table-cell office:value-type="float" office:value="7086189">
                <text:p>708618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01">
                <text:p>193001</text:p>
              </table:table-cell>
              <table:table-cell office:value-type="float" office:value="6958991">
                <text:p>695899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01">
                <text:p>194001</text:p>
              </table:table-cell>
              <table:table-cell office:value-type="float" office:value="11406025">
                <text:p>114060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01">
                <text:p>195001</text:p>
              </table:table-cell>
              <table:table-cell office:value-type="float" office:value="8631756">
                <text:p>863175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01">
                <text:p>196001</text:p>
              </table:table-cell>
              <table:table-cell office:value-type="float" office:value="7427449">
                <text:p>742744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01">
                <text:p>197001</text:p>
              </table:table-cell>
              <table:table-cell office:value-type="float" office:value="6938125">
                <text:p>693812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01">
                <text:p>198001</text:p>
              </table:table-cell>
              <table:table-cell office:value-type="float" office:value="7040729">
                <text:p>704072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01">
                <text:p>199001</text:p>
              </table:table-cell>
              <table:table-cell office:value-type="float" office:value="7012019">
                <text:p>701201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01">
                <text:p>200001</text:p>
              </table:table-cell>
              <table:table-cell office:value-type="float" office:value="7061282">
                <text:p>706128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001">
                <text:p>201001</text:p>
              </table:table-cell>
              <table:table-cell office:value-type="float" office:value="7156428">
                <text:p>715642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001">
                <text:p>202001</text:p>
              </table:table-cell>
              <table:table-cell office:value-type="float" office:value="7267752">
                <text:p>726775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001">
                <text:p>203001</text:p>
              </table:table-cell>
              <table:table-cell office:value-type="float" office:value="7375012">
                <text:p>737501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001">
                <text:p>204001</text:p>
              </table:table-cell>
              <table:table-cell office:value-type="float" office:value="7433854">
                <text:p>743385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001">
                <text:p>205001</text:p>
              </table:table-cell>
              <table:table-cell office:value-type="float" office:value="7620910">
                <text:p>762091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001">
                <text:p>206001</text:p>
              </table:table-cell>
              <table:table-cell office:value-type="float" office:value="7682532">
                <text:p>768253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001">
                <text:p>207001</text:p>
              </table:table-cell>
              <table:table-cell office:value-type="float" office:value="7641600">
                <text:p>764160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001">
                <text:p>208001</text:p>
              </table:table-cell>
              <table:table-cell office:value-type="float" office:value="7702363">
                <text:p>770236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001">
                <text:p>209001</text:p>
              </table:table-cell>
              <table:table-cell office:value-type="float" office:value="7871768">
                <text:p>787176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001">
                <text:p>210001</text:p>
              </table:table-cell>
              <table:table-cell office:value-type="float" office:value="7809723">
                <text:p>780972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001">
                <text:p>211001</text:p>
              </table:table-cell>
              <table:table-cell office:value-type="float" office:value="7776665">
                <text:p>777666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001">
                <text:p>212001</text:p>
              </table:table-cell>
              <table:table-cell office:value-type="float" office:value="8364329">
                <text:p>836432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001">
                <text:p>213001</text:p>
              </table:table-cell>
              <table:table-cell office:value-type="float" office:value="8383164">
                <text:p>838316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001">
                <text:p>214001</text:p>
              </table:table-cell>
              <table:table-cell office:value-type="float" office:value="8578315">
                <text:p>857831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001">
                <text:p>215001</text:p>
              </table:table-cell>
              <table:table-cell office:value-type="float" office:value="8714291">
                <text:p>871429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001">
                <text:p>216001</text:p>
              </table:table-cell>
              <table:table-cell office:value-type="float" office:value="8582341">
                <text:p>858234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001">
                <text:p>217001</text:p>
              </table:table-cell>
              <table:table-cell office:value-type="float" office:value="8454814">
                <text:p>845481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001">
                <text:p>218001</text:p>
              </table:table-cell>
              <table:table-cell office:value-type="float" office:value="8496291">
                <text:p>849629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001">
                <text:p>219001</text:p>
              </table:table-cell>
              <table:table-cell office:value-type="float" office:value="8620617">
                <text:p>862061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001">
                <text:p>220001</text:p>
              </table:table-cell>
              <table:table-cell office:value-type="float" office:value="8759721">
                <text:p>875972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001">
                <text:p>221001</text:p>
              </table:table-cell>
              <table:table-cell office:value-type="float" office:value="8722935">
                <text:p>872293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001">
                <text:p>222001</text:p>
              </table:table-cell>
              <table:table-cell office:value-type="float" office:value="9045272">
                <text:p>904527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001">
                <text:p>223001</text:p>
              </table:table-cell>
              <table:table-cell office:value-type="float" office:value="8958723">
                <text:p>895872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001">
                <text:p>224001</text:p>
              </table:table-cell>
              <table:table-cell office:value-type="float" office:value="9141991">
                <text:p>914199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001">
                <text:p>225001</text:p>
              </table:table-cell>
              <table:table-cell office:value-type="float" office:value="9103938">
                <text:p>910393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001">
                <text:p>226001</text:p>
              </table:table-cell>
              <table:table-cell office:value-type="float" office:value="9096850">
                <text:p>909685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001">
                <text:p>227001</text:p>
              </table:table-cell>
              <table:table-cell office:value-type="float" office:value="9220323">
                <text:p>922032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001">
                <text:p>228001</text:p>
              </table:table-cell>
              <table:table-cell office:value-type="float" office:value="9239633">
                <text:p>923963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001">
                <text:p>229001</text:p>
              </table:table-cell>
              <table:table-cell office:value-type="float" office:value="9367220">
                <text:p>936722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001">
                <text:p>230001</text:p>
              </table:table-cell>
              <table:table-cell office:value-type="float" office:value="9565131">
                <text:p>956513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001">
                <text:p>231001</text:p>
              </table:table-cell>
              <table:table-cell office:value-type="float" office:value="9346231">
                <text:p>934623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001">
                <text:p>232001</text:p>
              </table:table-cell>
              <table:table-cell office:value-type="float" office:value="9514800">
                <text:p>951480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001">
                <text:p>233001</text:p>
              </table:table-cell>
              <table:table-cell office:value-type="float" office:value="9524313">
                <text:p>952431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001">
                <text:p>234001</text:p>
              </table:table-cell>
              <table:table-cell office:value-type="float" office:value="9818251">
                <text:p>981825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001">
                <text:p>235001</text:p>
              </table:table-cell>
              <table:table-cell office:value-type="float" office:value="10360992">
                <text:p>1036099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001">
                <text:p>236001</text:p>
              </table:table-cell>
              <table:table-cell office:value-type="float" office:value="10364467">
                <text:p>1036446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001">
                <text:p>237001</text:p>
              </table:table-cell>
              <table:table-cell office:value-type="float" office:value="10473651">
                <text:p>1047365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001">
                <text:p>238001</text:p>
              </table:table-cell>
              <table:table-cell office:value-type="float" office:value="10460098">
                <text:p>1046009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001">
                <text:p>239001</text:p>
              </table:table-cell>
              <table:table-cell office:value-type="float" office:value="10519648">
                <text:p>1051964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001">
                <text:p>240001</text:p>
              </table:table-cell>
              <table:table-cell office:value-type="float" office:value="10308415">
                <text:p>1030841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001">
                <text:p>241001</text:p>
              </table:table-cell>
              <table:table-cell office:value-type="float" office:value="10323889">
                <text:p>1032388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001">
                <text:p>242001</text:p>
              </table:table-cell>
              <table:table-cell office:value-type="float" office:value="10480071">
                <text:p>1048007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001">
                <text:p>243001</text:p>
              </table:table-cell>
              <table:table-cell office:value-type="float" office:value="10390496">
                <text:p>1039049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001">
                <text:p>244001</text:p>
              </table:table-cell>
              <table:table-cell office:value-type="float" office:value="11281077">
                <text:p>1128107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001">
                <text:p>245001</text:p>
              </table:table-cell>
              <table:table-cell office:value-type="float" office:value="11058250">
                <text:p>1105825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001">
                <text:p>246001</text:p>
              </table:table-cell>
              <table:table-cell office:value-type="float" office:value="11428286">
                <text:p>1142828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001">
                <text:p>247001</text:p>
              </table:table-cell>
              <table:table-cell office:value-type="float" office:value="10876505">
                <text:p>1087650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001">
                <text:p>248001</text:p>
              </table:table-cell>
              <table:table-cell office:value-type="float" office:value="11005593">
                <text:p>1100559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001">
                <text:p>249001</text:p>
              </table:table-cell>
              <table:table-cell office:value-type="float" office:value="11235611">
                <text:p>1123561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001">
                <text:p>250001</text:p>
              </table:table-cell>
              <table:table-cell office:value-type="float" office:value="11134913">
                <text:p>1113491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001">
                <text:p>251001</text:p>
              </table:table-cell>
              <table:table-cell office:value-type="float" office:value="11289925">
                <text:p>1128992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001">
                <text:p>252001</text:p>
              </table:table-cell>
              <table:table-cell office:value-type="float" office:value="11581599">
                <text:p>1158159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001">
                <text:p>253001</text:p>
              </table:table-cell>
              <table:table-cell office:value-type="float" office:value="11933185">
                <text:p>1193318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001">
                <text:p>254001</text:p>
              </table:table-cell>
              <table:table-cell office:value-type="float" office:value="11782585">
                <text:p>1178258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001">
                <text:p>255001</text:p>
              </table:table-cell>
              <table:table-cell office:value-type="float" office:value="11483983">
                <text:p>1148398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001">
                <text:p>256001</text:p>
              </table:table-cell>
              <table:table-cell office:value-type="float" office:value="11712305">
                <text:p>1171230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001">
                <text:p>257001</text:p>
              </table:table-cell>
              <table:table-cell office:value-type="float" office:value="11759049">
                <text:p>1175904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001">
                <text:p>258001</text:p>
              </table:table-cell>
              <table:table-cell office:value-type="float" office:value="11830836">
                <text:p>1183083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001">
                <text:p>259001</text:p>
              </table:table-cell>
              <table:table-cell office:value-type="float" office:value="12014342">
                <text:p>1201434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001">
                <text:p>260001</text:p>
              </table:table-cell>
              <table:table-cell office:value-type="float" office:value="11961392">
                <text:p>1196139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001">
                <text:p>261001</text:p>
              </table:table-cell>
              <table:table-cell office:value-type="float" office:value="12499255">
                <text:p>1249925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001">
                <text:p>262001</text:p>
              </table:table-cell>
              <table:table-cell office:value-type="float" office:value="12534178">
                <text:p>1253417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001">
                <text:p>263001</text:p>
              </table:table-cell>
              <table:table-cell office:value-type="float" office:value="12664802">
                <text:p>1266480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001">
                <text:p>264001</text:p>
              </table:table-cell>
              <table:table-cell office:value-type="float" office:value="12384985">
                <text:p>1238498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001">
                <text:p>265001</text:p>
              </table:table-cell>
              <table:table-cell office:value-type="float" office:value="12577089">
                <text:p>1257708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001">
                <text:p>266001</text:p>
              </table:table-cell>
              <table:table-cell office:value-type="float" office:value="12649065">
                <text:p>1264906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001">
                <text:p>267001</text:p>
              </table:table-cell>
              <table:table-cell office:value-type="float" office:value="12765055">
                <text:p>1276505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001">
                <text:p>268001</text:p>
              </table:table-cell>
              <table:table-cell office:value-type="float" office:value="13096412">
                <text:p>1309641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001">
                <text:p>269001</text:p>
              </table:table-cell>
              <table:table-cell office:value-type="float" office:value="13490533">
                <text:p>1349053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001">
                <text:p>270001</text:p>
              </table:table-cell>
              <table:table-cell office:value-type="float" office:value="13083776">
                <text:p>1308377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001">
                <text:p>271001</text:p>
              </table:table-cell>
              <table:table-cell office:value-type="float" office:value="13294599">
                <text:p>1329459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001">
                <text:p>272001</text:p>
              </table:table-cell>
              <table:table-cell office:value-type="float" office:value="13106029">
                <text:p>1310602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001">
                <text:p>273001</text:p>
              </table:table-cell>
              <table:table-cell office:value-type="float" office:value="13368252">
                <text:p>1336825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001">
                <text:p>274001</text:p>
              </table:table-cell>
              <table:table-cell office:value-type="float" office:value="13087480">
                <text:p>1308748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001">
                <text:p>275001</text:p>
              </table:table-cell>
              <table:table-cell office:value-type="float" office:value="13263045">
                <text:p>1326304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001">
                <text:p>276001</text:p>
              </table:table-cell>
              <table:table-cell office:value-type="float" office:value="13705505">
                <text:p>1370550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001">
                <text:p>277001</text:p>
              </table:table-cell>
              <table:table-cell office:value-type="float" office:value="14155914">
                <text:p>1415591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001">
                <text:p>278001</text:p>
              </table:table-cell>
              <table:table-cell office:value-type="float" office:value="14507762">
                <text:p>1450776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001">
                <text:p>279001</text:p>
              </table:table-cell>
              <table:table-cell office:value-type="float" office:value="14021264">
                <text:p>1402126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001">
                <text:p>280001</text:p>
              </table:table-cell>
              <table:table-cell office:value-type="float" office:value="14157139">
                <text:p>1415713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001">
                <text:p>281001</text:p>
              </table:table-cell>
              <table:table-cell office:value-type="float" office:value="14182773">
                <text:p>1418277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001">
                <text:p>282001</text:p>
              </table:table-cell>
              <table:table-cell office:value-type="float" office:value="14166924">
                <text:p>1416692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001">
                <text:p>283001</text:p>
              </table:table-cell>
              <table:table-cell office:value-type="float" office:value="14544015">
                <text:p>1454401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001">
                <text:p>284001</text:p>
              </table:table-cell>
              <table:table-cell office:value-type="float" office:value="14897753">
                <text:p>1489775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001">
                <text:p>285001</text:p>
              </table:table-cell>
              <table:table-cell office:value-type="float" office:value="15498497">
                <text:p>1549849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001">
                <text:p>286001</text:p>
              </table:table-cell>
              <table:table-cell office:value-type="float" office:value="15354982">
                <text:p>1535498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001">
                <text:p>287001</text:p>
              </table:table-cell>
              <table:table-cell office:value-type="float" office:value="14876139">
                <text:p>1487613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001">
                <text:p>288001</text:p>
              </table:table-cell>
              <table:table-cell office:value-type="float" office:value="14905983">
                <text:p>1490598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001">
                <text:p>289001</text:p>
              </table:table-cell>
              <table:table-cell office:value-type="float" office:value="14998143">
                <text:p>1499814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001">
                <text:p>290001</text:p>
              </table:table-cell>
              <table:table-cell office:value-type="float" office:value="15781043">
                <text:p>1578104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001">
                <text:p>291001</text:p>
              </table:table-cell>
              <table:table-cell office:value-type="float" office:value="15647160">
                <text:p>1564716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001">
                <text:p>292001</text:p>
              </table:table-cell>
              <table:table-cell office:value-type="float" office:value="15101356">
                <text:p>1510135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001">
                <text:p>293001</text:p>
              </table:table-cell>
              <table:table-cell office:value-type="float" office:value="15083762">
                <text:p>1508376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001">
                <text:p>294001</text:p>
              </table:table-cell>
              <table:table-cell office:value-type="float" office:value="15266183">
                <text:p>1526618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001">
                <text:p>295001</text:p>
              </table:table-cell>
              <table:table-cell office:value-type="float" office:value="15621119">
                <text:p>1562111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001">
                <text:p>296001</text:p>
              </table:table-cell>
              <table:table-cell office:value-type="float" office:value="15567369">
                <text:p>1556736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001">
                <text:p>297001</text:p>
              </table:table-cell>
              <table:table-cell office:value-type="float" office:value="16250070">
                <text:p>1625007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001">
                <text:p>298001</text:p>
              </table:table-cell>
              <table:table-cell office:value-type="float" office:value="16410658">
                <text:p>1641065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001">
                <text:p>299001</text:p>
              </table:table-cell>
              <table:table-cell office:value-type="float" office:value="16083579">
                <text:p>1608357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001">
                <text:p>300001</text:p>
              </table:table-cell>
              <table:table-cell office:value-type="float" office:value="15762172">
                <text:p>1576217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001">
                <text:p>301001</text:p>
              </table:table-cell>
              <table:table-cell office:value-type="float" office:value="16013708">
                <text:p>1601370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001">
                <text:p>302001</text:p>
              </table:table-cell>
              <table:table-cell office:value-type="float" office:value="16452709">
                <text:p>1645270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001">
                <text:p>303001</text:p>
              </table:table-cell>
              <table:table-cell office:value-type="float" office:value="17074161">
                <text:p>1707416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001">
                <text:p>304001</text:p>
              </table:table-cell>
              <table:table-cell office:value-type="float" office:value="16755261">
                <text:p>1675526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001">
                <text:p>305001</text:p>
              </table:table-cell>
              <table:table-cell office:value-type="float" office:value="16415897">
                <text:p>1641589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001">
                <text:p>306001</text:p>
              </table:table-cell>
              <table:table-cell office:value-type="float" office:value="16652527">
                <text:p>1665252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001">
                <text:p>307001</text:p>
              </table:table-cell>
              <table:table-cell office:value-type="float" office:value="16741480">
                <text:p>1674148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001">
                <text:p>308001</text:p>
              </table:table-cell>
              <table:table-cell office:value-type="float" office:value="17049476">
                <text:p>1704947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001">
                <text:p>309001</text:p>
              </table:table-cell>
              <table:table-cell office:value-type="float" office:value="17447814">
                <text:p>1744781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001">
                <text:p>310001</text:p>
              </table:table-cell>
              <table:table-cell office:value-type="float" office:value="17542450">
                <text:p>1754245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001">
                <text:p>311001</text:p>
              </table:table-cell>
              <table:table-cell office:value-type="float" office:value="17363496">
                <text:p>1736349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001">
                <text:p>312001</text:p>
              </table:table-cell>
              <table:table-cell office:value-type="float" office:value="17423809">
                <text:p>1742380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001">
                <text:p>313001</text:p>
              </table:table-cell>
              <table:table-cell office:value-type="float" office:value="17558457">
                <text:p>1755845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001">
                <text:p>314001</text:p>
              </table:table-cell>
              <table:table-cell office:value-type="float" office:value="18113253">
                <text:p>1811325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001">
                <text:p>315001</text:p>
              </table:table-cell>
              <table:table-cell office:value-type="float" office:value="17800550">
                <text:p>1780055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001">
                <text:p>316001</text:p>
              </table:table-cell>
              <table:table-cell office:value-type="float" office:value="17659885">
                <text:p>1765988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001">
                <text:p>317001</text:p>
              </table:table-cell>
              <table:table-cell office:value-type="float" office:value="18011517">
                <text:p>1801151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001">
                <text:p>318001</text:p>
              </table:table-cell>
              <table:table-cell office:value-type="float" office:value="17777721">
                <text:p>1777772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001">
                <text:p>319001</text:p>
              </table:table-cell>
              <table:table-cell office:value-type="float" office:value="18205049">
                <text:p>1820504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001">
                <text:p>320001</text:p>
              </table:table-cell>
              <table:table-cell office:value-type="float" office:value="18603034">
                <text:p>1860303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001">
                <text:p>321001</text:p>
              </table:table-cell>
              <table:table-cell office:value-type="float" office:value="18495449">
                <text:p>1849544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001">
                <text:p>322001</text:p>
              </table:table-cell>
              <table:table-cell office:value-type="float" office:value="18273290">
                <text:p>1827329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001">
                <text:p>323001</text:p>
              </table:table-cell>
              <table:table-cell office:value-type="float" office:value="18361660">
                <text:p>1836166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001">
                <text:p>324001</text:p>
              </table:table-cell>
              <table:table-cell office:value-type="float" office:value="18798988">
                <text:p>1879898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001">
                <text:p>325001</text:p>
              </table:table-cell>
              <table:table-cell office:value-type="float" office:value="18957836">
                <text:p>1895783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001">
                <text:p>326001</text:p>
              </table:table-cell>
              <table:table-cell office:value-type="float" office:value="19346403">
                <text:p>1934640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001">
                <text:p>327001</text:p>
              </table:table-cell>
              <table:table-cell office:value-type="float" office:value="19706170">
                <text:p>1970617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001">
                <text:p>328001</text:p>
              </table:table-cell>
              <table:table-cell office:value-type="float" office:value="19000213">
                <text:p>1900021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001">
                <text:p>329001</text:p>
              </table:table-cell>
              <table:table-cell office:value-type="float" office:value="19262827">
                <text:p>1926282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001">
                <text:p>330001</text:p>
              </table:table-cell>
              <table:table-cell office:value-type="float" office:value="19577250">
                <text:p>1957725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001">
                <text:p>331001</text:p>
              </table:table-cell>
              <table:table-cell office:value-type="float" office:value="20017530">
                <text:p>2001753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001">
                <text:p>332001</text:p>
              </table:table-cell>
              <table:table-cell office:value-type="float" office:value="19838827">
                <text:p>1983882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001">
                <text:p>333001</text:p>
              </table:table-cell>
              <table:table-cell office:value-type="float" office:value="19885667">
                <text:p>1988566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001">
                <text:p>334001</text:p>
              </table:table-cell>
              <table:table-cell office:value-type="float" office:value="19816757">
                <text:p>1981675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001">
                <text:p>335001</text:p>
              </table:table-cell>
              <table:table-cell office:value-type="float" office:value="19969676">
                <text:p>1996967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001">
                <text:p>336001</text:p>
              </table:table-cell>
              <table:table-cell office:value-type="float" office:value="20657650">
                <text:p>2065765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001">
                <text:p>337001</text:p>
              </table:table-cell>
              <table:table-cell office:value-type="float" office:value="21034479">
                <text:p>2103447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001">
                <text:p>338001</text:p>
              </table:table-cell>
              <table:table-cell office:value-type="float" office:value="21287352">
                <text:p>2128735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001">
                <text:p>339001</text:p>
              </table:table-cell>
              <table:table-cell office:value-type="float" office:value="20745210">
                <text:p>2074521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001">
                <text:p>340001</text:p>
              </table:table-cell>
              <table:table-cell office:value-type="float" office:value="20966275">
                <text:p>2096627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001">
                <text:p>341001</text:p>
              </table:table-cell>
              <table:table-cell office:value-type="float" office:value="20998523">
                <text:p>2099852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001">
                <text:p>342001</text:p>
              </table:table-cell>
              <table:table-cell office:value-type="float" office:value="20832218">
                <text:p>2083221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001">
                <text:p>343001</text:p>
              </table:table-cell>
              <table:table-cell office:value-type="float" office:value="21099606">
                <text:p>2109960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001">
                <text:p>344001</text:p>
              </table:table-cell>
              <table:table-cell office:value-type="float" office:value="21037686">
                <text:p>2103768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001">
                <text:p>345001</text:p>
              </table:table-cell>
              <table:table-cell office:value-type="float" office:value="21537350">
                <text:p>2153735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001">
                <text:p>346001</text:p>
              </table:table-cell>
              <table:table-cell office:value-type="float" office:value="21882991">
                <text:p>2188299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001">
                <text:p>347001</text:p>
              </table:table-cell>
              <table:table-cell office:value-type="float" office:value="21546252">
                <text:p>2154625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001">
                <text:p>348001</text:p>
              </table:table-cell>
              <table:table-cell office:value-type="float" office:value="21927545">
                <text:p>2192754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001">
                <text:p>349001</text:p>
              </table:table-cell>
              <table:table-cell office:value-type="float" office:value="21744849">
                <text:p>2174484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001">
                <text:p>350001</text:p>
              </table:table-cell>
              <table:table-cell office:value-type="float" office:value="21635148">
                <text:p>2163514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001">
                <text:p>351001</text:p>
              </table:table-cell>
              <table:table-cell office:value-type="float" office:value="22641960">
                <text:p>2264196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001">
                <text:p>352001</text:p>
              </table:table-cell>
              <table:table-cell office:value-type="float" office:value="22292566">
                <text:p>2229256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001">
                <text:p>353001</text:p>
              </table:table-cell>
              <table:table-cell office:value-type="float" office:value="22040781">
                <text:p>2204078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001">
                <text:p>354001</text:p>
              </table:table-cell>
              <table:table-cell office:value-type="float" office:value="22474739">
                <text:p>2247473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001">
                <text:p>355001</text:p>
              </table:table-cell>
              <table:table-cell office:value-type="float" office:value="22919058">
                <text:p>2291905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001">
                <text:p>356001</text:p>
              </table:table-cell>
              <table:table-cell office:value-type="float" office:value="23322763">
                <text:p>2332276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001">
                <text:p>357001</text:p>
              </table:table-cell>
              <table:table-cell office:value-type="float" office:value="23355762">
                <text:p>2335576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001">
                <text:p>358001</text:p>
              </table:table-cell>
              <table:table-cell office:value-type="float" office:value="22907122">
                <text:p>2290712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001">
                <text:p>359001</text:p>
              </table:table-cell>
              <table:table-cell office:value-type="float" office:value="23494709">
                <text:p>2349470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001">
                <text:p>360001</text:p>
              </table:table-cell>
              <table:table-cell office:value-type="float" office:value="24549529">
                <text:p>2454952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001">
                <text:p>361001</text:p>
              </table:table-cell>
              <table:table-cell office:value-type="float" office:value="23403891">
                <text:p>2340389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001">
                <text:p>362001</text:p>
              </table:table-cell>
              <table:table-cell office:value-type="float" office:value="23406983">
                <text:p>2340698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001">
                <text:p>363001</text:p>
              </table:table-cell>
              <table:table-cell office:value-type="float" office:value="23721804">
                <text:p>2372180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001">
                <text:p>364001</text:p>
              </table:table-cell>
              <table:table-cell office:value-type="float" office:value="23542383">
                <text:p>2354238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001">
                <text:p>365001</text:p>
              </table:table-cell>
              <table:table-cell office:value-type="float" office:value="23664803">
                <text:p>2366480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001">
                <text:p>366001</text:p>
              </table:table-cell>
              <table:table-cell office:value-type="float" office:value="24951923">
                <text:p>2495192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001">
                <text:p>367001</text:p>
              </table:table-cell>
              <table:table-cell office:value-type="float" office:value="24782037">
                <text:p>2478203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001">
                <text:p>368001</text:p>
              </table:table-cell>
              <table:table-cell office:value-type="float" office:value="24094075">
                <text:p>2409407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001">
                <text:p>369001</text:p>
              </table:table-cell>
              <table:table-cell office:value-type="float" office:value="40299947">
                <text:p>4029994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001">
                <text:p>370001</text:p>
              </table:table-cell>
              <table:table-cell office:value-type="float" office:value="25967695">
                <text:p>2596769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001">
                <text:p>371001</text:p>
              </table:table-cell>
              <table:table-cell office:value-type="float" office:value="24662427">
                <text:p>2466242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001">
                <text:p>372001</text:p>
              </table:table-cell>
              <table:table-cell office:value-type="float" office:value="24718142">
                <text:p>2471814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001">
                <text:p>373001</text:p>
              </table:table-cell>
              <table:table-cell office:value-type="float" office:value="25152002">
                <text:p>2515200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001">
                <text:p>374001</text:p>
              </table:table-cell>
              <table:table-cell office:value-type="float" office:value="24280256">
                <text:p>2428025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001">
                <text:p>375001</text:p>
              </table:table-cell>
              <table:table-cell office:value-type="float" office:value="25414354">
                <text:p>2541435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001">
                <text:p>376001</text:p>
              </table:table-cell>
              <table:table-cell office:value-type="float" office:value="26611166">
                <text:p>2661116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001">
                <text:p>377001</text:p>
              </table:table-cell>
              <table:table-cell office:value-type="float" office:value="26445784">
                <text:p>2644578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001">
                <text:p>378001</text:p>
              </table:table-cell>
              <table:table-cell office:value-type="float" office:value="25579952">
                <text:p>2557995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001">
                <text:p>379001</text:p>
              </table:table-cell>
              <table:table-cell office:value-type="float" office:value="25576099">
                <text:p>2557609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001">
                <text:p>380001</text:p>
              </table:table-cell>
              <table:table-cell office:value-type="float" office:value="25630760">
                <text:p>2563076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001">
                <text:p>381001</text:p>
              </table:table-cell>
              <table:table-cell office:value-type="float" office:value="25989609">
                <text:p>2598960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001">
                <text:p>382001</text:p>
              </table:table-cell>
              <table:table-cell office:value-type="float" office:value="26233519">
                <text:p>2623351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001">
                <text:p>383001</text:p>
              </table:table-cell>
              <table:table-cell office:value-type="float" office:value="25974553">
                <text:p>2597455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001">
                <text:p>384001</text:p>
              </table:table-cell>
              <table:table-cell office:value-type="float" office:value="26215788">
                <text:p>2621578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001">
                <text:p>385001</text:p>
              </table:table-cell>
              <table:table-cell office:value-type="float" office:value="26540703">
                <text:p>2654070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001">
                <text:p>386001</text:p>
              </table:table-cell>
              <table:table-cell office:value-type="float" office:value="26545673">
                <text:p>2654567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001">
                <text:p>387001</text:p>
              </table:table-cell>
              <table:table-cell office:value-type="float" office:value="26958998">
                <text:p>2695899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001">
                <text:p>388001</text:p>
              </table:table-cell>
              <table:table-cell office:value-type="float" office:value="26721381">
                <text:p>2672138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001">
                <text:p>389001</text:p>
              </table:table-cell>
              <table:table-cell office:value-type="float" office:value="26739641">
                <text:p>2673964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001">
                <text:p>390001</text:p>
              </table:table-cell>
              <table:table-cell office:value-type="float" office:value="27066134">
                <text:p>2706613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001">
                <text:p>391001</text:p>
              </table:table-cell>
              <table:table-cell office:value-type="float" office:value="26912983">
                <text:p>2691298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001">
                <text:p>392001</text:p>
              </table:table-cell>
              <table:table-cell office:value-type="float" office:value="27760262">
                <text:p>2776026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001">
                <text:p>393001</text:p>
              </table:table-cell>
              <table:table-cell office:value-type="float" office:value="27307197">
                <text:p>2730719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001">
                <text:p>394001</text:p>
              </table:table-cell>
              <table:table-cell office:value-type="float" office:value="27485808">
                <text:p>2748580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001">
                <text:p>395001</text:p>
              </table:table-cell>
              <table:table-cell office:value-type="float" office:value="27907052">
                <text:p>2790705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001">
                <text:p>396001</text:p>
              </table:table-cell>
              <table:table-cell office:value-type="float" office:value="27973055">
                <text:p>2797305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001">
                <text:p>397001</text:p>
              </table:table-cell>
              <table:table-cell office:value-type="float" office:value="28017575">
                <text:p>2801757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001">
                <text:p>398001</text:p>
              </table:table-cell>
              <table:table-cell office:value-type="float" office:value="28399375">
                <text:p>2839937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001">
                <text:p>399001</text:p>
              </table:table-cell>
              <table:table-cell office:value-type="float" office:value="28928073">
                <text:p>2892807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001">
                <text:p>400001</text:p>
              </table:table-cell>
              <table:table-cell office:value-type="float" office:value="28330187">
                <text:p>2833018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001">
                <text:p>401001</text:p>
              </table:table-cell>
              <table:table-cell office:value-type="float" office:value="28866121">
                <text:p>2886612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001">
                <text:p>402001</text:p>
              </table:table-cell>
              <table:table-cell office:value-type="float" office:value="28889729">
                <text:p>2888972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001">
                <text:p>403001</text:p>
              </table:table-cell>
              <table:table-cell office:value-type="float" office:value="28857476">
                <text:p>2885747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001">
                <text:p>404001</text:p>
              </table:table-cell>
              <table:table-cell office:value-type="float" office:value="29301028">
                <text:p>2930102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001">
                <text:p>405001</text:p>
              </table:table-cell>
              <table:table-cell office:value-type="float" office:value="29741478">
                <text:p>2974147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001">
                <text:p>406001</text:p>
              </table:table-cell>
              <table:table-cell office:value-type="float" office:value="29475949">
                <text:p>2947594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001">
                <text:p>407001</text:p>
              </table:table-cell>
              <table:table-cell office:value-type="float" office:value="29411623">
                <text:p>2941162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001">
                <text:p>408001</text:p>
              </table:table-cell>
              <table:table-cell office:value-type="float" office:value="30153020">
                <text:p>3015302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001">
                <text:p>409001</text:p>
              </table:table-cell>
              <table:table-cell office:value-type="float" office:value="29858445">
                <text:p>2985844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001">
                <text:p>410001</text:p>
              </table:table-cell>
              <table:table-cell office:value-type="float" office:value="29644245">
                <text:p>2964424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001">
                <text:p>411001</text:p>
              </table:table-cell>
              <table:table-cell office:value-type="float" office:value="30325573">
                <text:p>3032557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001">
                <text:p>412001</text:p>
              </table:table-cell>
              <table:table-cell office:value-type="float" office:value="30275424">
                <text:p>3027542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001">
                <text:p>413001</text:p>
              </table:table-cell>
              <table:table-cell office:value-type="float" office:value="31529437">
                <text:p>3152943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001">
                <text:p>414001</text:p>
              </table:table-cell>
              <table:table-cell office:value-type="float" office:value="32106022">
                <text:p>3210602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001">
                <text:p>415001</text:p>
              </table:table-cell>
              <table:table-cell office:value-type="float" office:value="31650909">
                <text:p>3165090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001">
                <text:p>416001</text:p>
              </table:table-cell>
              <table:table-cell office:value-type="float" office:value="30652084">
                <text:p>3065208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001">
                <text:p>417001</text:p>
              </table:table-cell>
              <table:table-cell office:value-type="float" office:value="30866028">
                <text:p>3086602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001">
                <text:p>418001</text:p>
              </table:table-cell>
              <table:table-cell office:value-type="float" office:value="31281803">
                <text:p>3128180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001">
                <text:p>419001</text:p>
              </table:table-cell>
              <table:table-cell office:value-type="float" office:value="31249658">
                <text:p>3124965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001">
                <text:p>420001</text:p>
              </table:table-cell>
              <table:table-cell office:value-type="float" office:value="31239576">
                <text:p>3123957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001">
                <text:p>421001</text:p>
              </table:table-cell>
              <table:table-cell office:value-type="float" office:value="31545901">
                <text:p>3154590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001">
                <text:p>422001</text:p>
              </table:table-cell>
              <table:table-cell office:value-type="float" office:value="32083536">
                <text:p>3208353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001">
                <text:p>423001</text:p>
              </table:table-cell>
              <table:table-cell office:value-type="float" office:value="31751529">
                <text:p>3175152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001">
                <text:p>424001</text:p>
              </table:table-cell>
              <table:table-cell office:value-type="float" office:value="31899971">
                <text:p>3189997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001">
                <text:p>425001</text:p>
              </table:table-cell>
              <table:table-cell office:value-type="float" office:value="32360682">
                <text:p>3236068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001">
                <text:p>426001</text:p>
              </table:table-cell>
              <table:table-cell office:value-type="float" office:value="32921944">
                <text:p>3292194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001">
                <text:p>427001</text:p>
              </table:table-cell>
              <table:table-cell office:value-type="float" office:value="33424423">
                <text:p>3342442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001">
                <text:p>428001</text:p>
              </table:table-cell>
              <table:table-cell office:value-type="float" office:value="32650580">
                <text:p>3265058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001">
                <text:p>429001</text:p>
              </table:table-cell>
              <table:table-cell office:value-type="float" office:value="33161208">
                <text:p>3316120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001">
                <text:p>430001</text:p>
              </table:table-cell>
              <table:table-cell office:value-type="float" office:value="32825177">
                <text:p>3282517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001">
                <text:p>431001</text:p>
              </table:table-cell>
              <table:table-cell office:value-type="float" office:value="33122599">
                <text:p>3312259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001">
                <text:p>432001</text:p>
              </table:table-cell>
              <table:table-cell office:value-type="float" office:value="33336720">
                <text:p>3333672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001">
                <text:p>433001</text:p>
              </table:table-cell>
              <table:table-cell office:value-type="float" office:value="34235363">
                <text:p>3423536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001">
                <text:p>434001</text:p>
              </table:table-cell>
              <table:table-cell office:value-type="float" office:value="35677787">
                <text:p>3567778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001">
                <text:p>435001</text:p>
              </table:table-cell>
              <table:table-cell office:value-type="float" office:value="34231226">
                <text:p>3423122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001">
                <text:p>436001</text:p>
              </table:table-cell>
              <table:table-cell office:value-type="float" office:value="34005255">
                <text:p>3400525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001">
                <text:p>437001</text:p>
              </table:table-cell>
              <table:table-cell office:value-type="float" office:value="34059100">
                <text:p>3405910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001">
                <text:p>438001</text:p>
              </table:table-cell>
              <table:table-cell office:value-type="float" office:value="34280347">
                <text:p>3428034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001">
                <text:p>439001</text:p>
              </table:table-cell>
              <table:table-cell office:value-type="float" office:value="34145365">
                <text:p>3414536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001">
                <text:p>440001</text:p>
              </table:table-cell>
              <table:table-cell office:value-type="float" office:value="34581527">
                <text:p>3458152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001">
                <text:p>441001</text:p>
              </table:table-cell>
              <table:table-cell office:value-type="float" office:value="35031657">
                <text:p>3503165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001">
                <text:p>442001</text:p>
              </table:table-cell>
              <table:table-cell office:value-type="float" office:value="35365538">
                <text:p>3536553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001">
                <text:p>443001</text:p>
              </table:table-cell>
              <table:table-cell office:value-type="float" office:value="35138059">
                <text:p>3513805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001">
                <text:p>444001</text:p>
              </table:table-cell>
              <table:table-cell office:value-type="float" office:value="34939330">
                <text:p>3493933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001">
                <text:p>445001</text:p>
              </table:table-cell>
              <table:table-cell office:value-type="float" office:value="35208856">
                <text:p>3520885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001">
                <text:p>446001</text:p>
              </table:table-cell>
              <table:table-cell office:value-type="float" office:value="35440668">
                <text:p>3544066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001">
                <text:p>447001</text:p>
              </table:table-cell>
              <table:table-cell office:value-type="float" office:value="35493187">
                <text:p>3549318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001">
                <text:p>448001</text:p>
              </table:table-cell>
              <table:table-cell office:value-type="float" office:value="36491340">
                <text:p>3649134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001">
                <text:p>449001</text:p>
              </table:table-cell>
              <table:table-cell office:value-type="float" office:value="37251587">
                <text:p>3725158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001">
                <text:p>450001</text:p>
              </table:table-cell>
              <table:table-cell office:value-type="float" office:value="35958950">
                <text:p>3595895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001">
                <text:p>451001</text:p>
              </table:table-cell>
              <table:table-cell office:value-type="float" office:value="36496614">
                <text:p>3649661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001">
                <text:p>452001</text:p>
              </table:table-cell>
              <table:table-cell office:value-type="float" office:value="36591090">
                <text:p>3659109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001">
                <text:p>453001</text:p>
              </table:table-cell>
              <table:table-cell office:value-type="float" office:value="36006148">
                <text:p>3600614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001">
                <text:p>454001</text:p>
              </table:table-cell>
              <table:table-cell office:value-type="float" office:value="36652763">
                <text:p>3665276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001">
                <text:p>455001</text:p>
              </table:table-cell>
              <table:table-cell office:value-type="float" office:value="37899246">
                <text:p>3789924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001">
                <text:p>456001</text:p>
              </table:table-cell>
              <table:table-cell office:value-type="float" office:value="37593157">
                <text:p>3759315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001">
                <text:p>457001</text:p>
              </table:table-cell>
              <table:table-cell office:value-type="float" office:value="37158560">
                <text:p>3715856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001">
                <text:p>458001</text:p>
              </table:table-cell>
              <table:table-cell office:value-type="float" office:value="37376038">
                <text:p>3737603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001">
                <text:p>459001</text:p>
              </table:table-cell>
              <table:table-cell office:value-type="float" office:value="37463482">
                <text:p>3746348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001">
                <text:p>460001</text:p>
              </table:table-cell>
              <table:table-cell office:value-type="float" office:value="38094995">
                <text:p>3809499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001">
                <text:p>461001</text:p>
              </table:table-cell>
              <table:table-cell office:value-type="float" office:value="38964397">
                <text:p>3896439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001">
                <text:p>462001</text:p>
              </table:table-cell>
              <table:table-cell office:value-type="float" office:value="40634633">
                <text:p>4063463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001">
                <text:p>463001</text:p>
              </table:table-cell>
              <table:table-cell office:value-type="float" office:value="38470507">
                <text:p>3847050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001">
                <text:p>464001</text:p>
              </table:table-cell>
              <table:table-cell office:value-type="float" office:value="38083223">
                <text:p>3808322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001">
                <text:p>465001</text:p>
              </table:table-cell>
              <table:table-cell office:value-type="float" office:value="38548692">
                <text:p>3854869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001">
                <text:p>466001</text:p>
              </table:table-cell>
              <table:table-cell office:value-type="float" office:value="38560568">
                <text:p>3856056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001">
                <text:p>467001</text:p>
              </table:table-cell>
              <table:table-cell office:value-type="float" office:value="39007976">
                <text:p>3900797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001">
                <text:p>468001</text:p>
              </table:table-cell>
              <table:table-cell office:value-type="float" office:value="39477013">
                <text:p>3947701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001">
                <text:p>469001</text:p>
              </table:table-cell>
              <table:table-cell office:value-type="float" office:value="39216570">
                <text:p>3921657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001">
                <text:p>470001</text:p>
              </table:table-cell>
              <table:table-cell office:value-type="float" office:value="39179834">
                <text:p>3917983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001">
                <text:p>471001</text:p>
              </table:table-cell>
              <table:table-cell office:value-type="float" office:value="39529179">
                <text:p>3952917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001">
                <text:p>472001</text:p>
              </table:table-cell>
              <table:table-cell office:value-type="float" office:value="39609949">
                <text:p>3960994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001">
                <text:p>473001</text:p>
              </table:table-cell>
              <table:table-cell office:value-type="float" office:value="39984730">
                <text:p>3998473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001">
                <text:p>474001</text:p>
              </table:table-cell>
              <table:table-cell office:value-type="float" office:value="43332775">
                <text:p>4333277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001">
                <text:p>475001</text:p>
              </table:table-cell>
              <table:table-cell office:value-type="float" office:value="48960883">
                <text:p>4896088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001">
                <text:p>476001</text:p>
              </table:table-cell>
              <table:table-cell office:value-type="float" office:value="41469579">
                <text:p>4146957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001">
                <text:p>477001</text:p>
              </table:table-cell>
              <table:table-cell office:value-type="float" office:value="42119487">
                <text:p>4211948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001">
                <text:p>478001</text:p>
              </table:table-cell>
              <table:table-cell office:value-type="float" office:value="42302884">
                <text:p>4230288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001">
                <text:p>479001</text:p>
              </table:table-cell>
              <table:table-cell office:value-type="float" office:value="42264061">
                <text:p>4226406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001">
                <text:p>480001</text:p>
              </table:table-cell>
              <table:table-cell office:value-type="float" office:value="42671012">
                <text:p>4267101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001">
                <text:p>481001</text:p>
              </table:table-cell>
              <table:table-cell office:value-type="float" office:value="42120996">
                <text:p>4212099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001">
                <text:p>482001</text:p>
              </table:table-cell>
              <table:table-cell office:value-type="float" office:value="53828552">
                <text:p>5382855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001">
                <text:p>483001</text:p>
              </table:table-cell>
              <table:table-cell office:value-type="float" office:value="41719822">
                <text:p>4171982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001">
                <text:p>484001</text:p>
              </table:table-cell>
              <table:table-cell office:value-type="float" office:value="41536926">
                <text:p>4153692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001">
                <text:p>485001</text:p>
              </table:table-cell>
              <table:table-cell office:value-type="float" office:value="42254893">
                <text:p>4225489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001">
                <text:p>486001</text:p>
              </table:table-cell>
              <table:table-cell office:value-type="float" office:value="44193216">
                <text:p>4419321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001">
                <text:p>487001</text:p>
              </table:table-cell>
              <table:table-cell office:value-type="float" office:value="43610894">
                <text:p>4361089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001">
                <text:p>488001</text:p>
              </table:table-cell>
              <table:table-cell office:value-type="float" office:value="43789975">
                <text:p>4378997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001">
                <text:p>489001</text:p>
              </table:table-cell>
              <table:table-cell office:value-type="float" office:value="43719750">
                <text:p>4371975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001">
                <text:p>490001</text:p>
              </table:table-cell>
              <table:table-cell office:value-type="float" office:value="43651902">
                <text:p>4365190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001">
                <text:p>491001</text:p>
              </table:table-cell>
              <table:table-cell office:value-type="float" office:value="44544730">
                <text:p>4454473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001">
                <text:p>492001</text:p>
              </table:table-cell>
              <table:table-cell office:value-type="float" office:value="43557245">
                <text:p>4355724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001">
                <text:p>493001</text:p>
              </table:table-cell>
              <table:table-cell office:value-type="float" office:value="43257261">
                <text:p>4325726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001">
                <text:p>494001</text:p>
              </table:table-cell>
              <table:table-cell office:value-type="float" office:value="44030494">
                <text:p>4403049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001">
                <text:p>495001</text:p>
              </table:table-cell>
              <table:table-cell office:value-type="float" office:value="43243072">
                <text:p>4324307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001">
                <text:p>496001</text:p>
              </table:table-cell>
              <table:table-cell office:value-type="float" office:value="43912644">
                <text:p>4391264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001">
                <text:p>497001</text:p>
              </table:table-cell>
              <table:table-cell office:value-type="float" office:value="45651939">
                <text:p>4565193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001">
                <text:p>498001</text:p>
              </table:table-cell>
              <table:table-cell office:value-type="float" office:value="45266326">
                <text:p>4526632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001">
                <text:p>499001</text:p>
              </table:table-cell>
              <table:table-cell office:value-type="float" office:value="44547373">
                <text:p>445473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